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Graph1/meta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" manifest:media-type="application/vnd.oasis.opendocument.chart"/>
  <manifest:file-entry manifest:full-path="Graph2/meta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Graph3/meta.xml" manifest:media-type="text/xml"/>
  <manifest:file-entry manifest:full-path="Graph3/content.xml" manifest:media-type="text/xml"/>
  <manifest:file-entry manifest:full-path="Graph3/styles.xml" manifest:media-type="text/xml"/>
  <manifest:file-entry manifest:full-path="Graph3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ph4/meta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styles.xml" manifest:media-type="text/xml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1/meta.xml" manifest:media-type="text/xml"/>
  <manifest:file-entry manifest:full-path="Object 51/content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54/meta.xml" manifest:media-type="text/xml"/>
  <manifest:file-entry manifest:full-path="Object 54/content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5.733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704cm"/>
    </style:style>
    <style:style style:name="co14" style:family="table-column">
      <style:table-column-properties fo:break-before="auto" style:column-width="5.846cm"/>
    </style:style>
    <style:style style:name="co15" style:family="table-column">
      <style:table-column-properties fo:break-before="auto" style:column-width="5.987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015cm"/>
    </style:style>
    <style:style style:name="co19" style:family="table-column">
      <style:table-column-properties fo:break-before="auto" style:column-width="5.958cm"/>
    </style:style>
    <style:style style:name="co20" style:family="table-column">
      <style:table-column-properties fo:break-before="auto" style:column-width="6.071cm"/>
    </style:style>
    <style:style style:name="co21" style:family="table-column">
      <style:table-column-properties fo:break-before="auto" style:column-width="6.126cm"/>
    </style:style>
    <style:style style:name="co22" style:family="table-column">
      <style:table-column-properties fo:break-before="auto" style:column-width="5.789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1.939cm"/>
    </style:style>
    <style:style style:name="co27" style:family="table-column">
      <style:table-column-properties fo:break-before="auto" style:column-width="2.4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db4o">
      <style:table-properties table:display="true" style:writing-mode="lr-tb"/>
    </style:style>
    <style:style style:name="ta2" style:family="table" style:master-page-name="orientdb">
      <style:table-properties table:display="true" style:writing-mode="lr-tb"/>
    </style:style>
    <style:style style:name="ta3" style:family="table" style:master-page-name="objectdb">
      <style:table-properties table:display="true" style:writing-mode="lr-tb"/>
    </style:style>
    <style:style style:name="ta4" style:family="table" style:master-page-name="vysledky_5f_obj">
      <style:table-properties table:display="true" style:writing-mode="lr-tb"/>
    </style:style>
    <style:style style:name="ta5" style:family="table" style:master-page-name="hb-hsql-f">
      <style:table-properties table:display="true" style:writing-mode="lr-tb"/>
    </style:style>
    <style:style style:name="ta6" style:family="table" style:master-page-name="hb-h2-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cs" number:country="CZ">
      <number:number number:min-integer-digits="1"/>
    </number:number-style>
    <number:percentage-style style:name="N10011" number:language="cs" number:country="CZ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6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b4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1" office:value-type="string">
            <text:p>Odchylka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Generování stromové struktury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1314">
            <text:p>1314</text:p>
          </table:table-cell>
          <table:table-cell table:style-name="Gnumeric-default" table:formula="of:=AVERAGE([.B2:.D2])" office:value-type="float" office:value="1229.66666666667">
            <text:p>1229,66666666667</text:p>
          </table:table-cell>
          <table:table-cell table:style-name="ce3" table:formula="of:=IF([.E2]=0;0;(STDEVPA([.B2];[.C2];[.D2])/[.E2]))" office:value-type="float" office:value="0.0613123727769074">
            <text:p>0,061312372776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kořene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AVERAGE([.B3:.D3])" office:value-type="float" office:value="130.333333333333">
            <text:p>130,333333333333</text:p>
          </table:table-cell>
          <table:table-cell table:style-name="ce3" table:formula="of:=IF([.E3]=0;0;(STDEVPA([.B3];[.C3];[.D3])/[.E3]))" office:value-type="float" office:value="0.0377616958062235">
            <text:p>0,0377616958062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Aktualizování kořene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3">
            <text:p>103</text:p>
          </table:table-cell>
          <table:table-cell table:style-name="Gnumeric-default" table:formula="of:=AVERAGE([.B4:.D4])" office:value-type="float" office:value="130.666666666667">
            <text:p>130,666666666667</text:p>
          </table:table-cell>
          <table:table-cell table:style-name="ce3" table:formula="of:=IF([.E4]=0;0;(STDEVPA([.B4];[.C4];[.D4])/[.E4]))" office:value-type="float" office:value="0.218644921808328">
            <text:p>0,218644921808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listů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3">
            <text:p>393</text:p>
          </table:table-cell>
          <table:table-cell table:style-name="Gnumeric-default" table:formula="of:=AVERAGE([.B5:.D5])" office:value-type="float" office:value="390.666666666667">
            <text:p>390,666666666667</text:p>
          </table:table-cell>
          <table:table-cell table:style-name="ce3" table:formula="of:=IF([.E5]=0;0;(STDEVPA([.B5];[.C5];[.D5])/[.E5]))" office:value-type="float" office:value="0.0223477830268068">
            <text:p>0,022347783026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řidání listů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table:formula="of:=AVERAGE([.B6:.D6])" office:value-type="float" office:value="971">
            <text:p>971</text:p>
          </table:table-cell>
          <table:table-cell table:style-name="ce3" table:formula="of:=IF([.E6]=0;0;(STDEVPA([.B6];[.C6];[.D6])/[.E6]))" office:value-type="float" office:value="0.0781749112846482">
            <text:p>0,078174911284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procházením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AVERAGE([.B7:.D7])" office:value-type="float" office:value="4.33333333333333">
            <text:p>4,3333333333333</text:p>
          </table:table-cell>
          <table:table-cell table:style-name="ce3" table:formula="of:=IF([.E7]=0;0;(STDEVPA([.B7];[.C7];[.D7])/[.E7]))" office:value-type="float" office:value="0.108785658644084">
            <text:p>0,108785658644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dotazem)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9">
            <text:p>129</text:p>
          </table:table-cell>
          <table:table-cell table:style-name="Gnumeric-default" table:formula="of:=AVERAGE([.B8:.D8])" office:value-type="float" office:value="118.666666666667">
            <text:p>118,666666666667</text:p>
          </table:table-cell>
          <table:table-cell table:style-name="ce3" table:formula="of:=IF([.E8]=0;0;(STDEVPA([.B8];[.C8];[.D8])/[.E8]))" office:value-type="float" office:value="0.080339042955478">
            <text:p>0,080339042955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ůchod strom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Binární strom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869">
            <text:p>869</text:p>
          </table:table-cell>
          <table:table-cell table:style-name="Gnumeric-default" table:formula="of:=AVERAGE([.B10:.D10])" office:value-type="float" office:value="865.666666666667">
            <text:p>865,666666666667</text:p>
          </table:table-cell>
          <table:table-cell table:style-name="ce3" table:formula="of:=IF([.E10]=0;0;(STDEVPA([.B10];[.C10];[.D10])/[.E10]))" office:value-type="float" office:value="0.00288152282385363">
            <text:p>0,002881522823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hození potomků kořene</text:p>
          </table:table-cell>
          <table:table-cell table:style-name="Gnumeric-default" office:value-type="float" office:value="678">
            <text:p>678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663">
            <text:p>663</text:p>
          </table:table-cell>
          <table:table-cell table:style-name="Gnumeric-default" table:formula="of:=AVERAGE([.B11:.D11])" office:value-type="float" office:value="663">
            <text:p>663</text:p>
          </table:table-cell>
          <table:table-cell table:style-name="ce3" table:formula="of:=IF([.E11]=0;0;(STDEVPA([.B11];[.C11];[.D11])/[.E11]))" office:value-type="float" office:value="0.0184727733241567">
            <text:p>0,0184727733242</text:p>
          </table:table-cell>
          <table:table-cell table:style-name="Gnumeric-default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formula="of:=AVERAGE([.B12:.D12])" office:value-type="float" office:value="0">
            <text:p>0</text:p>
          </table:table-cell>
          <table:table-cell table:style-name="ce3" table:formula="of:=IF([.E12]=0;0;(STDEVPA([.B12];[.C12];[.D12])/[.E12]))" office:value-type="float" office:value="0">
            <text:p>0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Výpočet výšky stromu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AVERAGE([.B13:.D13])" office:value-type="float" office:value="2.66666666666667">
            <text:p>2,6666666666667</text:p>
          </table:table-cell>
          <table:table-cell table:style-name="ce3" table:formula="of:=IF([.E13]=0;0;(STDEVPA([.B13];[.C13];[.D13])/[.E13]))" office:value-type="float" office:value="0.176776695296637">
            <text:p>0,176776695296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mazání stromu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97">
            <text:p>97</text:p>
          </table:table-cell>
          <table:table-cell table:style-name="Gnumeric-default" table:formula="of:=AVERAGE([.B14:.D14])" office:value-type="float" office:value="100.666666666667">
            <text:p>100,666666666667</text:p>
          </table:table-cell>
          <table:table-cell table:style-name="ce3" table:formula="of:=IF([.E14]=0;0;(STDEVPA([.B14];[.C14];[.D14])/[.E14]))" office:value-type="float" office:value="0.144258416627761">
            <text:p>0,144258416627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Celkem</text:p>
          </table:table-cell>
          <table:table-cell table:style-name="Gnumeric-default" table:formula="of:=SUM([.B2:.B14])" office:value-type="float" office:value="4429">
            <text:p>4429</text:p>
          </table:table-cell>
          <table:table-cell table:style-name="Gnumeric-default" table:formula="of:=SUM([.C2:.C14])" office:value-type="float" office:value="4617">
            <text:p>4617</text:p>
          </table:table-cell>
          <table:table-cell table:style-name="Gnumeric-default" table:formula="of:=SUM([.D2:.D14])" office:value-type="float" office:value="4777">
            <text:p>4777</text:p>
          </table:table-cell>
          <table:table-cell table:style-name="Gnumeric-default" table:formula="of:=AVERAGE([.B15:.D15])" office:value-type="float" office:value="4607.66666666667">
            <text:p>4607,66666666667</text:p>
          </table:table-cell>
          <table:table-cell table:style-name="ce3" table:formula="of:=IF([.E15]=0;0;(STDEVPA([.B15];[.C15];[.D15])/[.E15]))" office:value-type="float" office:value="0.0308667317740714">
            <text:p>0,0308667317741</text:p>
          </table:table-cell>
          <table:table-cell table:style-name="Gnumeric-default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>
            <draw:frame table:end-cell-address="db4o.J42" table:end-x="0.531cm" table:end-y="0.044cm" draw:z-index="0" draw:style-name="gr1" svg:width="22.123cm" svg:height="10.397cm" svg:x="0.111cm" svg:y="0.319cm">
              <draw:object draw:notify-on-update-of-ranges="db4o.B1:db4o.E1 db4o.A2:db4o.A2 db4o.B2:db4o.E2 db4o.A3:db4o.A3 db4o.B3:db4o.E3 db4o.A4:db4o.A4 db4o.B4:db4o.E4 db4o.A5:db4o.A5 db4o.B5:db4o.E5 db4o.A6:db4o.A6 db4o.B6:db4o.E6 db4o.A7:db4o.A7 db4o.B7:db4o.E7 db4o.A8:db4o.A8 db4o.B8:db4o.E8 db4o.A9:db4o.A9 db4o.B9:db4o.E9 db4o.A10:db4o.A10 db4o.B10:db4o.E10 db4o.A11:db4o.A11 db4o.B11:db4o.E11 db4o.A12:db4o.A12 db4o.B12:db4o.E12 db4o.A13:db4o.A13 db4o.B13:db4o.E13 db4o.A14:db4o.A14 db4o.B14:db4o.E14 db4o.A15:db4o.A15 db4o.B15:db4o.E15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5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db4o.$A$1" table:expression="#odkaz!"/>
          <table:named-expression table:name="Sheet_Title" table:base-cell-address="$db4o.$A$1" table:expression="&quot;db4o&quot;"/>
        </table:named-expressions>
      </table:table>
      <table:table table:name="orientdb" table:style-name="ta2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1190">
            <text:p>1190</text:p>
          </table:table-cell>
          <table:table-cell table:style-name="ce4" table:formula="of:=AVERAGE([.B2:.D2])" office:value-type="float" office:value="1190">
            <text:p>1190</text:p>
          </table:table-cell>
          <table:table-cell table:style-name="ce3" table:formula="of:=IF([.E2]=0;0;(STDEVPA([.B2];[.C2];[.D2])/[.E2]))" office:value-type="float" office:value="0.0260730000632383">
            <text:p>0,026073000063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85">
            <text:p>185</text:p>
          </table:table-cell>
          <table:table-cell table:style-name="ce4" table:formula="of:=AVERAGE([.B3:.D3])" office:value-type="float" office:value="178">
            <text:p>178</text:p>
          </table:table-cell>
          <table:table-cell table:style-name="ce3" table:formula="of:=IF([.E3]=0;0;(STDEVPA([.B3];[.C3];[.D3])/[.E3]))" office:value-type="float" office:value="0.0300793603075075">
            <text:p>0,030079360307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4:.D4])" office:value-type="float" office:value="0.666666666666667">
            <text:p>0,6666666666667</text:p>
          </table:table-cell>
          <table:table-cell table:style-name="ce3" table:formula="of:=IF([.E4]=0;0;(STDEVPA([.B4];[.C4];[.D4])/[.E4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82">
            <text:p>182</text:p>
          </table:table-cell>
          <table:table-cell table:style-name="ce4" table:formula="of:=AVERAGE([.B5:.D5])" office:value-type="float" office:value="175.666666666667">
            <text:p>175,666666666667</text:p>
          </table:table-cell>
          <table:table-cell table:style-name="ce3" table:formula="of:=IF([.E5]=0;0;(STDEVPA([.B5];[.C5];[.D5])/[.E5]))" office:value-type="float" office:value="0.0255991225108767">
            <text:p>0,02559912251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504">
            <text:p>1504</text:p>
          </table:table-cell>
          <table:table-cell table:style-name="ce4" table:formula="of:=AVERAGE([.B6:.D6])" office:value-type="float" office:value="1439.33333333333">
            <text:p>1439,33333333333</text:p>
          </table:table-cell>
          <table:table-cell table:style-name="ce3" table:formula="of:=IF([.E6]=0;0;(STDEVPA([.B6];[.C6];[.D6])/[.E6]))" office:value-type="float" office:value="0.0332004834413292">
            <text:p>0,033200483441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21">
            <text:p>421</text:p>
          </table:table-cell>
          <table:table-cell table:style-name="ce4" table:formula="of:=AVERAGE([.B7:.D7])" office:value-type="float" office:value="414.333333333333">
            <text:p>414,333333333333</text:p>
          </table:table-cell>
          <table:table-cell table:style-name="ce3" table:formula="of:=IF([.E7]=0;0;(STDEVPA([.B7];[.C7];[.D7])/[.E7]))" office:value-type="float" office:value="0.0128217035000074">
            <text:p>0,012821703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6">
            <text:p>106</text:p>
          </table:table-cell>
          <table:table-cell table:style-name="ce4" table:formula="of:=AVERAGE([.B8:.D8])" office:value-type="float" office:value="101">
            <text:p>101</text:p>
          </table:table-cell>
          <table:table-cell table:style-name="ce3" table:formula="of:=IF([.E8]=0;0;(STDEVPA([.B8];[.C8];[.D8])/[.E8]))" office:value-type="float" office:value="0.0370461127403361">
            <text:p>0,03704611274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9:.D9])" office:value-type="float" office:value="0.666666666666667">
            <text:p>0,6666666666667</text:p>
          </table:table-cell>
          <table:table-cell table:style-name="ce3" table:formula="of:=IF([.E9]=0;0;(STDEVPA([.B9];[.C9];[.D9])/[.E9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3902">
            <text:p>3902</text:p>
          </table:table-cell>
          <table:table-cell table:style-name="ce4" office:value-type="float" office:value="3889">
            <text:p>3889</text:p>
          </table:table-cell>
          <table:table-cell table:style-name="ce4" office:value-type="float" office:value="3964">
            <text:p>3964</text:p>
          </table:table-cell>
          <table:table-cell table:style-name="ce4" table:formula="of:=AVERAGE([.B10:.D10])" office:value-type="float" office:value="3918.33333333333">
            <text:p>3918,33333333333</text:p>
          </table:table-cell>
          <table:table-cell table:style-name="ce3" table:formula="of:=IF([.E10]=0;0;(STDEVPA([.B10];[.C10];[.D10])/[.E10]))" office:value-type="float" office:value="0.00835162195918324">
            <text:p>0,008351621959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number-columns-repeated="3" table:style-name="ce4" office:value-type="float" office:value="18">
            <text:p>18</text:p>
          </table:table-cell>
          <table:table-cell table:style-name="ce4" table:formula="of:=AVERAGE([.B11:.D11])" office:value-type="float" office:value="18">
            <text:p>18</text:p>
          </table:table-cell>
          <table:table-cell table:style-name="ce3" table:formula="of:=IF([.E11]=0;0;(STDEVPA([.B11];[.C11];[.D11])/[.E11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12:.D12])" office:value-type="float" office:value="0.666666666666667">
            <text:p>0,6666666666667</text:p>
          </table:table-cell>
          <table:table-cell table:style-name="ce3" table:formula="of:=IF([.E12]=0;0;(STDEVPA([.B12];[.C12];[.D12])/[.E12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5">
            <text:p>175</text:p>
          </table:table-cell>
          <table:table-cell table:style-name="ce4" table:formula="of:=AVERAGE([.B13:.D13])" office:value-type="float" office:value="177.333333333333">
            <text:p>177,333333333333</text:p>
          </table:table-cell>
          <table:table-cell table:style-name="ce3" table:formula="of:=IF([.E13]=0;0;(STDEVPA([.B13];[.C13];[.D13])/[.E13]))" office:value-type="float" office:value="0.0313408496250622">
            <text:p>0,031340849625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1129">
            <text:p>1129</text:p>
          </table:table-cell>
          <table:table-cell table:style-name="ce4" table:formula="of:=AVERAGE([.B14:.D14])" office:value-type="float" office:value="1144.33333333333">
            <text:p>1144,33333333333</text:p>
          </table:table-cell>
          <table:table-cell table:style-name="ce3" table:formula="of:=IF([.E14]=0;0;(STDEVPA([.B14];[.C14];[.D14])/[.E14]))" office:value-type="float" office:value="0.00989530308853075">
            <text:p>0,009895303088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8662">
            <text:p>8662</text:p>
          </table:table-cell>
          <table:table-cell table:style-name="ce4" table:formula="of:=SUM([.C2:.C14])" office:value-type="float" office:value="8738">
            <text:p>8738</text:p>
          </table:table-cell>
          <table:table-cell table:style-name="ce4" table:formula="of:=SUM([.D2:.D14])" office:value-type="float" office:value="8875">
            <text:p>8875</text:p>
          </table:table-cell>
          <table:table-cell table:style-name="ce4" table:formula="of:=AVERAGE([.B15:.D15])" office:value-type="float" office:value="8758.33333333333">
            <text:p>8758,33333333333</text:p>
          </table:table-cell>
          <table:table-cell table:style-name="ce3" table:formula="of:=IF([.E15]=0;0;(STDEVPA([.B15];[.C15];[.D15])/[.E15]))" office:value-type="float" office:value="0.0100632752210873">
            <text:p>0,0100632752211</text:p>
          </table:table-cell>
          <table:table-cell table:style-name="ce4" table:number-columns-repeated="250"/>
        </table:table-row>
        <table:table-row table:style-name="ro1">
          <table:table-cell table:style-name="ce4">
            <draw:frame table:end-cell-address="orientdb.J41" table:end-x="0.835cm" table:end-y="0.149cm" draw:z-index="0" draw:style-name="gr1" svg:width="22.123cm" svg:height="10.397cm" svg:x="0cm" svg:y="0.424cm">
              <draw:object draw:notify-on-update-of-ranges="orientdb.B1:orientdb.E1 orientdb.B1:orientdb.E1 orientdb.A2:orientdb.A2 orientdb.B2:orientdb.E2 orientdb.B1:orientdb.E1 orientdb.A3:orientdb.A3 orientdb.B3:orientdb.E3 orientdb.B1:orientdb.E1 orientdb.A4:orientdb.A4 orientdb.B4:orientdb.E4 orientdb.B1:orientdb.E1 orientdb.A5:orientdb.A5 orientdb.B5:orientdb.E5 orientdb.B1:orientdb.E1 orientdb.A6:orientdb.A6 orientdb.B6:orientdb.E6 orientdb.B1:orientdb.E1 orientdb.A7:orientdb.A7 orientdb.B7:orientdb.E7 orientdb.B1:orientdb.E1 orientdb.A8:orientdb.A8 orientdb.B8:orientdb.E8 orientdb.B1:orientdb.E1 orientdb.A9:orientdb.A9 orientdb.B9:orientdb.E9 orientdb.B1:orientdb.E1 orientdb.A10:orientdb.A10 orientdb.B10:orientdb.E10 orientdb.B1:orientdb.E1 orientdb.A11:orientdb.A11 orientdb.B11:orientdb.E11 orientdb.B1:orientdb.E1 orientdb.A12:orientdb.A12 orientdb.B12:orientdb.E12 orientdb.B1:orientdb.E1 orientdb.A13:orientdb.A13 orientdb.B13:orientdb.E13 orientdb.B1:orientdb.E1 orientdb.A14:orientdb.A14 orientdb.B14:orientdb.E14 orientdb.B1:orientdb.E1 orientdb.A15:orientdb.A15 orientdb.B15:orientdb.E15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rientdb.$A$1" table:expression="#odkaz!"/>
          <table:named-expression table:name="Sheet_Title" table:base-cell-address="$orientdb.$A$1" table:expression="&quot;orientdb&quot;"/>
        </table:named-expressions>
      </table:table>
      <table:table table:name="objectdb" table:style-name="ta3"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table:formula="of:=AVERAGE([.B2:.D2])" office:value-type="float" office:value="256.666666666667">
            <text:p>256,666666666667</text:p>
          </table:table-cell>
          <table:table-cell table:style-name="ce3" table:formula="of:=IF([.E2]=0;0;(STDEVPA([.B2];[.C2];[.D2])/[.E2]))" office:value-type="float" office:value="0.408655715746741">
            <text:p>0,4086557157467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72">
            <text:p>172</text:p>
          </table:table-cell>
          <table:table-cell table:style-name="ce4" table:formula="of:=AVERAGE([.B3:.D3])" office:value-type="float" office:value="169.666666666667">
            <text:p>169,666666666667</text:p>
          </table:table-cell>
          <table:table-cell table:style-name="ce3" table:formula="of:=IF([.E3]=0;0;(STDEVPA([.B3];[.C3];[.D3])/[.E3]))" office:value-type="float" office:value="0.0327570373291416">
            <text:p>0,032757037329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7">
            <text:p>27</text:p>
          </table:table-cell>
          <table:table-cell table:style-name="ce4" table:formula="of:=AVERAGE([.B4:.D4])" office:value-type="float" office:value="26">
            <text:p>26</text:p>
          </table:table-cell>
          <table:table-cell table:style-name="ce3" table:formula="of:=IF([.E4]=0;0;(STDEVPA([.B4];[.C4];[.D4])/[.E4]))" office:value-type="float" office:value="0.0314037146510664">
            <text:p>0,031403714651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982">
            <text:p>982</text:p>
          </table:table-cell>
          <table:table-cell table:style-name="ce4" table:formula="of:=AVERAGE([.B5:.D5])" office:value-type="float" office:value="969.333333333333">
            <text:p>969,333333333333</text:p>
          </table:table-cell>
          <table:table-cell table:style-name="ce3" table:formula="of:=IF([.E5]=0;0;(STDEVPA([.B5];[.C5];[.D5])/[.E5]))" office:value-type="float" office:value="0.00927836146026963">
            <text:p>0,00927836146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156">
            <text:p>156</text:p>
          </table:table-cell>
          <table:table-cell table:style-name="ce4" table:formula="of:=AVERAGE([.B6:.D6])" office:value-type="float" office:value="148.666666666667">
            <text:p>148,666666666667</text:p>
          </table:table-cell>
          <table:table-cell table:style-name="ce3" table:formula="of:=IF([.E6]=0;0;(STDEVPA([.B6];[.C6];[.D6])/[.E6]))" office:value-type="float" office:value="0.0385754496279938">
            <text:p>0,038575449628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AVERAGE([.B7:.D7])" office:value-type="float" office:value="10.6666666666667">
            <text:p>10,6666666666667</text:p>
          </table:table-cell>
          <table:table-cell table:style-name="ce3" table:formula="of:=IF([.E7]=0;0;(STDEVPA([.B7];[.C7];[.D7])/[.E7]))" office:value-type="float" office:value="0.0441941738241592">
            <text:p>0,044194173824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8">
            <text:p>78</text:p>
          </table:table-cell>
          <table:table-cell table:style-name="ce4" table:formula="of:=AVERAGE([.B8:.D8])" office:value-type="float" office:value="68.3333333333333">
            <text:p>68,3333333333333</text:p>
          </table:table-cell>
          <table:table-cell table:style-name="ce3" table:formula="of:=IF([.E8]=0;0;(STDEVPA([.B8];[.C8];[.D8])/[.E8]))" office:value-type="float" office:value="0.108420052540941">
            <text:p>0,10842005254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table:formula="of:=AVERAGE([.B10:.D10])" office:value-type="float" office:value="137">
            <text:p>137</text:p>
          </table:table-cell>
          <table:table-cell table:style-name="ce3" table:formula="of:=IF([.E10]=0;0;(STDEVPA([.B10];[.C10];[.D10])/[.E10]))" office:value-type="float" office:value="0.0362522248801736">
            <text:p>0,036252224880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table:formula="of:=AVERAGE([.B11:.D11])" office:value-type="float" office:value="17.3333333333333">
            <text:p>17,3333333333333</text:p>
          </table:table-cell>
          <table:table-cell table:style-name="ce3" table:formula="of:=IF([.E11]=0;0;(STDEVPA([.B11];[.C11];[.D11])/[.E11]))" office:value-type="float" office:value="0.0271964146610211">
            <text:p>0,02719641466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AVERAGE([.B12:.D12])" office:value-type="float" office:value="0.333333333333333">
            <text:p>0,3333333333333</text:p>
          </table:table-cell>
          <table:table-cell table:style-name="ce3" table:formula="of:=IF([.E12]=0;0;(STDEVPA([.B12];[.C12];[.D12])/[.E12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number-columns-repeated="3" table:style-name="ce4" office:value-type="float" office:value="9">
            <text:p>9</text:p>
          </table:table-cell>
          <table:table-cell table:style-name="ce4" table:formula="of:=AVERAGE([.B13:.D13])" office:value-type="float" office:value="9">
            <text:p>9</text:p>
          </table:table-cell>
          <table:table-cell table:style-name="ce3" table:formula="of:=IF([.E13]=0;0;(STDEVPA([.B13];[.C13];[.D13])/[.E13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5">
            <text:p>65</text:p>
          </table:table-cell>
          <table:table-cell table:style-name="ce4" table:formula="of:=AVERAGE([.B14:.D14])" office:value-type="float" office:value="68">
            <text:p>68</text:p>
          </table:table-cell>
          <table:table-cell table:style-name="ce3" table:formula="of:=IF([.E14]=0;0;(STDEVPA([.B14];[.C14];[.D14])/[.E14]))" office:value-type="float" office:value="0.0360219079821056">
            <text:p>0,036021907982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2031">
            <text:p>2031</text:p>
          </table:table-cell>
          <table:table-cell table:style-name="ce4" table:formula="of:=SUM([.C2:.C14])" office:value-type="float" office:value="1780">
            <text:p>1780</text:p>
          </table:table-cell>
          <table:table-cell table:style-name="ce4" table:formula="of:=SUM([.D2:.D14])" office:value-type="float" office:value="1833">
            <text:p>1833</text:p>
          </table:table-cell>
          <table:table-cell table:style-name="ce4" table:formula="of:=AVERAGE([.B15:.D15])" office:value-type="float" office:value="1881.33333333333">
            <text:p>1881,33333333333</text:p>
          </table:table-cell>
          <table:table-cell table:style-name="ce3" table:formula="of:=IF([.E15]=0;0;(STDEVPA([.B15];[.C15];[.D15])/[.E15]))" office:value-type="float" office:value="0.0574164841724581">
            <text:p>0,0574164841725</text:p>
          </table:table-cell>
          <table:table-cell table:style-name="ce4" table:number-columns-repeated="25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4">
            <draw:frame table:end-cell-address="objectdb.J50" table:end-x="1.112cm" table:end-y="0.184cm" draw:z-index="0" draw:style-name="gr1" svg:width="22.122cm" svg:height="10.397cm" svg:x="0.195cm" svg:y="0.032cm">
              <draw:object draw:notify-on-update-of-ranges="objectdb.B1:objectdb.E1 objectdb.B1:objectdb.E1 objectdb.A2:objectdb.A2 objectdb.B2:objectdb.E2 objectdb.B1:objectdb.E1 objectdb.A3:objectdb.A3 objectdb.B3:objectdb.E3 objectdb.B1:objectdb.E1 objectdb.A4:objectdb.A4 objectdb.B4:objectdb.E4 objectdb.B1:objectdb.E1 objectdb.A5:objectdb.A5 objectdb.B5:objectdb.E5 objectdb.B1:objectdb.E1 objectdb.A6:objectdb.A6 objectdb.B6:objectdb.E6 objectdb.B1:objectdb.E1 objectdb.A7:objectdb.A7 objectdb.B7:objectdb.E7 objectdb.B1:objectdb.E1 objectdb.A8:objectdb.A8 objectdb.B8:objectdb.E8 objectdb.B1:objectdb.E1 objectdb.A9:objectdb.A9 objectdb.B9:objectdb.E9 objectdb.B1:objectdb.E1 objectdb.A10:objectdb.A10 objectdb.B10:objectdb.E10 objectdb.B1:objectdb.E1 objectdb.A11:objectdb.A11 objectdb.B11:objectdb.E11 objectdb.B1:objectdb.E1 objectdb.A12:objectdb.A12 objectdb.B12:objectdb.E12 objectdb.B1:objectdb.E1 objectdb.A13:objectdb.A13 objectdb.B13:objectdb.E13 objectdb.B1:objectdb.E1 objectdb.A14:objectdb.A14 objectdb.B14:objectdb.E14 objectdb.B1:objectdb.E1 objectdb.A15:objectdb.A15 objectdb.B15:objectdb.E15"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bjectdb.$A$1" table:expression="#odkaz!"/>
          <table:named-expression table:name="Sheet_Title" table:base-cell-address="$objectdb.$A$1" table:expression="&quot;objectdb&quot;"/>
        </table:named-expressions>
      </table:table>
      <table:table table:name="vysledky_obj" table:style-name="ta4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3">
          <table:table-cell table:style-name="ce1" office:value-type="string">
            <text:p>Test</text:p>
          </table:table-cell>
          <table:table-cell table:style-name="ce1" office:value-type="string">
            <text:p>DB4O</text:p>
          </table:table-cell>
          <table:table-cell table:style-name="ce1" office:value-type="string">
            <text:p>OrientDB</text:p>
          </table:table-cell>
          <table:table-cell table:style-name="ce1" office:value-type="string">
            <text:p>ObjectDB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table:formula="of:=[$db4o.E2]" office:value-type="float" office:value="1229.66666666667">
            <text:p>1229,66666666667</text:p>
          </table:table-cell>
          <table:table-cell table:style-name="ce4" table:formula="of:=[$orientdb.E2]" office:value-type="float" office:value="1190">
            <text:p>1190</text:p>
          </table:table-cell>
          <table:table-cell table:style-name="ce4" table:formula="of:=[$objectdb.E2]" office:value-type="float" office:value="256.666666666667">
            <text:p>256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table:formula="of:=[$db4o.E3]" office:value-type="float" office:value="130.333333333333">
            <text:p>130,333333333333</text:p>
          </table:table-cell>
          <table:table-cell table:style-name="ce4" table:formula="of:=[$orientdb.E3]" office:value-type="float" office:value="178">
            <text:p>178</text:p>
          </table:table-cell>
          <table:table-cell table:style-name="ce4" table:formula="of:=[$objectdb.E3]" office:value-type="float" office:value="169.666666666667">
            <text:p>169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table:formula="of:=[$db4o.E4]" office:value-type="float" office:value="130.666666666667">
            <text:p>130,666666666667</text:p>
          </table:table-cell>
          <table:table-cell table:style-name="ce4" table:formula="of:=[$orientdb.E4]" office:value-type="float" office:value="0.666666666666667">
            <text:p>0,6666666666667</text:p>
          </table:table-cell>
          <table:table-cell table:style-name="ce4" table:formula="of:=[$objectdb.E4]" office:value-type="float" office:value="26">
            <text:p>26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table:formula="of:=[$db4o.E5]" office:value-type="float" office:value="390.666666666667">
            <text:p>390,666666666667</text:p>
          </table:table-cell>
          <table:table-cell table:style-name="ce4" table:formula="of:=[$orientdb.E5]" office:value-type="float" office:value="175.666666666667">
            <text:p>175,666666666667</text:p>
          </table:table-cell>
          <table:table-cell table:style-name="ce4" table:formula="of:=[$objectdb.E5]" office:value-type="float" office:value="969.333333333333">
            <text:p>969,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table:formula="of:=[$db4o.E6]" office:value-type="float" office:value="971">
            <text:p>971</text:p>
          </table:table-cell>
          <table:table-cell table:style-name="ce4" table:formula="of:=[$orientdb.E6]" office:value-type="float" office:value="1439.33333333333">
            <text:p>1439,33333333333</text:p>
          </table:table-cell>
          <table:table-cell table:style-name="ce4" table:formula="of:=[$objectdb.E6]" office:value-type="float" office:value="148.666666666667">
            <text:p>148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table:formula="of:=[$db4o.E7]" office:value-type="float" office:value="4.33333333333333">
            <text:p>4,3333333333333</text:p>
          </table:table-cell>
          <table:table-cell table:style-name="ce4" table:formula="of:=[$orientdb.E7]" office:value-type="float" office:value="414.333333333333">
            <text:p>414,333333333333</text:p>
          </table:table-cell>
          <table:table-cell table:style-name="ce4" table:formula="of:=[$objectdb.E7]" office:value-type="float" office:value="10.6666666666667">
            <text:p>10,6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table:formula="of:=[$db4o.E8]" office:value-type="float" office:value="118.666666666667">
            <text:p>118,666666666667</text:p>
          </table:table-cell>
          <table:table-cell table:style-name="ce4" table:formula="of:=[$orientdb.E8]" office:value-type="float" office:value="101">
            <text:p>101</text:p>
          </table:table-cell>
          <table:table-cell table:style-name="ce4" table:formula="of:=[$objectdb.E8]" office:value-type="float" office:value="68.3333333333333">
            <text:p>68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table:formula="of:=[$db4o.E9]" office:value-type="float" office:value="0.333333333333333">
            <text:p>0,3333333333333</text:p>
          </table:table-cell>
          <table:table-cell table:style-name="ce4" table:formula="of:=[$orientdb.E9]" office:value-type="float" office:value="0.666666666666667">
            <text:p>0,6666666666667</text:p>
          </table:table-cell>
          <table:table-cell table:style-name="ce4" table:formula="of:=[$objectdb.E9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table:formula="of:=[$db4o.E10]" office:value-type="float" office:value="865.666666666667">
            <text:p>865,666666666667</text:p>
          </table:table-cell>
          <table:table-cell table:style-name="ce4" table:formula="of:=[$orientdb.E10]" office:value-type="float" office:value="3918.33333333333">
            <text:p>3918,33333333333</text:p>
          </table:table-cell>
          <table:table-cell table:style-name="ce4" table:formula="of:=[$objectdb.E10]" office:value-type="float" office:value="137">
            <text:p>13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table:formula="of:=[$db4o.E11]" office:value-type="float" office:value="663">
            <text:p>663</text:p>
          </table:table-cell>
          <table:table-cell table:style-name="ce4" table:formula="of:=[$orientdb.E11]" office:value-type="float" office:value="18">
            <text:p>18</text:p>
          </table:table-cell>
          <table:table-cell table:style-name="ce4" table:formula="of:=[$objectdb.E11]" office:value-type="float" office:value="17.3333333333333">
            <text:p>17,3333333333333</text:p>
          </table:table-cell>
          <table:table-cell table:style-name="ce4" table:number-columns-repeated="252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table:formula="of:=[$db4o.E12]" office:value-type="float" office:value="0">
            <text:p>0</text:p>
          </table:table-cell>
          <table:table-cell table:style-name="ce4" table:formula="of:=[$orientdb.E12]" office:value-type="float" office:value="0.666666666666667">
            <text:p>0,6666666666667</text:p>
          </table:table-cell>
          <table:table-cell table:style-name="ce4" table:formula="of:=[$objectdb.E12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table:formula="of:=[$db4o.E13]" office:value-type="float" office:value="2.66666666666667">
            <text:p>2,6666666666667</text:p>
          </table:table-cell>
          <table:table-cell table:style-name="ce4" table:formula="of:=[$orientdb.E13]" office:value-type="float" office:value="177.333333333333">
            <text:p>177,333333333333</text:p>
          </table:table-cell>
          <table:table-cell table:style-name="ce4" table:formula="of:=[$objectdb.E13]" office:value-type="float" office:value="9">
            <text:p>9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table:formula="of:=[$db4o.E14]" office:value-type="float" office:value="100.666666666667">
            <text:p>100,666666666667</text:p>
          </table:table-cell>
          <table:table-cell table:style-name="ce4" table:formula="of:=[$orientdb.E14]" office:value-type="float" office:value="1144.33333333333">
            <text:p>1144,33333333333</text:p>
          </table:table-cell>
          <table:table-cell table:style-name="ce4" table:formula="of:=[$objectdb.E14]" office:value-type="float" office:value="68">
            <text:p>68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[$db4o.E15]" office:value-type="float" office:value="4607.66666666667">
            <text:p>4607,66666666667</text:p>
          </table:table-cell>
          <table:table-cell table:style-name="ce4" table:formula="of:=[$orientdb.E15]" office:value-type="float" office:value="8758.33333333333">
            <text:p>8758,33333333333</text:p>
          </table:table-cell>
          <table:table-cell table:style-name="ce4" table:formula="of:=[$objectdb.E15]" office:value-type="float" office:value="1881.33333333333">
            <text:p>1881,33333333333</text:p>
          </table:table-cell>
          <table:table-cell table:style-name="ce4" table:number-columns-repeated="252"/>
        </table:table-row>
        <table:table-row table:style-name="ro1">
          <table:table-cell table:style-name="ce4">
            <draw:frame table:end-cell-address="vysledky_obj.K37" table:end-x="0.657cm" table:end-y="0.267cm" draw:z-index="0" draw:style-name="gr1" svg:width="22.455cm" svg:height="9.12cm" svg:x="0.111cm" svg:y="0.111cm">
              <draw:object draw:notify-on-update-of-ranges="vysledky_obj.B1:vysledky_obj.D1 vysledky_obj.B1:vysledky_obj.D1 vysledky_obj.A2:vysledky_obj.A2 vysledky_obj.B2:vysledky_obj.D2 vysledky_obj.B1:vysledky_obj.D1 vysledky_obj.A3:vysledky_obj.A3 vysledky_obj.B3:vysledky_obj.D3 vysledky_obj.B1:vysledky_obj.D1 vysledky_obj.A4:vysledky_obj.A4 vysledky_obj.B4:vysledky_obj.D4 vysledky_obj.B1:vysledky_obj.D1 vysledky_obj.A5:vysledky_obj.A5 vysledky_obj.B5:vysledky_obj.D5 vysledky_obj.B1:vysledky_obj.D1 vysledky_obj.A6:vysledky_obj.A6 vysledky_obj.B6:vysledky_obj.D6 vysledky_obj.B1:vysledky_obj.D1 vysledky_obj.A7:vysledky_obj.A7 vysledky_obj.B7:vysledky_obj.D7 vysledky_obj.B1:vysledky_obj.D1 vysledky_obj.A8:vysledky_obj.A8 vysledky_obj.B8:vysledky_obj.D8 vysledky_obj.B1:vysledky_obj.D1 vysledky_obj.A9:vysledky_obj.A9 vysledky_obj.B9:vysledky_obj.D9 vysledky_obj.B1:vysledky_obj.D1 vysledky_obj.A10:vysledky_obj.A10 vysledky_obj.B10:vysledky_obj.D10 vysledky_obj.B1:vysledky_obj.D1 vysledky_obj.A11:vysledky_obj.A11 vysledky_obj.B11:vysledky_obj.D11 vysledky_obj.B1:vysledky_obj.D1 vysledky_obj.A12:vysledky_obj.A12 vysledky_obj.B12:vysledky_obj.D12 vysledky_obj.B1:vysledky_obj.D1 vysledky_obj.A13:vysledky_obj.A13 vysledky_obj.B13:vysledky_obj.D13 vysledky_obj.B1:vysledky_obj.D1 vysledky_obj.A14:vysledky_obj.A14 vysledky_obj.B14:vysledky_obj.D14 vysledky_obj.B1:vysledky_obj.D1 vysledky_obj.A15:vysledky_obj.A15 vysledky_obj.B15:vysledky_obj.D15"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vysledky_obj.$A$1" table:expression="#odkaz!"/>
          <table:named-expression table:name="Sheet_Title" table:base-cell-address="$vysledky_obj.$A$1" table:expression="&quot;vysledky_obj&quot;"/>
        </table:named-expressions>
      </table:table>
      <table:table table:name="hb-hsql-f" table:style-name="ta5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702">
            <text:p>1702</text:p>
          </table:table-cell>
          <table:table-cell table:style-name="ce4" office:value-type="float" office:value="1675">
            <text:p>1675</text:p>
          </table:table-cell>
          <table:table-cell table:style-name="ce4" office:value-type="float" office:value="1689">
            <text:p>1689</text:p>
          </table:table-cell>
          <table:table-cell table:style-name="ce4" table:formula="of:=AVERAGE([.B2:.D2])" office:value-type="float" office:value="1688.66666666667">
            <text:p>1688,66666666667</text:p>
          </table:table-cell>
          <table:table-cell table:style-name="ce6" table:formula="of:=IF([.E2]=0;0;(STDEVPA([.B2];[.C2];[.D2])/[.E2]))" office:value-type="percentage" office:value="0.00652895199705536">
            <text:p>0,65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table:formula="of:=AVERAGE([.B3:.D3])" office:value-type="float" office:value="112">
            <text:p>112</text:p>
          </table:table-cell>
          <table:table-cell table:style-name="ce6" table:formula="of:=IF([.E3]=0;0;(STDEVPA([.B3];[.C3];[.D3])/[.E3]))" office:value-type="percentage" office:value="0.0192879187452615">
            <text:p>1,9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2">
            <text:p>502</text:p>
          </table:table-cell>
          <table:table-cell table:style-name="ce4" table:formula="of:=AVERAGE([.B5:.D5])" office:value-type="float" office:value="516.666666666667">
            <text:p>516,666666666667</text:p>
          </table:table-cell>
          <table:table-cell table:style-name="ce6" table:formula="of:=IF([.E5]=0;0;(STDEVPA([.B5];[.C5];[.D5])/[.E5]))" office:value-type="percentage" office:value="0.0298731274910715">
            <text:p>2,9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983">
            <text:p>983</text:p>
          </table:table-cell>
          <table:table-cell table:style-name="ce4" table:formula="of:=AVERAGE([.B6:.D6])" office:value-type="float" office:value="1020">
            <text:p>1020</text:p>
          </table:table-cell>
          <table:table-cell table:style-name="ce6" table:formula="of:=IF([.E6]=0;0;(STDEVPA([.B6];[.C6];[.D6])/[.E6]))" office:value-type="percentage" office:value="0.031808651921291">
            <text:p>3,1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394">
            <text:p>1394</text:p>
          </table:table-cell>
          <table:table-cell table:style-name="ce4" office:value-type="float" office:value="1396">
            <text:p>1396</text:p>
          </table:table-cell>
          <table:table-cell table:style-name="ce4" table:formula="of:=AVERAGE([.B7:.D7])" office:value-type="float" office:value="1414.66666666667">
            <text:p>1414,66666666667</text:p>
          </table:table-cell>
          <table:table-cell table:style-name="ce6" table:formula="of:=IF([.E7]=0;0;(STDEVPA([.B7];[.C7];[.D7])/[.E7]))" office:value-type="percentage" office:value="0.0196688376575959">
            <text:p>1,9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table:formula="of:=AVERAGE([.B8:.D8])" office:value-type="float" office:value="18.3333333333333">
            <text:p>18,3333333333333</text:p>
          </table:table-cell>
          <table:table-cell table:style-name="ce6" table:formula="of:=IF([.E8]=0;0;(STDEVPA([.B8];[.C8];[.D8])/[.E8]))" office:value-type="percentage" office:value="0.025712973861329">
            <text:p>2,5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AVERAGE([.B9:.D9])" office:value-type="float" office:value="2.66666666666667">
            <text:p>2,6666666666667</text:p>
          </table:table-cell>
          <table:table-cell table:style-name="ce6" table:formula="of:=IF([.E9]=0;0;(STDEVPA([.B9];[.C9];[.D9])/[.E9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30">
            <text:p>930</text:p>
          </table:table-cell>
          <table:table-cell table:style-name="ce4" table:formula="of:=AVERAGE([.B10:.D10])" office:value-type="float" office:value="992.666666666667">
            <text:p>992,666666666667</text:p>
          </table:table-cell>
          <table:table-cell table:style-name="ce6" table:formula="of:=IF([.E10]=0;0;(STDEVPA([.B10];[.C10];[.D10])/[.E10]))" office:value-type="percentage" office:value="0.0741614816036301">
            <text:p>7,4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AVERAGE([.B12:.D12])" office:value-type="float" office:value="2.66666666666667">
            <text:p>2,6666666666667</text:p>
          </table:table-cell>
          <table:table-cell table:style-name="ce6" table:formula="of:=IF([.E12]=0;0;(STDEVPA([.B12];[.C12];[.D12])/[.E12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779">
            <text:p>779</text:p>
          </table:table-cell>
          <table:table-cell table:number-columns-repeated="2" table:style-name="ce4" office:value-type="float" office:value="665">
            <text:p>665</text:p>
          </table:table-cell>
          <table:table-cell table:style-name="ce4" table:formula="of:=AVERAGE([.B13:.D13])" office:value-type="float" office:value="703">
            <text:p>703</text:p>
          </table:table-cell>
          <table:table-cell table:style-name="ce6" table:formula="of:=IF([.E13]=0;0;(STDEVPA([.B13];[.C13];[.D13])/[.E13]))" office:value-type="percentage" office:value="0.0764439763444916">
            <text:p>7,6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945">
            <text:p>945</text:p>
          </table:table-cell>
          <table:table-cell table:style-name="ce4" table:formula="of:=AVERAGE([.B14:.D14])" office:value-type="float" office:value="949.333333333333">
            <text:p>949,333333333333</text:p>
          </table:table-cell>
          <table:table-cell table:style-name="ce6" table:formula="of:=IF([.E14]=0;0;(STDEVPA([.B14];[.C14];[.D14])/[.E14]))" office:value-type="percentage" office:value="0.126901916102321">
            <text:p>12,6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7877">
            <text:p>7877</text:p>
          </table:table-cell>
          <table:table-cell table:style-name="ce4" table:formula="of:=SUM([.C2:.C14])" office:value-type="float" office:value="7155">
            <text:p>7155</text:p>
          </table:table-cell>
          <table:table-cell table:style-name="ce4" table:formula="of:=SUM([.D2:.D14])" office:value-type="float" office:value="7253">
            <text:p>7253</text:p>
          </table:table-cell>
          <table:table-cell table:style-name="ce4" table:formula="of:=AVERAGE([.B15:.D15])" office:value-type="float" office:value="7428.33333333333">
            <text:p>7428,33333333333</text:p>
          </table:table-cell>
          <table:table-cell table:style-name="ce6" table:formula="of:=IF([.E15]=0;0;(STDEVPA([.B15];[.C15];[.D15])/[.E15]))" office:value-type="percentage" office:value="0.0430470681761065">
            <text:p>4,30%</text:p>
          </table:table-cell>
          <table:table-cell table:style-name="ce4"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hb-hsql-f'.$A$1" table:expression="#odkaz!"/>
          <table:named-expression table:name="Sheet_Title" table:base-cell-address="$'hb-hsql-f'.$A$1" table:expression="&quot;hb-hsql-f&quot;"/>
        </table:named-expressions>
      </table:table>
      <table:table table:name="hb-h2-f" table:style-name="ta6"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611">
            <text:p>1611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629">
            <text:p>1629</text:p>
          </table:table-cell>
          <table:table-cell table:style-name="ce4" table:formula="of:=AVERAGE([.B2:.D2])" office:value-type="float" office:value="1613.33333333333">
            <text:p>1613,33333333333</text:p>
          </table:table-cell>
          <table:table-cell table:style-name="ce6" table:formula="of:=IF([.E2]=0;0;(STDEVPA([.B2];[.C2];[.D2])/[.E2]))" office:value-type="percentage" office:value="0.00740926490786823">
            <text:p>0,7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number-columns-repeated="3" table:style-name="ce4" office:value-type="float" office:value="124">
            <text:p>124</text:p>
          </table:table-cell>
          <table:table-cell table:style-name="ce4" table:formula="of:=AVERAGE([.B3:.D3])" office:value-type="float" office:value="124">
            <text:p>124</text:p>
          </table:table-cell>
          <table:table-cell table:style-name="ce6" table:formula="of:=IF([.E3]=0;0;(STDEVPA([.B3];[.C3];[.D3])/[.E3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03">
            <text:p>403</text:p>
          </table:table-cell>
          <table:table-cell table:style-name="ce4" table:formula="of:=AVERAGE([.B5:.D5])" office:value-type="float" office:value="413.333333333333">
            <text:p>413,333333333333</text:p>
          </table:table-cell>
          <table:table-cell table:style-name="ce6" table:formula="of:=IF([.E5]=0;0;(STDEVPA([.B5];[.C5];[.D5])/[.E5]))" office:value-type="percentage" office:value="0.0197868453973956">
            <text:p>1,9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963">
            <text:p>963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957">
            <text:p>957</text:p>
          </table:table-cell>
          <table:table-cell table:style-name="ce4" table:formula="of:=AVERAGE([.B6:.D6])" office:value-type="float" office:value="966.666666666667">
            <text:p>966,666666666667</text:p>
          </table:table-cell>
          <table:table-cell table:style-name="ce6" table:formula="of:=IF([.E6]=0;0;(STDEVPA([.B6];[.C6];[.D6])/[.E6]))" office:value-type="percentage" office:value="0.0100769925491051">
            <text:p>1,01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901">
            <text:p>901</text:p>
          </table:table-cell>
          <table:table-cell table:style-name="ce4" office:value-type="float" office:value="894">
            <text:p>894</text:p>
          </table:table-cell>
          <table:table-cell table:style-name="ce4" table:formula="of:=AVERAGE([.B7:.D7])" office:value-type="float" office:value="890.666666666667">
            <text:p>890,666666666667</text:p>
          </table:table-cell>
          <table:table-cell table:style-name="ce6" table:formula="of:=IF([.E7]=0;0;(STDEVPA([.B7];[.C7];[.D7])/[.E7]))" office:value-type="percentage" office:value="0.0113145332768196">
            <text:p>1,1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formula="of:=AVERAGE([.B8:.D8])" office:value-type="float" office:value="36.6666666666667">
            <text:p>36,6666666666667</text:p>
          </table:table-cell>
          <table:table-cell table:style-name="ce6" table:formula="of:=IF([.E8]=0;0;(STDEVPA([.B8];[.C8];[.D8])/[.E8]))" office:value-type="percentage" office:value="0.056040127299718">
            <text:p>5,6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9:.D9])" office:value-type="float" office:value="3">
            <text:p>3</text:p>
          </table:table-cell>
          <table:table-cell table:style-name="ce6" table:formula="of:=IF([.E9]=0;0;(STDEVPA([.B9];[.C9];[.D9])/[.E9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1">
            <text:p>831</text:p>
          </table:table-cell>
          <table:table-cell table:style-name="ce4" table:formula="of:=AVERAGE([.B10:.D10])" office:value-type="float" office:value="817.666666666667">
            <text:p>817,666666666667</text:p>
          </table:table-cell>
          <table:table-cell table:style-name="ce6" table:formula="of:=IF([.E10]=0;0;(STDEVPA([.B10];[.C10];[.D10])/[.E10]))" office:value-type="percentage" office:value="0.0311696450935431">
            <text:p>3,1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12:.D12])" office:value-type="float" office:value="3">
            <text:p>3</text:p>
          </table:table-cell>
          <table:table-cell table:style-name="ce6" table:formula="of:=IF([.E12]=0;0;(STDEVPA([.B12];[.C12];[.D12])/[.E12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462">
            <text:p>462</text:p>
          </table:table-cell>
          <table:table-cell table:style-name="ce4" table:formula="of:=AVERAGE([.B13:.D13])" office:value-type="float" office:value="482">
            <text:p>482</text:p>
          </table:table-cell>
          <table:table-cell table:style-name="ce6" table:formula="of:=IF([.E13]=0;0;(STDEVPA([.B13];[.C13];[.D13])/[.E13]))" office:value-type="percentage" office:value="0.0557727390142627">
            <text:p>5,5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21">
            <text:p>921</text:p>
          </table:table-cell>
          <table:table-cell table:style-name="ce4" table:formula="of:=AVERAGE([.B14:.D14])" office:value-type="float" office:value="885.333333333333">
            <text:p>885,333333333333</text:p>
          </table:table-cell>
          <table:table-cell table:style-name="ce6" table:formula="of:=IF([.E14]=0;0;(STDEVPA([.B14];[.C14];[.D14])/[.E14]))" office:value-type="percentage" office:value="0.0400337635572887">
            <text:p>4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6180">
            <text:p>6180</text:p>
          </table:table-cell>
          <table:table-cell table:style-name="ce4" table:formula="of:=SUM([.C2:.C14])" office:value-type="float" office:value="6276">
            <text:p>6276</text:p>
          </table:table-cell>
          <table:table-cell table:style-name="ce4" table:formula="of:=SUM([.D2:.D14])" office:value-type="float" office:value="6274">
            <text:p>6274</text:p>
          </table:table-cell>
          <table:table-cell table:style-name="ce4" table:formula="of:=AVERAGE([.B15:.D15])" office:value-type="float" office:value="6243.33333333333">
            <text:p>6243,33333333333</text:p>
          </table:table-cell>
          <table:table-cell table:style-name="ce6" table:formula="of:=IF([.E15]=0;0;(STDEVPA([.B15];[.C15];[.D15])/[.E15]))" office:value-type="percentage" office:value="0.00717419200522833">
            <text:p>0,72%</text:p>
          </table:table-cell>
          <table:table-cell table:style-name="ce4" table:number-columns-repeated="250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hb-h2-f'.$A$1" table:expression="#odkaz!"/>
          <table:named-expression table:name="Sheet_Title" table:base-cell-address="$'hb-h2-f'.$A$1" table:expression="&quot;hb-h2-f&quot;"/>
        </table:named-expressions>
      </table:table>
      <table:table table:name="hb-mysql" table:style-name="ta7">
        <table:table-column table:style-name="co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34">
            <text:p>2234</text:p>
          </table:table-cell>
          <table:table-cell office:value-type="float" office:value="2470">
            <text:p>2470</text:p>
          </table:table-cell>
          <table:table-cell office:value-type="float" office:value="3050">
            <text:p>3050</text:p>
          </table:table-cell>
          <table:table-cell table:formula="of:=AVERAGE([.B2:.D2])" office:value-type="float" office:value="2584.66666666667">
            <text:p>2584,66666666667</text:p>
          </table:table-cell>
          <table:table-cell table:formula="of:=IF([.E2]=0;0;(STDEVPA([.B2];[.C2];[.D2])/[.E2]))" office:value-type="percentage" office:value="0.132649978914368">
            <text:p>13,2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AVERAGE([.B3:.D3])" office:value-type="float" office:value="129">
            <text:p>129</text:p>
          </table:table-cell>
          <table:table-cell table:formula="of:=IF([.E3]=0;0;(STDEVPA([.B3];[.C3];[.D3])/[.E3]))" office:value-type="percentage" office:value="0.0253177234396194">
            <text:p>2,53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AVERAGE([.B4:.D4])" office:value-type="float" office:value="82">
            <text:p>82</text:p>
          </table:table-cell>
          <table:table-cell table:formula="of:=IF([.E4]=0;0;(STDEVPA([.B4];[.C4];[.D4])/[.E4]))" office:value-type="percentage" office:value="0.0862325342910424">
            <text:p>8,6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574">
            <text:p>574</text:p>
          </table:table-cell>
          <table:table-cell table:formula="of:=AVERAGE([.B5:.D5])" office:value-type="float" office:value="587.333333333333">
            <text:p>587,333333333333</text:p>
          </table:table-cell>
          <table:table-cell table:formula="of:=IF([.E5]=0;0;(STDEVPA([.B5];[.C5];[.D5])/[.E5]))" office:value-type="percentage" office:value="0.0659320578045748">
            <text:p>6,5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884">
            <text:p>2884</text:p>
          </table:table-cell>
          <table:table-cell office:value-type="float" office:value="2403">
            <text:p>2403</text:p>
          </table:table-cell>
          <table:table-cell office:value-type="float" office:value="1675">
            <text:p>1675</text:p>
          </table:table-cell>
          <table:table-cell table:formula="of:=AVERAGE([.B6:.D6])" office:value-type="float" office:value="2320.66666666667">
            <text:p>2320,66666666667</text:p>
          </table:table-cell>
          <table:table-cell table:formula="of:=IF([.E6]=0;0;(STDEVPA([.B6];[.C6];[.D6])/[.E6]))" office:value-type="percentage" office:value="0.214159947700173">
            <text:p>21,4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903">
            <text:p>1903</text:p>
          </table:table-cell>
          <table:table-cell table:style-name="Default" office:value-type="float" office:value="1606">
            <text:p>1606</text:p>
          </table:table-cell>
          <table:table-cell office:value-type="float" office:value="2588">
            <text:p>2588</text:p>
          </table:table-cell>
          <table:table-cell table:formula="of:=AVERAGE([.B7:.D7])" office:value-type="float" office:value="2032.33333333333">
            <text:p>2032,33333333333</text:p>
          </table:table-cell>
          <table:table-cell table:formula="of:=IF([.E7]=0;0;(STDEVPA([.B7];[.C7];[.D7])/[.E7]))" office:value-type="percentage" office:value="0.202328285666599">
            <text:p>20,2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4.3333333333333">
            <text:p>24,3333333333333</text:p>
          </table:table-cell>
          <table:table-cell table:formula="of:=IF([.E8]=0;0;(STDEVPA([.B8];[.C8];[.D8])/[.E8]))" office:value-type="percentage" office:value="0.0512555806407389">
            <text:p>5,13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33333333333333">
            <text:p>5,3333333333333</text:p>
          </table:table-cell>
          <table:table-cell table:formula="of:=IF([.E9]=0;0;(STDEVPA([.B9];[.C9];[.D9])/[.E9]))" office:value-type="percentage" office:value="0.0883883476483184">
            <text:p>8,8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46">
            <text:p>1646</text:p>
          </table:table-cell>
          <table:table-cell office:value-type="float" office:value="1720">
            <text:p>1720</text:p>
          </table:table-cell>
          <table:table-cell office:value-type="float" office:value="2146">
            <text:p>2146</text:p>
          </table:table-cell>
          <table:table-cell table:formula="of:=AVERAGE([.B10:.D10])" office:value-type="float" office:value="1837.33333333333">
            <text:p>1837,33333333333</text:p>
          </table:table-cell>
          <table:table-cell table:formula="of:=IF([.E10]=0;0;(STDEVPA([.B10];[.C10];[.D10])/[.E10]))" office:value-type="percentage" office:value="0.119924428320626">
            <text:p>11,9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formula="of:=AVERAGE([.B11:.D11])" office:value-type="float" office:value="75">
            <text:p>75</text:p>
          </table:table-cell>
          <table:table-cell table:formula="of:=IF([.E11]=0;0;(STDEVPA([.B11];[.C11];[.D11])/[.E11]))" office:value-type="percentage" office:value="0.0762063475532544">
            <text:p>7,62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57">
            <text:p>1757</text:p>
          </table:table-cell>
          <table:table-cell office:value-type="float" office:value="1593">
            <text:p>1593</text:p>
          </table:table-cell>
          <table:table-cell office:value-type="float" office:value="1340">
            <text:p>1340</text:p>
          </table:table-cell>
          <table:table-cell table:formula="of:=AVERAGE([.B13:.D13])" office:value-type="float" office:value="1563.33333333333">
            <text:p>1563,33333333333</text:p>
          </table:table-cell>
          <table:table-cell table:formula="of:=IF([.E13]=0;0;(STDEVPA([.B13];[.C13];[.D13])/[.E13]))" office:value-type="percentage" office:value="0.109718845045237">
            <text:p>10,9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590">
            <text:p>2590</text:p>
          </table:table-cell>
          <table:table-cell office:value-type="float" office:value="2946">
            <text:p>2946</text:p>
          </table:table-cell>
          <table:table-cell office:value-type="float" office:value="3272">
            <text:p>3272</text:p>
          </table:table-cell>
          <table:table-cell table:formula="of:=AVERAGE([.B14:.D14])" office:value-type="float" office:value="2936">
            <text:p>2936</text:p>
          </table:table-cell>
          <table:table-cell table:formula="of:=IF([.E14]=0;0;(STDEVPA([.B14];[.C14];[.D14])/[.E14]))" office:value-type="percentage" office:value="0.0948620947895899">
            <text:p>9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85">
            <text:p>13985</text:p>
          </table:table-cell>
          <table:table-cell table:formula="of:=SUM([.C2:.C14])" office:value-type="float" office:value="13584">
            <text:p>13584</text:p>
          </table:table-cell>
          <table:table-cell table:formula="of:=SUM([.D2:.D14])" office:value-type="float" office:value="14976">
            <text:p>14976</text:p>
          </table:table-cell>
          <table:table-cell table:formula="of:=AVERAGE([.B15:.D15])" office:value-type="float" office:value="14181.6666666667">
            <text:p>14181,6666666667</text:p>
          </table:table-cell>
          <table:table-cell table:formula="of:=IF([.E15]=0;0;(STDEVPA([.B15];[.C15];[.D15])/[.E15]))" office:value-type="percentage" office:value="0.041253929410552">
            <text:p>4,13%</text:p>
          </table:table-cell>
        </table:table-row>
      </table:table>
      <table:table table:name="hb-pgsql" table:style-name="ta7"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040">
            <text:p>2040</text:p>
          </table:table-cell>
          <table:table-cell office:value-type="float" office:value="2310">
            <text:p>2310</text:p>
          </table:table-cell>
          <table:table-cell office:value-type="float" office:value="2583">
            <text:p>2583</text:p>
          </table:table-cell>
          <table:table-cell table:formula="of:=AVERAGE([.B2:.D2])" office:value-type="float" office:value="2311">
            <text:p>2311</text:p>
          </table:table-cell>
          <table:table-cell table:formula="of:=IF([.E2]=0;0;(STDEVPA([.B2];[.C2];[.D2])/[.E2]))" office:value-type="percentage" office:value="0.0959238206303407">
            <text:p>9,5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table:formula="of:=AVERAGE([.B3:.D3])" office:value-type="float" office:value="161.666666666667">
            <text:p>161,666666666667</text:p>
          </table:table-cell>
          <table:table-cell table:formula="of:=IF([.E3]=0;0;(STDEVPA([.B3];[.C3];[.D3])/[.E3]))" office:value-type="percentage" office:value="0.0372277733716862">
            <text:p>3,72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AVERAGE([.B4:.D4])" office:value-type="float" office:value="31.6666666666667">
            <text:p>31,6666666666667</text:p>
          </table:table-cell>
          <table:table-cell table:formula="of:=IF([.E4]=0;0;(STDEVPA([.B4];[.C4];[.D4])/[.E4]))" office:value-type="percentage" office:value="0.175508757900348">
            <text:p>17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79">
            <text:p>579</text:p>
          </table:table-cell>
          <table:table-cell office:value-type="float" office:value="637">
            <text:p>637</text:p>
          </table:table-cell>
          <table:table-cell office:value-type="float" office:value="480">
            <text:p>480</text:p>
          </table:table-cell>
          <table:table-cell table:formula="of:=AVERAGE([.B5:.D5])" office:value-type="float" office:value="565.333333333333">
            <text:p>565,333333333333</text:p>
          </table:table-cell>
          <table:table-cell table:formula="of:=IF([.E5]=0;0;(STDEVPA([.B5];[.C5];[.D5])/[.E5]))" office:value-type="percentage" office:value="0.114656970362105">
            <text:p>11,4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995">
            <text:p>1995</text:p>
          </table:table-cell>
          <table:table-cell office:value-type="float" office:value="1484">
            <text:p>1484</text:p>
          </table:table-cell>
          <table:table-cell office:value-type="float" office:value="2115">
            <text:p>2115</text:p>
          </table:table-cell>
          <table:table-cell table:formula="of:=AVERAGE([.B6:.D6])" office:value-type="float" office:value="1864.66666666667">
            <text:p>1864,66666666667</text:p>
          </table:table-cell>
          <table:table-cell table:formula="of:=IF([.E6]=0;0;(STDEVPA([.B6];[.C6];[.D6])/[.E6]))" office:value-type="percentage" office:value="0.146725301228179">
            <text:p>14,6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952">
            <text:p>6952</text:p>
          </table:table-cell>
          <table:table-cell table:style-name="Default" office:value-type="float" office:value="6953">
            <text:p>6953</text:p>
          </table:table-cell>
          <table:table-cell office:value-type="float" office:value="7245">
            <text:p>7245</text:p>
          </table:table-cell>
          <table:table-cell table:formula="of:=AVERAGE([.B7:.D7])" office:value-type="float" office:value="7050">
            <text:p>7050</text:p>
          </table:table-cell>
          <table:table-cell table:formula="of:=IF([.E7]=0;0;(STDEVPA([.B7];[.C7];[.D7])/[.E7]))" office:value-type="percentage" office:value="0.0195583583964287">
            <text:p>1,9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239697213961541">
            <text:p>2,4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6.66666666666667">
            <text:p>6,6666666666667</text:p>
          </table:table-cell>
          <table:table-cell table:formula="of:=IF([.E9]=0;0;(STDEVPA([.B9];[.C9];[.D9])/[.E9]))" office:value-type="percentage" office:value="0.0707106781186547">
            <text:p>7,07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8">
            <text:p>2308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table:formula="of:=AVERAGE([.B10:.D10])" office:value-type="float" office:value="2355">
            <text:p>2355</text:p>
          </table:table-cell>
          <table:table-cell table:formula="of:=IF([.E10]=0;0;(STDEVPA([.B10];[.C10];[.D10])/[.E10]))" office:value-type="percentage" office:value="0.0141980921420811">
            <text:p>1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AVERAGE([.B11:.D11])" office:value-type="float" office:value="48.3333333333333">
            <text:p>48,3333333333333</text:p>
          </table:table-cell>
          <table:table-cell table:formula="of:=IF([.E11]=0;0;(STDEVPA([.B11];[.C11];[.D11])/[.E11]))" office:value-type="percentage" office:value="0.230596599962765">
            <text:p>23,0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12:.D12])" office:value-type="float" office:value="8.66666666666667">
            <text:p>8,6666666666667</text:p>
          </table:table-cell>
          <table:table-cell table:formula="of:=IF([.E12]=0;0;(STDEVPA([.B12];[.C12];[.D12])/[.E12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026">
            <text:p>5026</text:p>
          </table:table-cell>
          <table:table-cell office:value-type="float" office:value="5095">
            <text:p>5095</text:p>
          </table:table-cell>
          <table:table-cell office:value-type="float" office:value="4960">
            <text:p>4960</text:p>
          </table:table-cell>
          <table:table-cell table:formula="of:=AVERAGE([.B13:.D13])" office:value-type="float" office:value="5027">
            <text:p>5027</text:p>
          </table:table-cell>
          <table:table-cell table:formula="of:=IF([.E13]=0;0;(STDEVPA([.B13];[.C13];[.D13])/[.E13]))" office:value-type="percentage" office:value="0.0109644032460877">
            <text:p>1,10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873">
            <text:p>6873</text:p>
          </table:table-cell>
          <table:table-cell office:value-type="float" office:value="7170">
            <text:p>7170</text:p>
          </table:table-cell>
          <table:table-cell office:value-type="float" office:value="7831">
            <text:p>7831</text:p>
          </table:table-cell>
          <table:table-cell table:formula="of:=AVERAGE([.B14:.D14])" office:value-type="float" office:value="7291.33333333333">
            <text:p>7291,33333333333</text:p>
          </table:table-cell>
          <table:table-cell table:formula="of:=IF([.E14]=0;0;(STDEVPA([.B14];[.C14];[.D14])/[.E14]))" office:value-type="percentage" office:value="0.0549147493871195">
            <text:p>5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6064">
            <text:p>26064</text:p>
          </table:table-cell>
          <table:table-cell table:formula="of:=SUM([.C2:.C14])" office:value-type="float" office:value="26302">
            <text:p>26302</text:p>
          </table:table-cell>
          <table:table-cell table:formula="of:=SUM([.D2:.D14])" office:value-type="float" office:value="27857">
            <text:p>27857</text:p>
          </table:table-cell>
          <table:table-cell table:formula="of:=AVERAGE([.B15:.D15])" office:value-type="float" office:value="26741">
            <text:p>26741</text:p>
          </table:table-cell>
          <table:table-cell table:formula="of:=IF([.E15]=0;0;(STDEVPA([.B15];[.C15];[.D15])/[.E15]))" office:value-type="percentage" office:value="0.0297330074140813">
            <text:p>2,97%</text:p>
          </table:table-cell>
        </table:table-row>
      </table:table>
      <table:table table:name="batoo-h2-f" table:style-name="ta7">
        <table:table-column table:style-name="co1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894">
            <text:p>89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table:formula="of:=AVERAGE([.B2:.D2])" office:value-type="float" office:value="896">
            <text:p>896</text:p>
          </table:table-cell>
          <table:table-cell table:formula="of:=IF([.E2]=0;0;(STDEVPA([.B2];[.C2];[.D2])/[.E2]))" office:value-type="percentage" office:value="0.00745905418741199">
            <text:p>0,7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AVERAGE([.B3:.D3])" office:value-type="float" office:value="141.333333333333">
            <text:p>141,333333333333</text:p>
          </table:table-cell>
          <table:table-cell table:formula="of:=IF([.E3]=0;0;(STDEVPA([.B3];[.C3];[.D3])/[.E3]))" office:value-type="percentage" office:value="0.0120259894188509">
            <text:p>1,2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4:.D4])" office:value-type="float" office:value="1.66666666666667">
            <text:p>1,6666666666667</text:p>
          </table:table-cell>
          <table:table-cell table:formula="of:=IF([.E4]=0;0;(STDEVPA([.B4];[.C4];[.D4])/[.E4]))" office:value-type="percentage" office:value="0.282842712474619">
            <text:p>28,28%</text:p>
          </table:table-cell>
        </table:table-row>
        <table:table-row table:style-name="ro1">
          <table:table-cell office:value-type="string">
            <text:p>Nalezení list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AVERAGE([.B5:.D5])" office:value-type="float" office:value="243.333333333333">
            <text:p>243,333333333333</text:p>
          </table:table-cell>
          <table:table-cell table:formula="of:=IF([.E5]=0;0;(STDEVPA([.B5];[.C5];[.D5])/[.E5]))" office:value-type="percentage" office:value="0.0193727885256588">
            <text:p>1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table:formula="of:=AVERAGE([.B6:.D6])" office:value-type="float" office:value="720">
            <text:p>720</text:p>
          </table:table-cell>
          <table:table-cell table:formula="of:=IF([.E6]=0;0;(STDEVPA([.B6];[.C6];[.D6])/[.E6]))" office:value-type="percentage" office:value="0.0256349411109391">
            <text:p>2,5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96">
            <text:p>496</text:p>
          </table:table-cell>
          <table:table-cell table:style-name="Default" office:value-type="float" office:value="463">
            <text:p>463</text:p>
          </table:table-cell>
          <table:table-cell office:value-type="float" office:value="492">
            <text:p>492</text:p>
          </table:table-cell>
          <table:table-cell table:formula="of:=AVERAGE([.B7:.D7])" office:value-type="float" office:value="483.666666666667">
            <text:p>483,666666666667</text:p>
          </table:table-cell>
          <table:table-cell table:formula="of:=IF([.E7]=0;0;(STDEVPA([.B7];[.C7];[.D7])/[.E7]))" office:value-type="percentage" office:value="0.0304021295659721">
            <text:p>3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B8:.D8])" office:value-type="float" office:value="16.3333333333333">
            <text:p>16,3333333333333</text:p>
          </table:table-cell>
          <table:table-cell table:formula="of:=IF([.E8]=0;0;(STDEVPA([.B8];[.C8];[.D8])/[.E8]))" office:value-type="percentage" office:value="0.0288615012729203">
            <text:p>2,89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49">
            <text:p>1249</text:p>
          </table:table-cell>
          <table:table-cell office:value-type="float" office:value="1237">
            <text:p>1237</text:p>
          </table:table-cell>
          <table:table-cell office:value-type="float" office:value="1247">
            <text:p>1247</text:p>
          </table:table-cell>
          <table:table-cell table:formula="of:=AVERAGE([.B10:.D10])" office:value-type="float" office:value="1244.33333333333">
            <text:p>1244,33333333333</text:p>
          </table:table-cell>
          <table:table-cell table:formula="of:=IF([.E10]=0;0;(STDEVPA([.B10];[.C10];[.D10])/[.E10]))" office:value-type="percentage" office:value="0.00421859516421742">
            <text:p>0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table:formula="of:=AVERAGE([.B13:.D13])" office:value-type="float" office:value="242">
            <text:p>242</text:p>
          </table:table-cell>
          <table:table-cell table:formula="of:=IF([.E13]=0;0;(STDEVPA([.B13];[.C13];[.D13])/[.E13]))" office:value-type="percentage" office:value="0.0254727851362354">
            <text:p>2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28">
            <text:p>52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table:formula="of:=AVERAGE([.B14:.D14])" office:value-type="float" office:value="518">
            <text:p>518</text:p>
          </table:table-cell>
          <table:table-cell table:formula="of:=IF([.E14]=0;0;(STDEVPA([.B14];[.C14];[.D14])/[.E14]))" office:value-type="percentage" office:value="0.031485533649228">
            <text:p>3,1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497">
            <text:p>4497</text:p>
          </table:table-cell>
          <table:table-cell table:formula="of:=SUM([.C2:.C14])" office:value-type="float" office:value="4460">
            <text:p>4460</text:p>
          </table:table-cell>
          <table:table-cell table:formula="of:=SUM([.D2:.D14])" office:value-type="float" office:value="4576">
            <text:p>4576</text:p>
          </table:table-cell>
          <table:table-cell table:formula="of:=AVERAGE([.B15:.D15])" office:value-type="float" office:value="4511">
            <text:p>4511</text:p>
          </table:table-cell>
          <table:table-cell table:formula="of:=IF([.E15]=0;0;(STDEVPA([.B15];[.C15];[.D15])/[.E15]))" office:value-type="percentage" office:value="0.0107249915357239">
            <text:p>1,07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batoo-hsql-f" table:style-name="ta7">
        <table:table-column table:style-name="co12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718">
            <text:p>718</text:p>
          </table:table-cell>
          <table:table-cell office:value-type="float" office:value="597">
            <text:p>597</text:p>
          </table:table-cell>
          <table:table-cell office:value-type="float" office:value="582">
            <text:p>582</text:p>
          </table:table-cell>
          <table:table-cell table:formula="of:=AVERAGE([.B2:.D2])" office:value-type="float" office:value="632.333333333333">
            <text:p>632,333333333333</text:p>
          </table:table-cell>
          <table:table-cell table:formula="of:=IF([.E2]=0;0;(STDEVPA([.B2];[.C2];[.D2])/[.E2]))" office:value-type="percentage" office:value="0.0962850162694966">
            <text:p>9,6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AVERAGE([.B3:.D3])" office:value-type="float" office:value="126.333333333333">
            <text:p>126,333333333333</text:p>
          </table:table-cell>
          <table:table-cell table:formula="of:=IF([.E3]=0;0;(STDEVPA([.B3];[.C3];[.D3])/[.E3]))" office:value-type="percentage" office:value="0.0226974281452312">
            <text:p>2,27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2">
            <text:p>2</text:p>
          </table:table-cell>
          <table:table-cell table:formula="of:=AVERAGE([.B4:.D4])" office:value-type="float" office:value="2">
            <text:p>2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73">
            <text:p>273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AVERAGE([.B5:.D5])" office:value-type="float" office:value="228.666666666667">
            <text:p>228,666666666667</text:p>
          </table:table-cell>
          <table:table-cell table:formula="of:=IF([.E5]=0;0;(STDEVPA([.B5];[.C5];[.D5])/[.E5]))" office:value-type="percentage" office:value="0.137660587379919">
            <text:p>13,7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table:formula="of:=AVERAGE([.B6:.D6])" office:value-type="float" office:value="637.666666666667">
            <text:p>637,666666666667</text:p>
          </table:table-cell>
          <table:table-cell table:formula="of:=IF([.E6]=0;0;(STDEVPA([.B6];[.C6];[.D6])/[.E6]))" office:value-type="percentage" office:value="0.0401727674999286">
            <text:p>4,0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65">
            <text:p>465</text:p>
          </table:table-cell>
          <table:table-cell table:style-name="Default" office:value-type="float" office:value="455">
            <text:p>455</text:p>
          </table:table-cell>
          <table:table-cell office:value-type="float" office:value="424">
            <text:p>424</text:p>
          </table:table-cell>
          <table:table-cell table:formula="of:=AVERAGE([.B7:.D7])" office:value-type="float" office:value="448">
            <text:p>448</text:p>
          </table:table-cell>
          <table:table-cell table:formula="of:=IF([.E7]=0;0;(STDEVPA([.B7];[.C7];[.D7])/[.E7]))" office:value-type="percentage" office:value="0.0389613912547204">
            <text:p>3,9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7">
            <text:p>7</text:p>
          </table:table-cell>
          <table:table-cell table:formula="of:=AVERAGE([.B8:.D8])" office:value-type="float" office:value="7">
            <text:p>7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00">
            <text:p>1600</text:p>
          </table:table-cell>
          <table:table-cell office:value-type="float" office:value="1472">
            <text:p>1472</text:p>
          </table:table-cell>
          <table:table-cell office:value-type="float" office:value="1456">
            <text:p>1456</text:p>
          </table:table-cell>
          <table:table-cell table:formula="of:=AVERAGE([.B10:.D10])" office:value-type="float" office:value="1509.33333333333">
            <text:p>1509,33333333333</text:p>
          </table:table-cell>
          <table:table-cell table:formula="of:=IF([.E10]=0;0;(STDEVPA([.B10];[.C10];[.D10])/[.E10]))" office:value-type="percentage" office:value="0.0426962755250692">
            <text:p>4,27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f:=AVERAGE([.B13:.D13])" office:value-type="float" office:value="217">
            <text:p>217</text:p>
          </table:table-cell>
          <table:table-cell table:formula="of:=IF([.E13]=0;0;(STDEVPA([.B13];[.C13];[.D13])/[.E13]))" office:value-type="percentage" office:value="0.075534813229765">
            <text:p>7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42">
            <text:p>442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  <table:table-cell table:formula="of:=AVERAGE([.B14:.D14])" office:value-type="float" office:value="434">
            <text:p>434</text:p>
          </table:table-cell>
          <table:table-cell table:formula="of:=IF([.E14]=0;0;(STDEVPA([.B14];[.C14];[.D14])/[.E14]))" office:value-type="percentage" office:value="0.0213677845518334">
            <text:p>2,1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536">
            <text:p>4536</text:p>
          </table:table-cell>
          <table:table-cell table:formula="of:=SUM([.C2:.C14])" office:value-type="float" office:value="4165">
            <text:p>4165</text:p>
          </table:table-cell>
          <table:table-cell table:formula="of:=SUM([.D2:.D14])" office:value-type="float" office:value="4040">
            <text:p>4040</text:p>
          </table:table-cell>
          <table:table-cell table:formula="of:=AVERAGE([.B15:.D15])" office:value-type="float" office:value="4247">
            <text:p>4247</text:p>
          </table:table-cell>
          <table:table-cell table:formula="of:=IF([.E15]=0;0;(STDEVPA([.B15];[.C15];[.D15])/[.E15]))" office:value-type="percentage" office:value="0.0495948236591604">
            <text:p>4,96%</text:p>
          </table:table-cell>
        </table:table-row>
      </table:table>
      <table:table table:name="batoo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18">
            <text:p>1518</text:p>
          </table:table-cell>
          <table:table-cell office:value-type="float" office:value="1475">
            <text:p>1475</text:p>
          </table:table-cell>
          <table:table-cell office:value-type="float" office:value="1393">
            <text:p>1393</text:p>
          </table:table-cell>
          <table:table-cell table:formula="of:=AVERAGE([.B2:.D2])" office:value-type="float" office:value="1462">
            <text:p>1462</text:p>
          </table:table-cell>
          <table:table-cell table:formula="of:=IF([.E2]=0;0;(STDEVPA([.B2];[.C2];[.D2])/[.E2]))" office:value-type="percentage" office:value="0.0354667267407101">
            <text:p>3,5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200867547806424">
            <text:p>2,0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formula="of:=AVERAGE([.B4:.D4])" office:value-type="float" office:value="70.6666666666667">
            <text:p>70,6666666666667</text:p>
          </table:table-cell>
          <table:table-cell table:formula="of:=IF([.E4]=0;0;(STDEVPA([.B4];[.C4];[.D4])/[.E4]))" office:value-type="percentage" office:value="0.143538906176443">
            <text:p>14,3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3">
            <text:p>313</text:p>
          </table:table-cell>
          <table:table-cell office:value-type="float" office:value="457">
            <text:p>457</text:p>
          </table:table-cell>
          <table:table-cell office:value-type="float" office:value="366">
            <text:p>366</text:p>
          </table:table-cell>
          <table:table-cell table:formula="of:=AVERAGE([.B5:.D5])" office:value-type="float" office:value="378.666666666667">
            <text:p>378,666666666667</text:p>
          </table:table-cell>
          <table:table-cell table:formula="of:=IF([.E5]=0;0;(STDEVPA([.B5];[.C5];[.D5])/[.E5]))" office:value-type="percentage" office:value="0.157040871907015">
            <text:p>15,7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867">
            <text:p>1867</text:p>
          </table:table-cell>
          <table:table-cell office:value-type="float" office:value="1404">
            <text:p>1404</text:p>
          </table:table-cell>
          <table:table-cell office:value-type="float" office:value="1694">
            <text:p>1694</text:p>
          </table:table-cell>
          <table:table-cell table:formula="of:=AVERAGE([.B6:.D6])" office:value-type="float" office:value="1655">
            <text:p>1655</text:p>
          </table:table-cell>
          <table:table-cell table:formula="of:=IF([.E6]=0;0;(STDEVPA([.B6];[.C6];[.D6])/[.E6]))" office:value-type="percentage" office:value="0.115419981120058">
            <text:p>11,5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515">
            <text:p>1515</text:p>
          </table:table-cell>
          <table:table-cell table:style-name="Default" office:value-type="float" office:value="1598">
            <text:p>1598</text:p>
          </table:table-cell>
          <table:table-cell office:value-type="float" office:value="1539">
            <text:p>1539</text:p>
          </table:table-cell>
          <table:table-cell table:formula="of:=AVERAGE([.B7:.D7])" office:value-type="float" office:value="1550.66666666667">
            <text:p>1550,66666666667</text:p>
          </table:table-cell>
          <table:table-cell table:formula="of:=IF([.E7]=0;0;(STDEVPA([.B7];[.C7];[.D7])/[.E7]))" office:value-type="percentage" office:value="0.0224899254508178">
            <text:p>2,2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0354998513446837">
            <text:p>3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21">
            <text:p>2021</text:p>
          </table:table-cell>
          <table:table-cell office:value-type="float" office:value="1995">
            <text:p>1995</text:p>
          </table:table-cell>
          <table:table-cell office:value-type="float" office:value="2083">
            <text:p>2083</text:p>
          </table:table-cell>
          <table:table-cell table:formula="of:=AVERAGE([.B10:.D10])" office:value-type="float" office:value="2033">
            <text:p>2033</text:p>
          </table:table-cell>
          <table:table-cell table:formula="of:=IF([.E10]=0;0;(STDEVPA([.B10];[.C10];[.D10])/[.E10]))" office:value-type="percentage" office:value="0.018157557894615">
            <text:p>1,8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formula="of:=AVERAGE([.B11:.D11])" office:value-type="float" office:value="83">
            <text:p>83</text:p>
          </table:table-cell>
          <table:table-cell table:formula="of:=IF([.E11]=0;0;(STDEVPA([.B11];[.C11];[.D11])/[.E11]))" office:value-type="percentage" office:value="0.129015087584008">
            <text:p>12,9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12:.D12])" office:value-type="float" office:value="4.66666666666667">
            <text:p>4,6666666666667</text:p>
          </table:table-cell>
          <table:table-cell table:formula="of:=IF([.E12]=0;0;(STDEVPA([.B12];[.C12];[.D12])/[.E12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301">
            <text:p>1301</text:p>
          </table:table-cell>
          <table:table-cell office:value-type="float" office:value="923">
            <text:p>923</text:p>
          </table:table-cell>
          <table:table-cell office:value-type="float" office:value="1088">
            <text:p>1088</text:p>
          </table:table-cell>
          <table:table-cell table:formula="of:=AVERAGE([.B13:.D13])" office:value-type="float" office:value="1104">
            <text:p>1104</text:p>
          </table:table-cell>
          <table:table-cell table:formula="of:=IF([.E13]=0;0;(STDEVPA([.B13];[.C13];[.D13])/[.E13]))" office:value-type="percentage" office:value="0.140155821032493">
            <text:p>14,0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425">
            <text:p>2425</text:p>
          </table:table-cell>
          <table:table-cell office:value-type="float" office:value="2314">
            <text:p>2314</text:p>
          </table:table-cell>
          <table:table-cell office:value-type="float" office:value="2184">
            <text:p>2184</text:p>
          </table:table-cell>
          <table:table-cell table:formula="of:=AVERAGE([.B14:.D14])" office:value-type="float" office:value="2307.66666666667">
            <text:p>2307,66666666667</text:p>
          </table:table-cell>
          <table:table-cell table:formula="of:=IF([.E14]=0;0;(STDEVPA([.B14];[.C14];[.D14])/[.E14]))" office:value-type="percentage" office:value="0.0426793468903245">
            <text:p>4,2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1288">
            <text:p>11288</text:p>
          </table:table-cell>
          <table:table-cell table:formula="of:=SUM([.C2:.C14])" office:value-type="float" office:value="10482">
            <text:p>10482</text:p>
          </table:table-cell>
          <table:table-cell table:formula="of:=SUM([.D2:.D14])" office:value-type="float" office:value="10656">
            <text:p>10656</text:p>
          </table:table-cell>
          <table:table-cell table:formula="of:=AVERAGE([.B15:.D15])" office:value-type="float" office:value="10808.6666666667">
            <text:p>10808,6666666667</text:p>
          </table:table-cell>
          <table:table-cell table:formula="of:=IF([.E15]=0;0;(STDEVPA([.B15];[.C15];[.D15])/[.E15]))" office:value-type="percentage" office:value="0.0320394426779125">
            <text:p>3,20%</text:p>
          </table:table-cell>
        </table:table-row>
      </table:table>
      <table:table table:name="dn-h2-f" table:style-name="ta7">
        <table:table-column table:style-name="co14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41">
            <text:p>2441</text:p>
          </table:table-cell>
          <table:table-cell office:value-type="float" office:value="2450">
            <text:p>2450</text:p>
          </table:table-cell>
          <table:table-cell office:value-type="float" office:value="2586">
            <text:p>2586</text:p>
          </table:table-cell>
          <table:table-cell table:formula="of:=AVERAGE([.B2:.D2])" office:value-type="float" office:value="2492.33333333333">
            <text:p>2492,33333333333</text:p>
          </table:table-cell>
          <table:table-cell table:formula="of:=IF([.E2]=0;0;(STDEVPA([.B2];[.C2];[.D2])/[.E2]))" office:value-type="percentage" office:value="0.0266152885578377">
            <text:p>2,6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B3:.D3])" office:value-type="float" office:value="94.3333333333333">
            <text:p>94,3333333333333</text:p>
          </table:table-cell>
          <table:table-cell table:formula="of:=IF([.E3]=0;0;(STDEVPA([.B3];[.C3];[.D3])/[.E3]))" office:value-type="percentage" office:value="0.0049972210684561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6">
            <text:p>6</text:p>
          </table:table-cell>
          <table:table-cell table:formula="of:=AVERAGE([.B4:.D4])" office:value-type="float" office:value="6">
            <text:p>6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02">
            <text:p>402</text:p>
          </table:table-cell>
          <table:table-cell table:formula="of:=AVERAGE([.B5:.D5])" office:value-type="float" office:value="408">
            <text:p>408</text:p>
          </table:table-cell>
          <table:table-cell table:formula="of:=IF([.E5]=0;0;(STDEVPA([.B5];[.C5];[.D5])/[.E5]))" office:value-type="percentage" office:value="0.0225525714735985">
            <text:p>2,2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686">
            <text:p>3686</text:p>
          </table:table-cell>
          <table:table-cell office:value-type="float" office:value="4320">
            <text:p>4320</text:p>
          </table:table-cell>
          <table:table-cell office:value-type="float" office:value="3661">
            <text:p>3661</text:p>
          </table:table-cell>
          <table:table-cell table:formula="of:=AVERAGE([.B6:.D6])" office:value-type="float" office:value="3889">
            <text:p>3889</text:p>
          </table:table-cell>
          <table:table-cell table:formula="of:=IF([.E6]=0;0;(STDEVPA([.B6];[.C6];[.D6])/[.E6]))" office:value-type="percentage" office:value="0.0784093269768179">
            <text:p>7,8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566">
            <text:p>2566</text:p>
          </table:table-cell>
          <table:table-cell table:style-name="Default" office:value-type="float" office:value="2501">
            <text:p>2501</text:p>
          </table:table-cell>
          <table:table-cell office:value-type="float" office:value="2527">
            <text:p>2527</text:p>
          </table:table-cell>
          <table:table-cell table:formula="of:=AVERAGE([.B7:.D7])" office:value-type="float" office:value="2531.33333333333">
            <text:p>2531,33333333333</text:p>
          </table:table-cell>
          <table:table-cell table:formula="of:=IF([.E7]=0;0;(STDEVPA([.B7];[.C7];[.D7])/[.E7]))" office:value-type="percentage" office:value="0.0105527234709767">
            <text:p>1,0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864240595524201">
            <text:p>8,6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7">
            <text:p>7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78">
            <text:p>1178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AVERAGE([.B10:.D10])" office:value-type="float" office:value="1174.33333333333">
            <text:p>1174,33333333333</text:p>
          </table:table-cell>
          <table:table-cell table:formula="of:=IF([.E10]=0;0;(STDEVPA([.B10];[.C10];[.D10])/[.E10]))" office:value-type="percentage" office:value="0.012366177071128">
            <text:p>1,2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653">
            <text:p>1653</text:p>
          </table:table-cell>
          <table:table-cell office:value-type="float" office:value="1703">
            <text:p>1703</text:p>
          </table:table-cell>
          <table:table-cell office:value-type="float" office:value="1644">
            <text:p>1644</text:p>
          </table:table-cell>
          <table:table-cell table:formula="of:=AVERAGE([.B13:.D13])" office:value-type="float" office:value="1666.66666666667">
            <text:p>1666,66666666667</text:p>
          </table:table-cell>
          <table:table-cell table:formula="of:=IF([.E13]=0;0;(STDEVPA([.B13];[.C13];[.D13])/[.E13]))" office:value-type="percentage" office:value="0.0155717693278574">
            <text:p>1,56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389">
            <text:p>2389</text:p>
          </table:table-cell>
          <table:table-cell office:value-type="float" office:value="2346">
            <text:p>2346</text:p>
          </table:table-cell>
          <table:table-cell office:value-type="float" office:value="2246">
            <text:p>2246</text:p>
          </table:table-cell>
          <table:table-cell table:formula="of:=AVERAGE([.B14:.D14])" office:value-type="float" office:value="2327">
            <text:p>2327</text:p>
          </table:table-cell>
          <table:table-cell table:formula="of:=IF([.E14]=0;0;(STDEVPA([.B14];[.C14];[.D14])/[.E14]))" office:value-type="percentage" office:value="0.0257436532475488">
            <text:p>2,5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4447">
            <text:p>14447</text:p>
          </table:table-cell>
          <table:table-cell table:formula="of:=SUM([.C2:.C14])" office:value-type="float" office:value="15072">
            <text:p>15072</text:p>
          </table:table-cell>
          <table:table-cell table:formula="of:=SUM([.D2:.D14])" office:value-type="float" office:value="14354">
            <text:p>14354</text:p>
          </table:table-cell>
          <table:table-cell table:formula="of:=AVERAGE([.B15:.D15])" office:value-type="float" office:value="14624.3333333333">
            <text:p>14624,3333333333</text:p>
          </table:table-cell>
          <table:table-cell table:formula="of:=IF([.E15]=0;0;(STDEVPA([.B15];[.C15];[.D15])/[.E15]))" office:value-type="percentage" office:value="0.0218004406027825">
            <text:p>2,18%</text:p>
          </table:table-cell>
        </table:table-row>
      </table:table>
      <table:table table:name="dn-hsql-f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65">
            <text:p>2265</text:p>
          </table:table-cell>
          <table:table-cell office:value-type="float" office:value="2205">
            <text:p>2205</text:p>
          </table:table-cell>
          <table:table-cell office:value-type="float" office:value="2255">
            <text:p>2255</text:p>
          </table:table-cell>
          <table:table-cell table:formula="of:=AVERAGE([.B2:.D2])" office:value-type="float" office:value="2241.66666666667">
            <text:p>2241,66666666667</text:p>
          </table:table-cell>
          <table:table-cell table:formula="of:=IF([.E2]=0;0;(STDEVPA([.B2];[.C2];[.D2])/[.E2]))" office:value-type="percentage" office:value="0.0117085618944414">
            <text:p>1,17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94.6666666666667">
            <text:p>94,6666666666667</text:p>
          </table:table-cell>
          <table:table-cell table:formula="of:=IF([.E3]=0;0;(STDEVPA([.B3];[.C3];[.D3])/[.E3]))" office:value-type="percentage" office:value="0.0049796252196235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4:.D4])" office:value-type="float" office:value="6.33333333333333">
            <text:p>6,3333333333333</text:p>
          </table:table-cell>
          <table:table-cell table:formula="of:=IF([.E4]=0;0;(STDEVPA([.B4];[.C4];[.D4])/[.E4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414">
            <text:p>414</text:p>
          </table:table-cell>
          <table:table-cell table:formula="of:=AVERAGE([.B5:.D5])" office:value-type="float" office:value="414.333333333333">
            <text:p>414,333333333333</text:p>
          </table:table-cell>
          <table:table-cell table:formula="of:=IF([.E5]=0;0;(STDEVPA([.B5];[.C5];[.D5])/[.E5]))" office:value-type="percentage" office:value="0.0128217035000074">
            <text:p>1,2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07">
            <text:p>3307</text:p>
          </table:table-cell>
          <table:table-cell table:formula="of:=AVERAGE([.B6:.D6])" office:value-type="float" office:value="3353">
            <text:p>3353</text:p>
          </table:table-cell>
          <table:table-cell table:formula="of:=IF([.E6]=0;0;(STDEVPA([.B6];[.C6];[.D6])/[.E6]))" office:value-type="percentage" office:value="0.00971305631818211">
            <text:p>0,9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648">
            <text:p>2648</text:p>
          </table:table-cell>
          <table:table-cell table:style-name="Default" office:value-type="float" office:value="2516">
            <text:p>2516</text:p>
          </table:table-cell>
          <table:table-cell office:value-type="float" office:value="2497">
            <text:p>2497</text:p>
          </table:table-cell>
          <table:table-cell table:formula="of:=AVERAGE([.B7:.D7])" office:value-type="float" office:value="2553.66666666667">
            <text:p>2553,66666666667</text:p>
          </table:table-cell>
          <table:table-cell table:formula="of:=IF([.E7]=0;0;(STDEVPA([.B7];[.C7];[.D7])/[.E7]))" office:value-type="percentage" office:value="0.0262967854567328">
            <text:p>2,6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AVERAGE([.B8:.D8])" office:value-type="float" office:value="8">
            <text:p>8</text:p>
          </table:table-cell>
          <table:table-cell table:formula="of:=IF([.E8]=0;0;(STDEVPA([.B8];[.C8];[.D8])/[.E8]))" office:value-type="percentage" office:value="0.102062072615966">
            <text:p>10,21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49">
            <text:p>1149</text:p>
          </table:table-cell>
          <table:table-cell office:value-type="float" office:value="1112">
            <text:p>1112</text:p>
          </table:table-cell>
          <table:table-cell office:value-type="float" office:value="1073">
            <text:p>1073</text:p>
          </table:table-cell>
          <table:table-cell table:formula="of:=AVERAGE([.B10:.D10])" office:value-type="float" office:value="1111.33333333333">
            <text:p>1111,33333333333</text:p>
          </table:table-cell>
          <table:table-cell table:formula="of:=IF([.E10]=0;0;(STDEVPA([.B10];[.C10];[.D10])/[.E10]))" office:value-type="percentage" office:value="0.0279218215302628">
            <text:p>2,7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66666666666667">
            <text:p>2,6666666666667</text:p>
          </table:table-cell>
          <table:table-cell table:formula="of:=IF([.E11]=0;0;(STDEVPA([.B11];[.C11];[.D11])/[.E11]))" office:value-type="percentage" office:value="0.176776695296637">
            <text:p>17,6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12:.D12])" office:value-type="float" office:value="7">
            <text:p>7</text:p>
          </table:table-cell>
          <table:table-cell table:formula="of:=IF([.E12]=0;0;(STDEVPA([.B12];[.C12];[.D12])/[.E12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76">
            <text:p>1776</text:p>
          </table:table-cell>
          <table:table-cell office:value-type="float" office:value="1667">
            <text:p>1667</text:p>
          </table:table-cell>
          <table:table-cell office:value-type="float" office:value="1620">
            <text:p>1620</text:p>
          </table:table-cell>
          <table:table-cell table:formula="of:=AVERAGE([.B13:.D13])" office:value-type="float" office:value="1687.66666666667">
            <text:p>1687,66666666667</text:p>
          </table:table-cell>
          <table:table-cell table:formula="of:=IF([.E13]=0;0;(STDEVPA([.B13];[.C13];[.D13])/[.E13]))" office:value-type="percentage" office:value="0.0387172641801637">
            <text:p>3,8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217">
            <text:p>2217</text:p>
          </table:table-cell>
          <table:table-cell office:value-type="float" office:value="2268">
            <text:p>2268</text:p>
          </table:table-cell>
          <table:table-cell office:value-type="float" office:value="2233">
            <text:p>2233</text:p>
          </table:table-cell>
          <table:table-cell table:formula="of:=AVERAGE([.B14:.D14])" office:value-type="float" office:value="2239.33333333333">
            <text:p>2239,33333333333</text:p>
          </table:table-cell>
          <table:table-cell table:formula="of:=IF([.E14]=0;0;(STDEVPA([.B14];[.C14];[.D14])/[.E14]))" office:value-type="percentage" office:value="0.00951035001188645">
            <text:p>0,9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73">
            <text:p>13973</text:p>
          </table:table-cell>
          <table:table-cell table:formula="of:=SUM([.C2:.C14])" office:value-type="float" office:value="13680">
            <text:p>13680</text:p>
          </table:table-cell>
          <table:table-cell table:formula="of:=SUM([.D2:.D14])" office:value-type="float" office:value="13523">
            <text:p>13523</text:p>
          </table:table-cell>
          <table:table-cell table:formula="of:=AVERAGE([.B15:.D15])" office:value-type="float" office:value="13725.3333333333">
            <text:p>13725,3333333333</text:p>
          </table:table-cell>
          <table:table-cell table:formula="of:=IF([.E15]=0;0;(STDEVPA([.B15];[.C15];[.D15])/[.E15]))" office:value-type="percentage" office:value="0.0135870954390933">
            <text:p>1,36%</text:p>
          </table:table-cell>
        </table:table-row>
      </table:table>
      <table:table table:name="dn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590">
            <text:p>2590</text:p>
          </table:table-cell>
          <table:table-cell office:value-type="float" office:value="2914">
            <text:p>2914</text:p>
          </table:table-cell>
          <table:table-cell office:value-type="float" office:value="2615">
            <text:p>2615</text:p>
          </table:table-cell>
          <table:table-cell table:formula="of:=AVERAGE([.B2:.D2])" office:value-type="float" office:value="2706.33333333333">
            <text:p>2706,33333333333</text:p>
          </table:table-cell>
          <table:table-cell table:formula="of:=IF([.E2]=0;0;(STDEVPA([.B2];[.C2];[.D2])/[.E2]))" office:value-type="percentage" office:value="0.0543897410844506">
            <text:p>5,4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AVERAGE([.B3:.D3])" office:value-type="float" office:value="110.666666666667">
            <text:p>110,666666666667</text:p>
          </table:table-cell>
          <table:table-cell table:formula="of:=IF([.E3]=0;0;(STDEVPA([.B3];[.C3];[.D3])/[.E3]))" office:value-type="percentage" office:value="0.00851935880947648">
            <text:p>0,8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AVERAGE([.B4:.D4])" office:value-type="float" office:value="78">
            <text:p>78</text:p>
          </table:table-cell>
          <table:table-cell table:formula="of:=IF([.E4]=0;0;(STDEVPA([.B4];[.C4];[.D4])/[.E4]))" office:value-type="percentage" office:value="0.0276954730701191">
            <text:p>2,7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formula="of:=AVERAGE([.B5:.D5])" office:value-type="float" office:value="322">
            <text:p>322</text:p>
          </table:table-cell>
          <table:table-cell table:formula="of:=IF([.E5]=0;0;(STDEVPA([.B5];[.C5];[.D5])/[.E5]))" office:value-type="percentage" office:value="0.00670884130269965">
            <text:p>0,6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5530">
            <text:p>5530</text:p>
          </table:table-cell>
          <table:table-cell office:value-type="float" office:value="5820">
            <text:p>5820</text:p>
          </table:table-cell>
          <table:table-cell office:value-type="float" office:value="5693">
            <text:p>5693</text:p>
          </table:table-cell>
          <table:table-cell table:formula="of:=AVERAGE([.B6:.D6])" office:value-type="float" office:value="5681">
            <text:p>5681</text:p>
          </table:table-cell>
          <table:table-cell table:formula="of:=IF([.E6]=0;0;(STDEVPA([.B6];[.C6];[.D6])/[.E6]))" office:value-type="percentage" office:value="0.0208934499797243">
            <text:p>2,0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588">
            <text:p>5588</text:p>
          </table:table-cell>
          <table:table-cell table:style-name="Default" office:value-type="float" office:value="6068">
            <text:p>6068</text:p>
          </table:table-cell>
          <table:table-cell office:value-type="float" office:value="6368">
            <text:p>6368</text:p>
          </table:table-cell>
          <table:table-cell table:formula="of:=AVERAGE([.B7:.D7])" office:value-type="float" office:value="6008">
            <text:p>6008</text:p>
          </table:table-cell>
          <table:table-cell table:formula="of:=IF([.E7]=0;0;(STDEVPA([.B7];[.C7];[.D7])/[.E7]))" office:value-type="percentage" office:value="0.0534699680566212">
            <text:p>5,3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9:.D9])" office:value-type="float" office:value="8.66666666666667">
            <text:p>8,6666666666667</text:p>
          </table:table-cell>
          <table:table-cell table:formula="of:=IF([.E9]=0;0;(STDEVPA([.B9];[.C9];[.D9])/[.E9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6">
            <text:p>2306</text:p>
          </table:table-cell>
          <table:table-cell office:value-type="float" office:value="1869">
            <text:p>1869</text:p>
          </table:table-cell>
          <table:table-cell office:value-type="float" office:value="2194">
            <text:p>2194</text:p>
          </table:table-cell>
          <table:table-cell table:formula="of:=AVERAGE([.B10:.D10])" office:value-type="float" office:value="2123">
            <text:p>2123</text:p>
          </table:table-cell>
          <table:table-cell table:formula="of:=IF([.E10]=0;0;(STDEVPA([.B10];[.C10];[.D10])/[.E10]))" office:value-type="percentage" office:value="0.0872981313484443">
            <text:p>8,73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AVERAGE([.B12:.D12])" office:value-type="float" office:value="10.6666666666667">
            <text:p>10,6666666666667</text:p>
          </table:table-cell>
          <table:table-cell table:formula="of:=IF([.E12]=0;0;(STDEVPA([.B12];[.C12];[.D12])/[.E12]))" office:value-type="percentage" office:value="0.159344359799775">
            <text:p>15,93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453">
            <text:p>5453</text:p>
          </table:table-cell>
          <table:table-cell office:value-type="float" office:value="5393">
            <text:p>5393</text:p>
          </table:table-cell>
          <table:table-cell office:value-type="float" office:value="4439">
            <text:p>4439</text:p>
          </table:table-cell>
          <table:table-cell table:formula="of:=AVERAGE([.B13:.D13])" office:value-type="float" office:value="5095">
            <text:p>5095</text:p>
          </table:table-cell>
          <table:table-cell table:formula="of:=IF([.E13]=0;0;(STDEVPA([.B13];[.C13];[.D13])/[.E13]))" office:value-type="percentage" office:value="0.0911694489163181">
            <text:p>9,1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582">
            <text:p>6582</text:p>
          </table:table-cell>
          <table:table-cell office:value-type="float" office:value="7287">
            <text:p>7287</text:p>
          </table:table-cell>
          <table:table-cell office:value-type="float" office:value="5628">
            <text:p>5628</text:p>
          </table:table-cell>
          <table:table-cell table:formula="of:=AVERAGE([.B14:.D14])" office:value-type="float" office:value="6499">
            <text:p>6499</text:p>
          </table:table-cell>
          <table:table-cell table:formula="of:=IF([.E14]=0;0;(STDEVPA([.B14];[.C14];[.D14])/[.E14]))" office:value-type="percentage" office:value="0.104604098405258">
            <text:p>10,4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8585">
            <text:p>28585</text:p>
          </table:table-cell>
          <table:table-cell table:formula="of:=SUM([.C2:.C14])" office:value-type="float" office:value="29896">
            <text:p>29896</text:p>
          </table:table-cell>
          <table:table-cell table:formula="of:=SUM([.D2:.D14])" office:value-type="float" office:value="27480">
            <text:p>27480</text:p>
          </table:table-cell>
          <table:table-cell table:formula="of:=AVERAGE([.B15:.D15])" office:value-type="float" office:value="28653.6666666667">
            <text:p>28653,6666666667</text:p>
          </table:table-cell>
          <table:table-cell table:formula="of:=IF([.E15]=0;0;(STDEVPA([.B15];[.C15];[.D15])/[.E15]))" office:value-type="percentage" office:value="0.034464080135131">
            <text:p>3,45%</text:p>
          </table:table-cell>
        </table:table-row>
      </table:table>
      <table:table table:name="dn-pgsql" table:style-name="ta7">
        <table:table-column table:style-name="co16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37">
            <text:p>2437</text:p>
          </table:table-cell>
          <table:table-cell office:value-type="float" office:value="2755">
            <text:p>2755</text:p>
          </table:table-cell>
          <table:table-cell office:value-type="float" office:value="2509">
            <text:p>2509</text:p>
          </table:table-cell>
          <table:table-cell table:formula="of:=AVERAGE([.B2:.D2])" office:value-type="float" office:value="2567">
            <text:p>2567</text:p>
          </table:table-cell>
          <table:table-cell table:formula="of:=IF([.E2]=0;0;(STDEVPA([.B2];[.C2];[.D2])/[.E2]))" office:value-type="percentage" office:value="0.0530373897159876">
            <text:p>5,3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111">
            <text:p>111</text:p>
          </table:table-cell>
          <table:table-cell table:formula="of:=IF([.E3]=0;0;(STDEVPA([.B3];[.C3];[.D3])/[.E3]))" office:value-type="percentage" office:value="0.197514518347211">
            <text:p>19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AVERAGE([.B4:.D4])" office:value-type="float" office:value="42.3333333333333">
            <text:p>42,3333333333333</text:p>
          </table:table-cell>
          <table:table-cell table:formula="of:=IF([.E4]=0;0;(STDEVPA([.B4];[.C4];[.D4])/[.E4]))" office:value-type="percentage" office:value="0.125491161027632">
            <text:p>12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84">
            <text:p>38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formula="of:=AVERAGE([.B5:.D5])" office:value-type="float" office:value="369.333333333333">
            <text:p>369,333333333333</text:p>
          </table:table-cell>
          <table:table-cell table:formula="of:=IF([.E5]=0;0;(STDEVPA([.B5];[.C5];[.D5])/[.E5]))" office:value-type="percentage" office:value="0.0288526486699382">
            <text:p>2,8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4825">
            <text:p>4825</text:p>
          </table:table-cell>
          <table:table-cell office:value-type="float" office:value="4416">
            <text:p>4416</text:p>
          </table:table-cell>
          <table:table-cell office:value-type="float" office:value="4981">
            <text:p>4981</text:p>
          </table:table-cell>
          <table:table-cell table:formula="of:=AVERAGE([.B6:.D6])" office:value-type="float" office:value="4740.66666666667">
            <text:p>4740,66666666667</text:p>
          </table:table-cell>
          <table:table-cell table:formula="of:=IF([.E6]=0;0;(STDEVPA([.B6];[.C6];[.D6])/[.E6]))" office:value-type="percentage" office:value="0.0502553872626693">
            <text:p>5,03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091">
            <text:p>5091</text:p>
          </table:table-cell>
          <table:table-cell table:style-name="Default" office:value-type="float" office:value="6091">
            <text:p>6091</text:p>
          </table:table-cell>
          <table:table-cell office:value-type="float" office:value="6198">
            <text:p>6198</text:p>
          </table:table-cell>
          <table:table-cell table:formula="of:=AVERAGE([.B7:.D7])" office:value-type="float" office:value="5793.33333333333">
            <text:p>5793,33333333333</text:p>
          </table:table-cell>
          <table:table-cell table:formula="of:=IF([.E7]=0;0;(STDEVPA([.B7];[.C7];[.D7])/[.E7]))" office:value-type="percentage" office:value="0.086054447078304">
            <text:p>8,6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953222240719151">
            <text:p>95,32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formula="of:=AVERAGE([.B9:.D9])" office:value-type="float" office:value="7.66666666666667">
            <text:p>7,6666666666667</text:p>
          </table:table-cell>
          <table:table-cell table:formula="of:=IF([.E9]=0;0;(STDEVPA([.B9];[.C9];[.D9])/[.E9]))" office:value-type="percentage" office:value="0.122975092380269">
            <text:p>12,3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08">
            <text:p>2008</text:p>
          </table:table-cell>
          <table:table-cell office:value-type="float" office:value="1952">
            <text:p>1952</text:p>
          </table:table-cell>
          <table:table-cell office:value-type="float" office:value="1472">
            <text:p>1472</text:p>
          </table:table-cell>
          <table:table-cell table:formula="of:=AVERAGE([.B10:.D10])" office:value-type="float" office:value="1810.66666666667">
            <text:p>1810,66666666667</text:p>
          </table:table-cell>
          <table:table-cell table:formula="of:=IF([.E10]=0;0;(STDEVPA([.B10];[.C10];[.D10])/[.E10]))" office:value-type="percentage" office:value="0.132858415450296">
            <text:p>13,2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AVERAGE([.B11:.D11])" office:value-type="float" office:value="55.6666666666667">
            <text:p>55,6666666666667</text:p>
          </table:table-cell>
          <table:table-cell table:formula="of:=IF([.E11]=0;0;(STDEVPA([.B11];[.C11];[.D11])/[.E11]))" office:value-type="percentage" office:value="0.582533485366003">
            <text:p>58,2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formula="of:=AVERAGE([.B12:.D12])" office:value-type="float" office:value="194">
            <text:p>194</text:p>
          </table:table-cell>
          <table:table-cell table:formula="of:=IF([.E12]=0;0;(STDEVPA([.B12];[.C12];[.D12])/[.E12]))" office:value-type="percentage" office:value="0.358188701954056">
            <text:p>35,8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4691">
            <text:p>4691</text:p>
          </table:table-cell>
          <table:table-cell office:value-type="float" office:value="4805">
            <text:p>4805</text:p>
          </table:table-cell>
          <table:table-cell office:value-type="float" office:value="5644">
            <text:p>5644</text:p>
          </table:table-cell>
          <table:table-cell table:formula="of:=AVERAGE([.B13:.D13])" office:value-type="float" office:value="5046.66666666667">
            <text:p>5046,66666666667</text:p>
          </table:table-cell>
          <table:table-cell table:formula="of:=IF([.E13]=0;0;(STDEVPA([.B13];[.C13];[.D13])/[.E13]))" office:value-type="percentage" office:value="0.0842010765327791">
            <text:p>8,4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651">
            <text:p>4651</text:p>
          </table:table-cell>
          <table:table-cell office:value-type="float" office:value="4015">
            <text:p>4015</text:p>
          </table:table-cell>
          <table:table-cell office:value-type="float" office:value="4674">
            <text:p>4674</text:p>
          </table:table-cell>
          <table:table-cell table:formula="of:=AVERAGE([.B14:.D14])" office:value-type="float" office:value="4446.66666666667">
            <text:p>4446,66666666667</text:p>
          </table:table-cell>
          <table:table-cell table:formula="of:=IF([.E14]=0;0;(STDEVPA([.B14];[.C14];[.D14])/[.E14]))" office:value-type="percentage" office:value="0.0686758960058994">
            <text:p>6,8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4621">
            <text:p>24621</text:p>
          </table:table-cell>
          <table:table-cell table:formula="of:=SUM([.C2:.C14])" office:value-type="float" office:value="24812">
            <text:p>24812</text:p>
          </table:table-cell>
          <table:table-cell table:formula="of:=SUM([.D2:.D14])" office:value-type="float" office:value="26191">
            <text:p>26191</text:p>
          </table:table-cell>
          <table:table-cell table:formula="of:=AVERAGE([.B15:.D15])" office:value-type="float" office:value="25208">
            <text:p>25208</text:p>
          </table:table-cell>
          <table:table-cell table:formula="of:=IF([.E15]=0;0;(STDEVPA([.B15];[.C15];[.D15])/[.E15]))" office:value-type="percentage" office:value="0.0277469839427049">
            <text:p>2,77%</text:p>
          </table:table-cell>
        </table:table-row>
      </table:table>
      <table:table table:name="elink-h2-f" table:style-name="ta7">
        <table:table-column table:style-name="co17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38">
            <text:p>1438</text:p>
          </table:table-cell>
          <table:table-cell office:value-type="float" office:value="1440">
            <text:p>1440</text:p>
          </table:table-cell>
          <table:table-cell office:value-type="float" office:value="1439">
            <text:p>1439</text:p>
          </table:table-cell>
          <table:table-cell table:formula="of:=AVERAGE([.B2:.D2])" office:value-type="float" office:value="1439">
            <text:p>1439</text:p>
          </table:table-cell>
          <table:table-cell table:formula="of:=IF([.E2]=0;0;(STDEVPA([.B2];[.C2];[.D2])/[.E2]))" office:value-type="percentage" office:value="0.000567405546162423">
            <text:p>0,0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table:formula="of:=AVERAGE([.B3:.D3])" office:value-type="float" office:value="223.333333333333">
            <text:p>223,333333333333</text:p>
          </table:table-cell>
          <table:table-cell table:formula="of:=IF([.E3]=0;0;(STDEVPA([.B3];[.C3];[.D3])/[.E3]))" office:value-type="percentage" office:value="0.0138412216350682">
            <text:p>1,3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67">
            <text:p>467</text:p>
          </table:table-cell>
          <table:table-cell table:formula="of:=AVERAGE([.B5:.D5])" office:value-type="float" office:value="474">
            <text:p>474</text:p>
          </table:table-cell>
          <table:table-cell table:formula="of:=IF([.E5]=0;0;(STDEVPA([.B5];[.C5];[.D5])/[.E5]))" office:value-type="percentage" office:value="0.0104779637311894">
            <text:p>1,05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30">
            <text:p>1730</text:p>
          </table:table-cell>
          <table:table-cell office:value-type="float" office:value="1746">
            <text:p>1746</text:p>
          </table:table-cell>
          <table:table-cell office:value-type="float" office:value="1742">
            <text:p>1742</text:p>
          </table:table-cell>
          <table:table-cell table:formula="of:=AVERAGE([.B6:.D6])" office:value-type="float" office:value="1739.33333333333">
            <text:p>1739,33333333333</text:p>
          </table:table-cell>
          <table:table-cell table:formula="of:=IF([.E6]=0;0;(STDEVPA([.B6];[.C6];[.D6])/[.E6]))" office:value-type="percentage" office:value="0.00390879226798987">
            <text:p>0,3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807">
            <text:p>807</text:p>
          </table:table-cell>
          <table:table-cell table:style-name="Default" office:value-type="float" office:value="791">
            <text:p>791</text:p>
          </table:table-cell>
          <table:table-cell office:value-type="float" office:value="808">
            <text:p>808</text:p>
          </table:table-cell>
          <table:table-cell table:formula="of:=AVERAGE([.B7:.D7])" office:value-type="float" office:value="802">
            <text:p>802</text:p>
          </table:table-cell>
          <table:table-cell table:formula="of:=IF([.E7]=0;0;(STDEVPA([.B7];[.C7];[.D7])/[.E7]))" office:value-type="percentage" office:value="0.00971182165049703">
            <text:p>0,97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table:number-columns-repeated="2" office:value-type="float" office:value="31">
            <text:p>31</text:p>
          </table:table-cell>
          <table:table-cell table:formula="of:=AVERAGE([.B8:.D8])" office:value-type="float" office:value="29.3333333333333">
            <text:p>29,3333333333333</text:p>
          </table:table-cell>
          <table:table-cell table:formula="of:=IF([.E8]=0;0;(STDEVPA([.B8];[.C8];[.D8])/[.E8]))" office:value-type="percentage" office:value="0.0803530433166531">
            <text:p>8,0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67">
            <text:p>1267</text:p>
          </table:table-cell>
          <table:table-cell office:value-type="float" office:value="1295">
            <text:p>1295</text:p>
          </table:table-cell>
          <table:table-cell office:value-type="float" office:value="1333">
            <text:p>1333</text:p>
          </table:table-cell>
          <table:table-cell table:formula="of:=AVERAGE([.B10:.D10])" office:value-type="float" office:value="1298.33333333333">
            <text:p>1298,33333333333</text:p>
          </table:table-cell>
          <table:table-cell table:formula="of:=IF([.E10]=0;0;(STDEVPA([.B10];[.C10];[.D10])/[.E10]))" office:value-type="percentage" office:value="0.0208323109372024">
            <text:p>2,0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1:.D11])" office:value-type="float" office:value="4.33333333333333">
            <text:p>4,3333333333333</text:p>
          </table:table-cell>
          <table:table-cell table:formula="of:=IF([.E11]=0;0;(STDEVPA([.B11];[.C11];[.D11])/[.E11]))" office:value-type="percentage" office:value="0.108785658644084">
            <text:p>10,8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formula="of:=AVERAGE([.B13:.D13])" office:value-type="float" office:value="193.333333333333">
            <text:p>193,333333333333</text:p>
          </table:table-cell>
          <table:table-cell table:formula="of:=IF([.E13]=0;0;(STDEVPA([.B13];[.C13];[.D13])/[.E13]))" office:value-type="percentage" office:value="0.0392407126784174">
            <text:p>3,9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80">
            <text:p>480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B14:.D14])" office:value-type="float" office:value="464.666666666667">
            <text:p>464,666666666667</text:p>
          </table:table-cell>
          <table:table-cell table:formula="of:=IF([.E14]=0;0;(STDEVPA([.B14];[.C14];[.D14])/[.E14]))" office:value-type="percentage" office:value="0.0235966774797683">
            <text:p>2,3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6651">
            <text:p>6651</text:p>
          </table:table-cell>
          <table:table-cell table:formula="of:=SUM([.C2:.C14])" office:value-type="float" office:value="6658">
            <text:p>6658</text:p>
          </table:table-cell>
          <table:table-cell table:formula="of:=SUM([.D2:.D14])" office:value-type="float" office:value="6713">
            <text:p>6713</text:p>
          </table:table-cell>
          <table:table-cell table:formula="of:=AVERAGE([.B15:.D15])" office:value-type="float" office:value="6674">
            <text:p>6674</text:p>
          </table:table-cell>
          <table:table-cell table:formula="of:=IF([.E15]=0;0;(STDEVPA([.B15];[.C15];[.D15])/[.E15]))" office:value-type="percentage" office:value="0.00415415619457163">
            <text:p>0,42%</text:p>
          </table:table-cell>
        </table:table-row>
      </table:table>
      <table:table table:name="elink-hsql-f" table:style-name="ta7">
        <table:table-column table:style-name="co18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95">
            <text:p>1595</text:p>
          </table:table-cell>
          <table:table-cell office:value-type="float" office:value="1481">
            <text:p>1481</text:p>
          </table:table-cell>
          <table:table-cell office:value-type="float" office:value="1455">
            <text:p>1455</text:p>
          </table:table-cell>
          <table:table-cell table:formula="of:=AVERAGE([.B2:.D2])" office:value-type="float" office:value="1510.33333333333">
            <text:p>1510,33333333333</text:p>
          </table:table-cell>
          <table:table-cell table:formula="of:=IF([.E2]=0;0;(STDEVPA([.B2];[.C2];[.D2])/[.E2]))" office:value-type="percentage" office:value="0.040257369288794">
            <text:p>4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AVERAGE([.B3:.D3])" office:value-type="float" office:value="208.666666666667">
            <text:p>208,666666666667</text:p>
          </table:table-cell>
          <table:table-cell table:formula="of:=IF([.E3]=0;0;(STDEVPA([.B3];[.C3];[.D3])/[.E3]))" office:value-type="percentage" office:value="0.0350710837062303">
            <text:p>3,5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AVERAGE([.B4:.D4])" office:value-type="float" office:value="5">
            <text:p>5</text:p>
          </table:table-cell>
          <table:table-cell table:formula="of:=IF([.E4]=0;0;(STDEVPA([.B4];[.C4];[.D4])/[.E4]))" office:value-type="percentage" office:value="0.565685424949238">
            <text:p>56,5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38">
            <text:p>638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formula="of:=AVERAGE([.B5:.D5])" office:value-type="float" office:value="608.666666666667">
            <text:p>608,666666666667</text:p>
          </table:table-cell>
          <table:table-cell table:formula="of:=IF([.E5]=0;0;(STDEVPA([.B5];[.C5];[.D5])/[.E5]))" office:value-type="percentage" office:value="0.0366226801693329">
            <text:p>3,6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024">
            <text:p>2024</text:p>
          </table:table-cell>
          <table:table-cell office:value-type="float" office:value="1995">
            <text:p>1995</text:p>
          </table:table-cell>
          <table:table-cell office:value-type="float" office:value="1983">
            <text:p>1983</text:p>
          </table:table-cell>
          <table:table-cell table:formula="of:=AVERAGE([.B6:.D6])" office:value-type="float" office:value="2000.66666666667">
            <text:p>2000,66666666667</text:p>
          </table:table-cell>
          <table:table-cell table:formula="of:=IF([.E6]=0;0;(STDEVPA([.B6];[.C6];[.D6])/[.E6]))" office:value-type="percentage" office:value="0.00860268620021698">
            <text:p>0,8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176">
            <text:p>1176</text:p>
          </table:table-cell>
          <table:table-cell table:style-name="Default" office:value-type="float" office:value="1119">
            <text:p>1119</text:p>
          </table:table-cell>
          <table:table-cell office:value-type="float" office:value="1141">
            <text:p>1141</text:p>
          </table:table-cell>
          <table:table-cell table:formula="of:=AVERAGE([.B7:.D7])" office:value-type="float" office:value="1145.33333333333">
            <text:p>1145,33333333333</text:p>
          </table:table-cell>
          <table:table-cell table:formula="of:=IF([.E7]=0;0;(STDEVPA([.B7];[.C7];[.D7])/[.E7]))" office:value-type="percentage" office:value="0.0204927435882235">
            <text:p>2,0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3">
            <text:p>13</text:p>
          </table:table-cell>
          <table:table-cell table:formula="of:=AVERAGE([.B8:.D8])" office:value-type="float" office:value="13">
            <text:p>13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85">
            <text:p>1585</text:p>
          </table:table-cell>
          <table:table-cell office:value-type="float" office:value="1482">
            <text:p>1482</text:p>
          </table:table-cell>
          <table:table-cell office:value-type="float" office:value="1542">
            <text:p>1542</text:p>
          </table:table-cell>
          <table:table-cell table:formula="of:=AVERAGE([.B10:.D10])" office:value-type="float" office:value="1536.33333333333">
            <text:p>1536,33333333333</text:p>
          </table:table-cell>
          <table:table-cell table:formula="of:=IF([.E10]=0;0;(STDEVPA([.B10];[.C10];[.D10])/[.E10]))" office:value-type="percentage" office:value="0.0274940690261028">
            <text:p>2,7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AVERAGE([.B11:.D11])" office:value-type="float" office:value="9.66666666666667">
            <text:p>9,6666666666667</text:p>
          </table:table-cell>
          <table:table-cell table:formula="of:=IF([.E11]=0;0;(STDEVPA([.B11];[.C11];[.D11])/[.E11]))" office:value-type="percentage" office:value="0.757051668968971">
            <text:p>75,7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12:.D12])" office:value-type="float" office:value="1.33333333333333">
            <text:p>1,3333333333333</text:p>
          </table:table-cell>
          <table:table-cell table:formula="of:=IF([.E12]=0;0;(STDEVPA([.B12];[.C12];[.D12])/[.E12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0">
            <text:p>330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table:formula="of:=AVERAGE([.B13:.D13])" office:value-type="float" office:value="314.666666666667">
            <text:p>314,666666666667</text:p>
          </table:table-cell>
          <table:table-cell table:formula="of:=IF([.E13]=0;0;(STDEVPA([.B13];[.C13];[.D13])/[.E13]))" office:value-type="percentage" office:value="0.0482195198166993">
            <text:p>4,8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586">
            <text:p>586</text:p>
          </table:table-cell>
          <table:table-cell table:formula="of:=AVERAGE([.B14:.D14])" office:value-type="float" office:value="595.666666666667">
            <text:p>595,666666666667</text:p>
          </table:table-cell>
          <table:table-cell table:formula="of:=IF([.E14]=0;0;(STDEVPA([.B14];[.C14];[.D14])/[.E14]))" office:value-type="percentage" office:value="0.014527985434524">
            <text:p>1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193">
            <text:p>8193</text:p>
          </table:table-cell>
          <table:table-cell table:formula="of:=SUM([.C2:.C14])" office:value-type="float" office:value="7789">
            <text:p>7789</text:p>
          </table:table-cell>
          <table:table-cell table:formula="of:=SUM([.D2:.D14])" office:value-type="float" office:value="7873">
            <text:p>7873</text:p>
          </table:table-cell>
          <table:table-cell table:formula="of:=AVERAGE([.B15:.D15])" office:value-type="float" office:value="7951.66666666667">
            <text:p>7951,66666666667</text:p>
          </table:table-cell>
          <table:table-cell table:formula="of:=IF([.E15]=0;0;(STDEVPA([.B15];[.C15];[.D15])/[.E15]))" office:value-type="percentage" office:value="0.0218897524870321">
            <text:p>2,19%</text:p>
          </table:table-cell>
        </table:table-row>
      </table:table>
      <table:table table:name="elink-my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911">
            <text:p>1911</text:p>
          </table:table-cell>
          <table:table-cell office:value-type="float" office:value="1845">
            <text:p>1845</text:p>
          </table:table-cell>
          <table:table-cell office:value-type="float" office:value="1982">
            <text:p>1982</text:p>
          </table:table-cell>
          <table:table-cell table:formula="of:=AVERAGE([.B2:.D2])" office:value-type="float" office:value="1912.66666666667">
            <text:p>1912,66666666667</text:p>
          </table:table-cell>
          <table:table-cell table:formula="of:=IF([.E2]=0;0;(STDEVPA([.B2];[.C2];[.D2])/[.E2]))" office:value-type="percentage" office:value="0.0292483952907976">
            <text:p>2,92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formula="of:=AVERAGE([.B3:.D3])" office:value-type="float" office:value="215">
            <text:p>215</text:p>
          </table:table-cell>
          <table:table-cell table:formula="of:=IF([.E3]=0;0;(STDEVPA([.B3];[.C3];[.D3])/[.E3]))" office:value-type="percentage" office:value="0.0113929755478287">
            <text:p>1,14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formula="of:=AVERAGE([.B4:.D4])" office:value-type="float" office:value="66">
            <text:p>66</text:p>
          </table:table-cell>
          <table:table-cell table:formula="of:=IF([.E4]=0;0;(STDEVPA([.B4];[.C4];[.D4])/[.E4]))" office:value-type="percentage" office:value="0.183076454145372">
            <text:p>18,3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59">
            <text:p>559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table:formula="of:=AVERAGE([.B5:.D5])" office:value-type="float" office:value="514">
            <text:p>514</text:p>
          </table:table-cell>
          <table:table-cell table:formula="of:=IF([.E5]=0;0;(STDEVPA([.B5];[.C5];[.D5])/[.E5]))" office:value-type="percentage" office:value="0.0672262744870467">
            <text:p>6,7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496">
            <text:p>3496</text:p>
          </table:table-cell>
          <table:table-cell office:value-type="float" office:value="4037">
            <text:p>4037</text:p>
          </table:table-cell>
          <table:table-cell office:value-type="float" office:value="3660">
            <text:p>3660</text:p>
          </table:table-cell>
          <table:table-cell table:formula="of:=AVERAGE([.B6:.D6])" office:value-type="float" office:value="3731">
            <text:p>3731</text:p>
          </table:table-cell>
          <table:table-cell table:formula="of:=IF([.E6]=0;0;(STDEVPA([.B6];[.C6];[.D6])/[.E6]))" office:value-type="percentage" office:value="0.0607066482862397">
            <text:p>6,0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024">
            <text:p>2024</text:p>
          </table:table-cell>
          <table:table-cell table:style-name="Default" office:value-type="float" office:value="2008">
            <text:p>2008</text:p>
          </table:table-cell>
          <table:table-cell office:value-type="float" office:value="1715">
            <text:p>1715</text:p>
          </table:table-cell>
          <table:table-cell table:formula="of:=AVERAGE([.B7:.D7])" office:value-type="float" office:value="1915.66666666667">
            <text:p>1915,66666666667</text:p>
          </table:table-cell>
          <table:table-cell table:formula="of:=IF([.E7]=0;0;(STDEVPA([.B7];[.C7];[.D7])/[.E7]))" office:value-type="percentage" office:value="0.0741480926435959">
            <text:p>7,4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AVERAGE([.B8:.D8])" office:value-type="float" office:value="17.3333333333333">
            <text:p>17,3333333333333</text:p>
          </table:table-cell>
          <table:table-cell table:formula="of:=IF([.E8]=0;0;(STDEVPA([.B8];[.C8];[.D8])/[.E8]))" office:value-type="percentage" office:value="0.098058067569092">
            <text:p>9,81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9:.D9])" office:value-type="float" office:value="3.66666666666667">
            <text:p>3,6666666666667</text:p>
          </table:table-cell>
          <table:table-cell table:formula="of:=IF([.E9]=0;0;(STDEVPA([.B9];[.C9];[.D9])/[.E9]))" office:value-type="percentage" office:value="0.128564869306645">
            <text:p>12,8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3279">
            <text:p>3279</text:p>
          </table:table-cell>
          <table:table-cell office:value-type="float" office:value="3179">
            <text:p>3179</text:p>
          </table:table-cell>
          <table:table-cell office:value-type="float" office:value="3371">
            <text:p>3371</text:p>
          </table:table-cell>
          <table:table-cell table:formula="of:=AVERAGE([.B10:.D10])" office:value-type="float" office:value="3276.33333333333">
            <text:p>3276,33333333333</text:p>
          </table:table-cell>
          <table:table-cell table:formula="of:=IF([.E10]=0;0;(STDEVPA([.B10];[.C10];[.D10])/[.E10]))" office:value-type="percentage" office:value="0.0239311269557256">
            <text:p>2,3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table:formula="of:=AVERAGE([.B11:.D11])" office:value-type="float" office:value="107.333333333333">
            <text:p>107,333333333333</text:p>
          </table:table-cell>
          <table:table-cell table:formula="of:=IF([.E11]=0;0;(STDEVPA([.B11];[.C11];[.D11])/[.E11]))" office:value-type="percentage" office:value="0.380837029074644">
            <text:p>38,0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68">
            <text:p>1068</text:p>
          </table:table-cell>
          <table:table-cell office:value-type="float" office:value="978">
            <text:p>978</text:p>
          </table:table-cell>
          <table:table-cell office:value-type="float" office:value="1384">
            <text:p>1384</text:p>
          </table:table-cell>
          <table:table-cell table:formula="of:=AVERAGE([.B13:.D13])" office:value-type="float" office:value="1143.33333333333">
            <text:p>1143,33333333333</text:p>
          </table:table-cell>
          <table:table-cell table:formula="of:=IF([.E13]=0;0;(STDEVPA([.B13];[.C13];[.D13])/[.E13]))" office:value-type="percentage" office:value="0.1522725760455">
            <text:p>15,23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761">
            <text:p>2761</text:p>
          </table:table-cell>
          <table:table-cell office:value-type="float" office:value="2478">
            <text:p>2478</text:p>
          </table:table-cell>
          <table:table-cell office:value-type="float" office:value="2914">
            <text:p>2914</text:p>
          </table:table-cell>
          <table:table-cell table:formula="of:=AVERAGE([.B14:.D14])" office:value-type="float" office:value="2717.66666666667">
            <text:p>2717,66666666667</text:p>
          </table:table-cell>
          <table:table-cell table:formula="of:=IF([.E14]=0;0;(STDEVPA([.B14];[.C14];[.D14])/[.E14]))" office:value-type="percentage" office:value="0.0664593586086652">
            <text:p>6,6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5491">
            <text:p>15491</text:p>
          </table:table-cell>
          <table:table-cell table:formula="of:=SUM([.C2:.C14])" office:value-type="float" office:value="15367">
            <text:p>15367</text:p>
          </table:table-cell>
          <table:table-cell table:formula="of:=SUM([.D2:.D14])" office:value-type="float" office:value="16021">
            <text:p>16021</text:p>
          </table:table-cell>
          <table:table-cell table:formula="of:=AVERAGE([.B15:.D15])" office:value-type="float" office:value="15626.3333333333">
            <text:p>15626,3333333333</text:p>
          </table:table-cell>
          <table:table-cell table:formula="of:=IF([.E15]=0;0;(STDEVPA([.B15];[.C15];[.D15])/[.E15]))" office:value-type="percentage" office:value="0.0181504979719997">
            <text:p>1,82%</text:p>
          </table:table-cell>
        </table:table-row>
      </table:table>
      <table:table table:name="elink-pgsql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264">
            <text:p>6264</text:p>
          </table:table-cell>
          <table:table-cell table:style-name="Default" office:value-type="float" office:value="5826">
            <text:p>5826</text:p>
          </table:table-cell>
          <table:table-cell office:value-type="float" office:value="6429">
            <text:p>6429</text:p>
          </table:table-cell>
          <table:table-cell table:formula="of:=AVERAGE([.B7:.D7])" office:value-type="float" office:value="6173">
            <text:p>6173</text:p>
          </table:table-cell>
          <table:table-cell table:formula="of:=IF([.E7]=0;0;(STDEVPA([.B7];[.C7];[.D7])/[.E7]))" office:value-type="percentage" office:value="0.0412189361679209">
            <text:p>4,1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8:.D8])" office:value-type="float" office:value="20">
            <text:p>20</text:p>
          </table:table-cell>
          <table:table-cell table:formula="of:=IF([.E8]=0;0;(STDEVPA([.B8];[.C8];[.D8])/[.E8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9:.D9])" office:value-type="float" office:value="10.6666666666667">
            <text:p>10,6666666666667</text:p>
          </table:table-cell>
          <table:table-cell table:formula="of:=IF([.E9]=0;0;(STDEVPA([.B9];[.C9];[.D9])/[.E9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10:.D10])" office:value-type="float" office:value="7549">
            <text:p>7549</text:p>
          </table:table-cell>
          <table:table-cell table:formula="of:=IF([.E10]=0;0;(STDEVPA([.B10];[.C10];[.D10])/[.E10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1:.D11])" office:value-type="float" office:value="56.3333333333333">
            <text:p>56,3333333333333</text:p>
          </table:table-cell>
          <table:table-cell table:formula="of:=IF([.E11]=0;0;(STDEVPA([.B11];[.C11];[.D11])/[.E11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2:.D12])" office:value-type="float" office:value="13.3333333333333">
            <text:p>13,3333333333333</text:p>
          </table:table-cell>
          <table:table-cell table:formula="of:=IF([.E12]=0;0;(STDEVPA([.B12];[.C12];[.D12])/[.E12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15">
            <text:p>3315</text:p>
          </table:table-cell>
          <table:table-cell office:value-type="float" office:value="3994">
            <text:p>3994</text:p>
          </table:table-cell>
          <table:table-cell office:value-type="float" office:value="3258">
            <text:p>3258</text:p>
          </table:table-cell>
          <table:table-cell table:formula="of:=AVERAGE([.B13:.D13])" office:value-type="float" office:value="3522.33333333333">
            <text:p>3522,33333333333</text:p>
          </table:table-cell>
          <table:table-cell table:formula="of:=IF([.E13]=0;0;(STDEVPA([.B13];[.C13];[.D13])/[.E13]))" office:value-type="percentage" office:value="0.094917056338722">
            <text:p>9,4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778">
            <text:p>8778</text:p>
          </table:table-cell>
          <table:table-cell office:value-type="float" office:value="7218">
            <text:p>7218</text:p>
          </table:table-cell>
          <table:table-cell office:value-type="float" office:value="7670">
            <text:p>7670</text:p>
          </table:table-cell>
          <table:table-cell table:formula="of:=AVERAGE([.B14:.D14])" office:value-type="float" office:value="7888.66666666667">
            <text:p>7888,66666666667</text:p>
          </table:table-cell>
          <table:table-cell table:formula="of:=IF([.E14]=0;0;(STDEVPA([.B14];[.C14];[.D14])/[.E14]))" office:value-type="percentage" office:value="0.0830771899978742">
            <text:p>8,31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33880">
            <text:p>33880</text:p>
          </table:table-cell>
          <table:table-cell table:formula="of:=SUM([.C2:.C14])" office:value-type="float" office:value="30971">
            <text:p>30971</text:p>
          </table:table-cell>
          <table:table-cell table:formula="of:=SUM([.D2:.D14])" office:value-type="float" office:value="31956">
            <text:p>31956</text:p>
          </table:table-cell>
          <table:table-cell table:formula="of:=AVERAGE([.B15:.D15])" office:value-type="float" office:value="32269">
            <text:p>32269</text:p>
          </table:table-cell>
          <table:table-cell table:formula="of:=IF([.E15]=0;0;(STDEVPA([.B15];[.C15];[.D15])/[.E15]))" office:value-type="percentage" office:value="0.0374366006367753">
            <text:p>3,74%</text:p>
          </table:table-cell>
        </table:table-row>
      </table:table>
      <table:table table:name="ojpa-h2-f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7:.D7])" office:value-type="float" office:value="20">
            <text:p>20</text:p>
          </table:table-cell>
          <table:table-cell table:formula="of:=IF([.E7]=0;0;(STDEVPA([.B7];[.C7];[.D7])/[.E7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8:.D8])" office:value-type="float" office:value="10.6666666666667">
            <text:p>10,6666666666667</text:p>
          </table:table-cell>
          <table:table-cell table:formula="of:=IF([.E8]=0;0;(STDEVPA([.B8];[.C8];[.D8])/[.E8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9:.D9])" office:value-type="float" office:value="7549">
            <text:p>7549</text:p>
          </table:table-cell>
          <table:table-cell table:formula="of:=IF([.E9]=0;0;(STDEVPA([.B9];[.C9];[.D9])/[.E9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0:.D10])" office:value-type="float" office:value="56.3333333333333">
            <text:p>56,3333333333333</text:p>
          </table:table-cell>
          <table:table-cell table:formula="of:=IF([.E10]=0;0;(STDEVPA([.B10];[.C10];[.D10])/[.E10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1:.D11])" office:value-type="float" office:value="13.3333333333333">
            <text:p>13,3333333333333</text:p>
          </table:table-cell>
          <table:table-cell table:formula="of:=IF([.E11]=0;0;(STDEVPA([.B11];[.C11];[.D11])/[.E11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15523">
            <text:p>15523</text:p>
          </table:table-cell>
          <table:table-cell table:formula="of:=SUM([.C2:.C11])" office:value-type="float" office:value="13933">
            <text:p>13933</text:p>
          </table:table-cell>
          <table:table-cell table:formula="of:=SUM([.D2:.D11])" office:value-type="float" office:value="14599">
            <text:p>14599</text:p>
          </table:table-cell>
          <table:table-cell table:formula="of:=SUM([.E2:.E11])" office:value-type="float" office:value="14685">
            <text:p>14685</text:p>
          </table:table-cell>
          <table:table-cell table:formula="of:=IF([.E12]=0;0;(STDEVPA([.B12];[.C12];[.D12])/[.E12]))" office:value-type="percentage" office:value="0.0443961221518778">
            <text:p>4,44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ojpa-hsql-f" table:style-name="ta7">
        <table:table-column table:style-name="co2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186">
            <text:p>1186</text:p>
          </table:table-cell>
          <table:table-cell office:value-type="float" office:value="1211">
            <text:p>1211</text:p>
          </table:table-cell>
          <table:table-cell office:value-type="float" office:value="1189">
            <text:p>1189</text:p>
          </table:table-cell>
          <table:table-cell table:formula="of:=AVERAGE([.B2:.D2])" office:value-type="float" office:value="1195.33333333333">
            <text:p>1195,33333333333</text:p>
          </table:table-cell>
          <table:table-cell table:formula="of:=IF([.E2]=0;0;(STDEVPA([.B2];[.C2];[.D2])/[.E2]))" office:value-type="percentage" office:value="0.00932417930691605">
            <text:p>0,9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formula="of:=AVERAGE([.B3:.D3])" office:value-type="float" office:value="157.333333333333">
            <text:p>157,333333333333</text:p>
          </table:table-cell>
          <table:table-cell table:formula="of:=IF([.E3]=0;0;(STDEVPA([.B3];[.C3];[.D3])/[.E3]))" office:value-type="percentage" office:value="0.015854480452432">
            <text:p>1,5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AVERAGE([.B4:.D4])" office:value-type="float" office:value="47">
            <text:p>47</text:p>
          </table:table-cell>
          <table:table-cell table:formula="of:=IF([.E4]=0;0;(STDEVPA([.B4];[.C4];[.D4])/[.E4]))" office:value-type="percentage" office:value="0.090268950789772">
            <text:p>9,03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62">
            <text:p>462</text:p>
          </table:table-cell>
          <table:table-cell office:value-type="float" office:value="471">
            <text:p>471</text:p>
          </table:table-cell>
          <table:table-cell office:value-type="float" office:value="479">
            <text:p>479</text:p>
          </table:table-cell>
          <table:table-cell table:formula="of:=AVERAGE([.B5:.D5])" office:value-type="float" office:value="470.666666666667">
            <text:p>470,666666666667</text:p>
          </table:table-cell>
          <table:table-cell table:formula="of:=IF([.E5]=0;0;(STDEVPA([.B5];[.C5];[.D5])/[.E5]))" office:value-type="percentage" office:value="0.0147540132124643">
            <text:p>1,4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41">
            <text:p>1241</text:p>
          </table:table-cell>
          <table:table-cell office:value-type="float" office:value="1257">
            <text:p>1257</text:p>
          </table:table-cell>
          <table:table-cell office:value-type="float" office:value="1272">
            <text:p>1272</text:p>
          </table:table-cell>
          <table:table-cell table:formula="of:=AVERAGE([.B6:.D6])" office:value-type="float" office:value="1256.66666666667">
            <text:p>1256,66666666667</text:p>
          </table:table-cell>
          <table:table-cell table:formula="of:=IF([.E6]=0;0;(STDEVPA([.B6];[.C6];[.D6])/[.E6]))" office:value-type="percentage" office:value="0.0100725928626247">
            <text:p>1,0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AVERAGE([.B7:.D7])" office:value-type="float" office:value="37.3333333333333">
            <text:p>37,3333333333333</text:p>
          </table:table-cell>
          <table:table-cell table:formula="of:=IF([.E7]=0;0;(STDEVPA([.B7];[.C7];[.D7])/[.E7]))" office:value-type="percentage" office:value="0.409353335226702">
            <text:p>40,9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16">
            <text:p>216</text:p>
          </table:table-cell>
          <table:table-cell office:value-type="float" office:value="249">
            <text:p>249</text:p>
          </table:table-cell>
          <table:table-cell office:value-type="float" office:value="232">
            <text:p>232</text:p>
          </table:table-cell>
          <table:table-cell table:formula="of:=AVERAGE([.B8:.D8])" office:value-type="float" office:value="232.333333333333">
            <text:p>232,333333333333</text:p>
          </table:table-cell>
          <table:table-cell table:formula="of:=IF([.E8]=0;0;(STDEVPA([.B8];[.C8];[.D8])/[.E8]))" office:value-type="percentage" office:value="0.0579953599179562">
            <text:p>5,8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094">
            <text:p>1094</text:p>
          </table:table-cell>
          <table:table-cell office:value-type="float" office:value="1243">
            <text:p>1243</text:p>
          </table:table-cell>
          <table:table-cell office:value-type="float" office:value="1214">
            <text:p>1214</text:p>
          </table:table-cell>
          <table:table-cell table:formula="of:=AVERAGE([.B9:.D9])" office:value-type="float" office:value="1183.66666666667">
            <text:p>1183,66666666667</text:p>
          </table:table-cell>
          <table:table-cell table:formula="of:=IF([.E9]=0;0;(STDEVPA([.B9];[.C9];[.D9])/[.E9]))" office:value-type="percentage" office:value="0.0544915105615572">
            <text:p>5,4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office:value-type="float" office:value="141">
            <text:p>141</text:p>
          </table:table-cell>
          <table:table-cell table:formula="of:=AVERAGE([.B10:.D10])" office:value-type="float" office:value="157.666666666667">
            <text:p>157,666666666667</text:p>
          </table:table-cell>
          <table:table-cell table:formula="of:=IF([.E10]=0;0;(STDEVPA([.B10];[.C10];[.D10])/[.E10]))" office:value-type="percentage" office:value="0.0854603929446416">
            <text:p>8,5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373">
            <text:p>373</text:p>
          </table:table-cell>
          <table:table-cell office:value-type="float" office:value="372">
            <text:p>372</text:p>
          </table:table-cell>
          <table:table-cell office:value-type="float" office:value="323">
            <text:p>323</text:p>
          </table:table-cell>
          <table:table-cell table:formula="of:=AVERAGE([.B11:.D11])" office:value-type="float" office:value="356">
            <text:p>356</text:p>
          </table:table-cell>
          <table:table-cell table:formula="of:=IF([.E11]=0;0;(STDEVPA([.B11];[.C11];[.D11])/[.E11]))" office:value-type="percentage" office:value="0.0655564459333869">
            <text:p>6,5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4985">
            <text:p>4985</text:p>
          </table:table-cell>
          <table:table-cell table:formula="of:=SUM([.C2:.C11])" office:value-type="float" office:value="5188">
            <text:p>5188</text:p>
          </table:table-cell>
          <table:table-cell table:formula="of:=SUM([.D2:.D11])" office:value-type="float" office:value="5109">
            <text:p>5109</text:p>
          </table:table-cell>
          <table:table-cell table:formula="of:=SUM([.E2:.E11])" office:value-type="float" office:value="5094">
            <text:p>5094</text:p>
          </table:table-cell>
          <table:table-cell table:formula="of:=IF([.E12]=0;0;(STDEVPA([.B12];[.C12];[.D12])/[.E12]))" office:value-type="percentage" office:value="0.0164017243817655">
            <text:p>1,64%</text:p>
          </table:table-cell>
        </table:table-row>
      </table:table>
      <table:table table:name="ojpa-mysql" table:style-name="ta7">
        <table:table-column table:style-name="co2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629">
            <text:p>1629</text:p>
          </table:table-cell>
          <table:table-cell office:value-type="float" office:value="1319">
            <text:p>1319</text:p>
          </table:table-cell>
          <table:table-cell office:value-type="float" office:value="1512">
            <text:p>1512</text:p>
          </table:table-cell>
          <table:table-cell table:formula="of:=AVERAGE([.B2:.D2])" office:value-type="float" office:value="1486.66666666667">
            <text:p>1486,66666666667</text:p>
          </table:table-cell>
          <table:table-cell table:formula="of:=IF([.E2]=0;0;(STDEVPA([.B2];[.C2];[.D2])/[.E2]))" office:value-type="percentage" office:value="0.0859765342829332">
            <text:p>8,6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63">
            <text:p>163</text:p>
          </table:table-cell>
          <table:table-cell table:formula="of:=AVERAGE([.B3:.D3])" office:value-type="float" office:value="157">
            <text:p>157</text:p>
          </table:table-cell>
          <table:table-cell table:formula="of:=IF([.E3]=0;0;(STDEVPA([.B3];[.C3];[.D3])/[.E3]))" office:value-type="percentage" office:value="0.0275190687830482">
            <text:p>2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table:formula="of:=AVERAGE([.B4:.D4])" office:value-type="float" office:value="98.6666666666667">
            <text:p>98,6666666666667</text:p>
          </table:table-cell>
          <table:table-cell table:formula="of:=IF([.E4]=0;0;(STDEVPA([.B4];[.C4];[.D4])/[.E4]))" office:value-type="percentage" office:value="0.11265764865225">
            <text:p>11,2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93">
            <text:p>293</text:p>
          </table:table-cell>
          <table:table-cell office:value-type="float" office:value="288">
            <text:p>288</text:p>
          </table:table-cell>
          <table:table-cell office:value-type="float" office:value="299">
            <text:p>299</text:p>
          </table:table-cell>
          <table:table-cell table:formula="of:=AVERAGE([.B5:.D5])" office:value-type="float" office:value="293.333333333333">
            <text:p>293,333333333333</text:p>
          </table:table-cell>
          <table:table-cell table:formula="of:=IF([.E5]=0;0;(STDEVPA([.B5];[.C5];[.D5])/[.E5]))" office:value-type="percentage" office:value="0.0153303835945819">
            <text:p>1,5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697">
            <text:p>1697</text:p>
          </table:table-cell>
          <table:table-cell office:value-type="float" office:value="1366">
            <text:p>1366</text:p>
          </table:table-cell>
          <table:table-cell office:value-type="float" office:value="1658">
            <text:p>1658</text:p>
          </table:table-cell>
          <table:table-cell table:formula="of:=AVERAGE([.B6:.D6])" office:value-type="float" office:value="1573.66666666667">
            <text:p>1573,66666666667</text:p>
          </table:table-cell>
          <table:table-cell table:formula="of:=IF([.E6]=0;0;(STDEVPA([.B6];[.C6];[.D6])/[.E6]))" office:value-type="percentage" office:value="0.0938592389933726">
            <text:p>9,39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formula="of:=AVERAGE([.B7:.D7])" office:value-type="float" office:value="26.6666666666667">
            <text:p>26,6666666666667</text:p>
          </table:table-cell>
          <table:table-cell table:formula="of:=IF([.E7]=0;0;(STDEVPA([.B7];[.C7];[.D7])/[.E7]))" office:value-type="percentage" office:value="0.0637377439199098">
            <text:p>6,37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table:formula="of:=AVERAGE([.B8:.D8])" office:value-type="float" office:value="97.3333333333333">
            <text:p>97,3333333333333</text:p>
          </table:table-cell>
          <table:table-cell table:formula="of:=IF([.E8]=0;0;(STDEVPA([.B8];[.C8];[.D8])/[.E8]))" office:value-type="percentage" office:value="0.0924023120769318">
            <text:p>9,2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38">
            <text:p>1538</text:p>
          </table:table-cell>
          <table:table-cell office:value-type="float" office:value="1551">
            <text:p>1551</text:p>
          </table:table-cell>
          <table:table-cell office:value-type="float" office:value="1538">
            <text:p>1538</text:p>
          </table:table-cell>
          <table:table-cell table:formula="of:=AVERAGE([.B9:.D9])" office:value-type="float" office:value="1542.33333333333">
            <text:p>1542,33333333333</text:p>
          </table:table-cell>
          <table:table-cell table:formula="of:=IF([.E9]=0;0;(STDEVPA([.B9];[.C9];[.D9])/[.E9]))" office:value-type="percentage" office:value="0.00397336855648373">
            <text:p>0,40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table:formula="of:=AVERAGE([.B10:.D10])" office:value-type="float" office:value="121">
            <text:p>121</text:p>
          </table:table-cell>
          <table:table-cell table:formula="of:=IF([.E10]=0;0;(STDEVPA([.B10];[.C10];[.D10])/[.E10]))" office:value-type="percentage" office:value="0.0618455766408916">
            <text:p>6,1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formula="of:=AVERAGE([.B11:.D11])" office:value-type="float" office:value="91">
            <text:p>91</text:p>
          </table:table-cell>
          <table:table-cell table:formula="of:=IF([.E11]=0;0;(STDEVPA([.B11];[.C11];[.D11])/[.E11]))" office:value-type="percentage" office:value="0.0712169307517347">
            <text:p>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710">
            <text:p>5710</text:p>
          </table:table-cell>
          <table:table-cell table:formula="of:=SUM([.C2:.C11])" office:value-type="float" office:value="5141">
            <text:p>5141</text:p>
          </table:table-cell>
          <table:table-cell table:formula="of:=SUM([.D2:.D11])" office:value-type="float" office:value="5612">
            <text:p>5612</text:p>
          </table:table-cell>
          <table:table-cell table:formula="of:=SUM([.E2:.E11])" office:value-type="float" office:value="5487.66666666667">
            <text:p>5487,66666666667</text:p>
          </table:table-cell>
          <table:table-cell table:formula="of:=IF([.E12]=0;0;(STDEVPA([.B12];[.C12];[.D12])/[.E12]))" office:value-type="percentage" office:value="0.0452603697143875">
            <text:p>4,53%</text:p>
          </table:table-cell>
        </table:table-row>
      </table:table>
      <table:table table:name="ojpa-pg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28">
            <text:p>1428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AVERAGE([.B2:.D2])" office:value-type="float" office:value="1318.33333333333">
            <text:p>1318,33333333333</text:p>
          </table:table-cell>
          <table:table-cell table:formula="of:=IF([.E2]=0;0;(STDEVPA([.B2];[.C2];[.D2])/[.E2]))" office:value-type="percentage" office:value="0.0595994767965084">
            <text:p>5,9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formula="of:=AVERAGE([.B3:.D3])" office:value-type="float" office:value="119.333333333333">
            <text:p>119,333333333333</text:p>
          </table:table-cell>
          <table:table-cell table:formula="of:=IF([.E3]=0;0;(STDEVPA([.B3];[.C3];[.D3])/[.E3]))" office:value-type="percentage" office:value="0.0104515569462959">
            <text:p>1,0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45.3333333333333">
            <text:p>45,3333333333333</text:p>
          </table:table-cell>
          <table:table-cell table:formula="of:=IF([.E4]=0;0;(STDEVPA([.B4];[.C4];[.D4])/[.E4]))" office:value-type="percentage" office:value="0.0681883712904096">
            <text:p>6,8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37">
            <text:p>337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formula="of:=AVERAGE([.B5:.D5])" office:value-type="float" office:value="319.333333333333">
            <text:p>319,333333333333</text:p>
          </table:table-cell>
          <table:table-cell table:formula="of:=IF([.E5]=0;0;(STDEVPA([.B5];[.C5];[.D5])/[.E5]))" office:value-type="percentage" office:value="0.0460474843426154">
            <text:p>4,6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07">
            <text:p>1707</text:p>
          </table:table-cell>
          <table:table-cell office:value-type="float" office:value="1837">
            <text:p>1837</text:p>
          </table:table-cell>
          <table:table-cell office:value-type="float" office:value="1475">
            <text:p>1475</text:p>
          </table:table-cell>
          <table:table-cell table:formula="of:=AVERAGE([.B6:.D6])" office:value-type="float" office:value="1673">
            <text:p>1673</text:p>
          </table:table-cell>
          <table:table-cell table:formula="of:=IF([.E6]=0;0;(STDEVPA([.B6];[.C6];[.D6])/[.E6]))" office:value-type="percentage" office:value="0.0894970970956057">
            <text:p>8,9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AVERAGE([.B7:.D7])" office:value-type="float" office:value="17">
            <text:p>17</text:p>
          </table:table-cell>
          <table:table-cell table:formula="of:=IF([.E7]=0;0;(STDEVPA([.B7];[.C7];[.D7])/[.E7]))" office:value-type="percentage" office:value="0.0480292106428074">
            <text:p>4,8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formula="of:=AVERAGE([.B8:.D8])" office:value-type="float" office:value="51.6666666666667">
            <text:p>51,6666666666667</text:p>
          </table:table-cell>
          <table:table-cell table:formula="of:=IF([.E8]=0;0;(STDEVPA([.B8];[.C8];[.D8])/[.E8]))" office:value-type="percentage" office:value="0.349936816059887">
            <text:p>34,99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115">
            <text:p>2115</text:p>
          </table:table-cell>
          <table:table-cell office:value-type="float" office:value="2062">
            <text:p>2062</text:p>
          </table:table-cell>
          <table:table-cell office:value-type="float" office:value="1951">
            <text:p>1951</text:p>
          </table:table-cell>
          <table:table-cell table:formula="of:=AVERAGE([.B9:.D9])" office:value-type="float" office:value="2042.66666666667">
            <text:p>2042,66666666667</text:p>
          </table:table-cell>
          <table:table-cell table:formula="of:=IF([.E9]=0;0;(STDEVPA([.B9];[.C9];[.D9])/[.E9]))" office:value-type="percentage" office:value="0.0334534006217169">
            <text:p>3,3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table:formula="of:=AVERAGE([.B10:.D10])" office:value-type="float" office:value="96.6666666666667">
            <text:p>96,6666666666667</text:p>
          </table:table-cell>
          <table:table-cell table:formula="of:=IF([.E10]=0;0;(STDEVPA([.B10];[.C10];[.D10])/[.E10]))" office:value-type="percentage" office:value="0.1454011630504">
            <text:p>14,54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table:formula="of:=AVERAGE([.B11:.D11])" office:value-type="float" office:value="99.6666666666667">
            <text:p>99,6666666666667</text:p>
          </table:table-cell>
          <table:table-cell table:formula="of:=IF([.E11]=0;0;(STDEVPA([.B11];[.C11];[.D11])/[.E11]))" office:value-type="percentage" office:value="0.471204107143992">
            <text:p>4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931">
            <text:p>5931</text:p>
          </table:table-cell>
          <table:table-cell table:formula="of:=SUM([.C2:.C11])" office:value-type="float" office:value="5863">
            <text:p>5863</text:p>
          </table:table-cell>
          <table:table-cell table:formula="of:=SUM([.D2:.D11])" office:value-type="float" office:value="5555">
            <text:p>5555</text:p>
          </table:table-cell>
          <table:table-cell table:formula="of:=SUM([.E2:.E11])" office:value-type="float" office:value="5783">
            <text:p>5783</text:p>
          </table:table-cell>
          <table:table-cell table:formula="of:=IF([.E12]=0;0;(STDEVPA([.B12];[.C12];[.D12])/[.E12]))" office:value-type="percentage" office:value="0.0282886029543315">
            <text:p>2,83%</text:p>
          </table:table-cell>
        </table:table-row>
      </table:table>
      <table:table table:name="List24" table:style-name="ta7">
        <office:forms form:automatic-focus="false" form:apply-design-mode="false"/>
        <table:shapes>
          <draw:frame draw:z-index="0" draw:style-name="gr2" draw:text-style-name="P1" svg:width="8.109cm" svg:height="5.851cm" svg:x="0.091cm" svg:y="6.982cm">
            <draw:object draw:notify-on-update-of-ranges="List24.B1:List24.D1 List24.A2:List24.A2 List24.B2:List24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7.746cm" svg:height="5.791cm" svg:x="8.313cm" svg:y="7.015cm">
            <draw:object draw:notify-on-update-of-ranges="List24.B1:List24.D1 List24.A3:List24.A3 List24.B3:List24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7.634cm" svg:height="5.791cm" svg:x="16.116cm" svg:y="6.962cm">
            <draw:object draw:notify-on-update-of-ranges="List24.B1:List24.D1 List24.A4:List24.A4 List24.B4:List24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7.634cm" svg:height="5.791cm" svg:x="23.947cm" svg:y="6.909cm">
            <draw:object draw:notify-on-update-of-ranges="List24.B1:List24.D1 List24.A5:List24.A5 List24.B5:List24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7.634cm" svg:height="5.791cm" svg:x="0cm" svg:y="13.178cm">
            <draw:object draw:notify-on-update-of-ranges="List24.B1:List24.D1 List24.A6:List24.A6 List24.B6:List24.D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7.634cm" svg:height="5.791cm" svg:x="8.143cm" svg:y="13.179cm">
            <draw:object draw:notify-on-update-of-ranges="List24.B1:List24.D1 List24.A7:List24.A7 List24.B7:List24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7.634cm" svg:height="5.791cm" svg:x="16.568cm" svg:y="13.179cm">
            <draw:object draw:notify-on-update-of-ranges="List24.B1:List24.D1 List24.A8:List24.A8 List24.B8:List24.D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7.634cm" svg:height="5.791cm" svg:x="25.785cm" svg:y="13.338cm">
            <draw:object draw:notify-on-update-of-ranges="List24.B1:List24.D1 List24.A9:List24.A9 List24.B9:List24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1" svg:width="7.634cm" svg:height="5.791cm" svg:x="0cm" svg:y="19.635cm">
            <draw:object draw:notify-on-update-of-ranges="List24.B1:List24.D1 List24.A10:List24.A10 List24.B10:List24.D1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1" svg:width="7.634cm" svg:height="5.791cm" svg:x="8.143cm" svg:y="19.635cm">
            <draw:object draw:notify-on-update-of-ranges="List24.B1:List24.D1 List24.A11:List24.A11 List24.B11:List24.D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7.634cm" svg:height="5.791cm" svg:x="16.568cm" svg:y="19.635cm">
            <draw:object draw:notify-on-update-of-ranges="List24.B1:List24.D1 List24.A12:List24.A12 List24.B12:List24.D1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1" svg:width="7.634cm" svg:height="5.791cm" svg:x="25.785cm" svg:y="19.635cm">
            <draw:object draw:notify-on-update-of-ranges="List24.B1:List24.D1 List24.A13:List24.A13 List24.B13:List24.D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2" draw:text-style-name="P1" svg:width="7.634cm" svg:height="5.791cm" svg:x="0cm" svg:y="25.932cm">
            <draw:object draw:notify-on-update-of-ranges="List24.B1:List24.D1 List24.A14:List24.A14 List24.B14:List24.D1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2" draw:text-style-name="P1" svg:width="7.634cm" svg:height="5.791cm" svg:x="8.143cm" svg:y="25.931cm">
            <draw:object draw:notify-on-update-of-ranges="List24.B1:List24.D1 List24.A15:List24.A15 List24.B15:List24.D1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2" draw:text-style-name="P1" svg:width="12.199cm" svg:height="12.248cm" svg:x="16.64cm" svg:y="26.435cm">
            <draw:object draw:notify-on-update-of-ranges="List24.E1:List24.W1 List24.A2:List24.A2 List24.E2:List24.W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2" draw:text-style-name="P1" svg:width="12.199cm" svg:height="12.248cm" svg:x="0.001cm" svg:y="32.253cm">
            <draw:object draw:notify-on-update-of-ranges="List24.E1:List24.W1 List24.A3:List24.A3 List24.E3:List24.W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2" draw:text-style-name="P1" svg:width="12.199cm" svg:height="12.248cm" svg:x="0.001cm" svg:y="45.007cm">
            <draw:object draw:notify-on-update-of-ranges="List24.E1:List24.W1 List24.A4:List24.A4 List24.E4:List24.W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2" draw:text-style-name="P1" svg:width="12.199cm" svg:height="12.248cm" svg:x="12.441cm" svg:y="45.007cm">
            <draw:object draw:notify-on-update-of-ranges="List24.E1:List24.W1 List24.A5:List24.A5 List24.E5:List24.W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2" draw:text-style-name="P1" svg:width="12.199cm" svg:height="12.248cm" svg:x="25.786cm" svg:y="45.007cm">
            <draw:object draw:notify-on-update-of-ranges="List24.E1:List24.W1 List24.A6:List24.A6 List24.E6:List24.W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2" draw:text-style-name="P1" svg:width="12.199cm" svg:height="12.248cm" svg:x="0.001cm" svg:y="57.652cm">
            <draw:object draw:notify-on-update-of-ranges="List24.E1:List24.W1 List24.A7:List24.A7 List24.E7:List24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2" draw:text-style-name="P1" svg:width="12.199cm" svg:height="12.248cm" svg:x="12.441cm" svg:y="57.652cm">
            <draw:object draw:notify-on-update-of-ranges="List24.E1:List24.W1 List24.A8:List24.A8 List24.E8:List24.W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2" draw:text-style-name="P1" svg:width="12.199cm" svg:height="12.248cm" svg:x="25.786cm" svg:y="57.652cm">
            <draw:object draw:notify-on-update-of-ranges="List24.E1:List24.W1 List24.A9:List24.A9 List24.E9:List24.W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2" draw:text-style-name="P1" svg:width="12.199cm" svg:height="12.248cm" svg:x="0.001cm" svg:y="70.299cm">
            <draw:object draw:notify-on-update-of-ranges="List24.E1:List24.W1 List24.A10:List24.A10 List24.E10:List24.W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2" draw:text-style-name="P1" svg:width="12.199cm" svg:height="12.248cm" svg:x="12.441cm" svg:y="70.299cm">
            <draw:object draw:notify-on-update-of-ranges="List24.E1:List24.W1 List24.A11:List24.A11 List24.E11:List24.W11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4" draw:style-name="gr2" draw:text-style-name="P1" svg:width="12.199cm" svg:height="12.248cm" svg:x="25.786cm" svg:y="70.299cm">
            <draw:object draw:notify-on-update-of-ranges="List24.E1:List24.W1 List24.A12:List24.A12 List24.E12:List24.W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5" draw:style-name="gr2" draw:text-style-name="P1" svg:width="12.199cm" svg:height="12.248cm" svg:x="0.001cm" svg:y="82.945cm">
            <draw:object draw:notify-on-update-of-ranges="List24.E1:List24.W1 List24.A13:List24.A13 List24.E13:List24.W1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2" draw:text-style-name="P1" svg:width="12.199cm" svg:height="12.248cm" svg:x="12.441cm" svg:y="82.946cm">
            <draw:object draw:notify-on-update-of-ranges="List24.E1:List24.W1 List24.A14:List24.A14 List24.E14:List24.W1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7" draw:style-name="gr2" draw:text-style-name="P1" svg:width="12.199cm" svg:height="12.248cm" svg:x="25.786cm" svg:y="82.946cm">
            <draw:object draw:notify-on-update-of-ranges="List24.E1:List24.W1 List24.A15:List24.A15 List24.E15:List24.W15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6" table:default-cell-style-name="Default"/>
        <table:table-row table:style-name="ro3">
          <table:table-cell/>
          <table:table-cell table:style-name="ce9" office:value-type="string">
            <text:p>DB4O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ObjectDB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EclipseLink Postgre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Batoo MySQL</text:p>
          </table:table-cell>
        </table:table-row>
        <table:table-row table:style-name="ro1">
          <table:table-cell table:style-name="ce7" office:value-type="string">
            <text:p>Generování stromové struktury</text:p>
          </table:table-cell>
          <table:table-cell table:style-name="ce10" table:formula="of:=[db4o.$E2]" office:value-type="float" office:value="1229.66666666667">
            <text:p>1229,7</text:p>
          </table:table-cell>
          <table:table-cell table:style-name="ce10" table:formula="of:=[orientdb.$E2]" office:value-type="float" office:value="1190">
            <text:p>1190,0</text:p>
          </table:table-cell>
          <table:table-cell table:style-name="ce10" table:formula="of:=[objectdb.$E2]" office:value-type="float" office:value="256.666666666667">
            <text:p>256,7</text:p>
          </table:table-cell>
          <table:table-cell table:style-name="ce10" table:formula="of:=['hb-hsql-f'.$E2]" office:value-type="float" office:value="1688.66666666667">
            <text:p>1688,7</text:p>
          </table:table-cell>
          <table:table-cell table:style-name="ce10" table:formula="of:=['hb-h2-f'.$E2]" office:value-type="float" office:value="1613.33333333333">
            <text:p>1613,3</text:p>
          </table:table-cell>
          <table:table-cell table:style-name="ce10" table:formula="of:=['hb-mysql'.$E2]" office:value-type="float" office:value="2584.66666666667">
            <text:p>2584,7</text:p>
          </table:table-cell>
          <table:table-cell table:style-name="ce10" table:formula="of:=['hb-pgsql'.$E2]" office:value-type="float" office:value="2311">
            <text:p>2311,0</text:p>
          </table:table-cell>
          <table:table-cell table:style-name="ce10" table:formula="of:=['elink-hsql-f'.$E2]" office:value-type="float" office:value="1510.33333333333">
            <text:p>1510,3</text:p>
          </table:table-cell>
          <table:table-cell table:style-name="ce10" table:formula="of:=['elink-h2-f'.$E2]" office:value-type="float" office:value="1439">
            <text:p>1439,0</text:p>
          </table:table-cell>
          <table:table-cell table:style-name="ce10" table:formula="of:=['elink-mysql'.$E2]" office:value-type="float" office:value="1912.66666666667">
            <text:p>1912,7</text:p>
          </table:table-cell>
          <table:table-cell table:style-name="ce10" table:formula="of:=['elink-pgsql'.$E2]" office:value-type="float" office:value="2427.33333333333">
            <text:p>2427,3</text:p>
          </table:table-cell>
          <table:table-cell table:style-name="ce10" table:formula="of:=['ojpa-hsql-f'.$E2]" office:value-type="float" office:value="1195.33333333333">
            <text:p>1195,3</text:p>
          </table:table-cell>
          <table:table-cell table:style-name="ce10" table:formula="of:=['ojpa-h2-f'.$E2]" office:value-type="float" office:value="2427.33333333333">
            <text:p>2427,3</text:p>
          </table:table-cell>
          <table:table-cell table:style-name="ce10" table:formula="of:=['ojpa-mysql'.$E2]" office:value-type="float" office:value="1486.66666666667">
            <text:p>1486,7</text:p>
          </table:table-cell>
          <table:table-cell table:style-name="ce10" table:formula="of:=['ojpa-pgsql'.$E2]" office:value-type="float" office:value="1318.33333333333">
            <text:p>1318,3</text:p>
          </table:table-cell>
          <table:table-cell table:style-name="ce10" table:formula="of:=['dn-hsql-f'.$E2]" office:value-type="float" office:value="2241.66666666667">
            <text:p>2241,7</text:p>
          </table:table-cell>
          <table:table-cell table:style-name="ce10" table:formula="of:=['dn-h2-f'.$E2]" office:value-type="float" office:value="2492.33333333333">
            <text:p>2492,3</text:p>
          </table:table-cell>
          <table:table-cell table:style-name="ce10" table:formula="of:=['dn-mysql'.$E2]" office:value-type="float" office:value="2706.33333333333">
            <text:p>2706,3</text:p>
          </table:table-cell>
          <table:table-cell table:style-name="ce10" table:formula="of:=['dn-pgsql'.$E2]" office:value-type="float" office:value="2567">
            <text:p>2567,0</text:p>
          </table:table-cell>
          <table:table-cell table:style-name="ce10" table:formula="of:=['batoo-hsql-f'.$E2]" office:value-type="float" office:value="632.333333333333">
            <text:p>632,3</text:p>
          </table:table-cell>
          <table:table-cell table:style-name="ce10" table:formula="of:=['batoo-h2-f'.$E2]" office:value-type="float" office:value="896">
            <text:p>896,0</text:p>
          </table:table-cell>
          <table:table-cell table:style-name="ce10" table:formula="of:=['batoo-mysql'.$E2]" office:value-type="float" office:value="1462">
            <text:p>1462,0</text:p>
          </table:table-cell>
        </table:table-row>
        <table:table-row table:style-name="ro1">
          <table:table-cell table:style-name="ce7" office:value-type="string">
            <text:p>Nalezení kořene</text:p>
          </table:table-cell>
          <table:table-cell table:style-name="ce10" table:formula="of:=[db4o.$E3]" office:value-type="float" office:value="130.333333333333">
            <text:p>130,3</text:p>
          </table:table-cell>
          <table:table-cell table:style-name="ce10" table:formula="of:=[orientdb.$E3]" office:value-type="float" office:value="178">
            <text:p>178,0</text:p>
          </table:table-cell>
          <table:table-cell table:style-name="ce10" table:formula="of:=[objectdb.$E3]" office:value-type="float" office:value="169.666666666667">
            <text:p>169,7</text:p>
          </table:table-cell>
          <table:table-cell table:style-name="ce10" table:formula="of:=['hb-hsql-f'.$E3]" office:value-type="float" office:value="112">
            <text:p>112,0</text:p>
          </table:table-cell>
          <table:table-cell table:style-name="ce10" table:formula="of:=['hb-h2-f'.$E3]" office:value-type="float" office:value="124">
            <text:p>124,0</text:p>
          </table:table-cell>
          <table:table-cell table:style-name="ce10" table:formula="of:=['hb-mysql'.$E3]" office:value-type="float" office:value="129">
            <text:p>129,0</text:p>
          </table:table-cell>
          <table:table-cell table:style-name="ce10" table:formula="of:=['hb-pgsql'.$E3]" office:value-type="float" office:value="161.666666666667">
            <text:p>161,7</text:p>
          </table:table-cell>
          <table:table-cell table:style-name="ce10" table:formula="of:=['elink-hsql-f'.$E3]" office:value-type="float" office:value="208.666666666667">
            <text:p>208,7</text:p>
          </table:table-cell>
          <table:table-cell table:style-name="ce10" table:formula="of:=['elink-h2-f'.$E3]" office:value-type="float" office:value="223.333333333333">
            <text:p>223,3</text:p>
          </table:table-cell>
          <table:table-cell table:style-name="ce10" table:formula="of:=['elink-mysql'.$E3]" office:value-type="float" office:value="215">
            <text:p>215,0</text:p>
          </table:table-cell>
          <table:table-cell table:style-name="ce10" table:formula="of:=['elink-pgsql'.$E3]" office:value-type="float" office:value="222">
            <text:p>222,0</text:p>
          </table:table-cell>
          <table:table-cell table:style-name="ce10" table:formula="of:=['ojpa-hsql-f'.$E3]" office:value-type="float" office:value="157.333333333333">
            <text:p>157,3</text:p>
          </table:table-cell>
          <table:table-cell table:style-name="ce10" table:formula="of:=['ojpa-h2-f'.$E3]" office:value-type="float" office:value="222">
            <text:p>222,0</text:p>
          </table:table-cell>
          <table:table-cell table:style-name="ce10" table:formula="of:=['ojpa-mysql'.$E3]" office:value-type="float" office:value="157">
            <text:p>157,0</text:p>
          </table:table-cell>
          <table:table-cell table:style-name="ce10" table:formula="of:=['ojpa-pgsql'.$E3]" office:value-type="float" office:value="119.333333333333">
            <text:p>119,3</text:p>
          </table:table-cell>
          <table:table-cell table:style-name="ce10" table:formula="of:=['dn-hsql-f'.$E3]" office:value-type="float" office:value="94.6666666666667">
            <text:p>94,7</text:p>
          </table:table-cell>
          <table:table-cell table:style-name="ce10" table:formula="of:=['dn-h2-f'.$E3]" office:value-type="float" office:value="94.3333333333333">
            <text:p>94,3</text:p>
          </table:table-cell>
          <table:table-cell table:style-name="ce10" table:formula="of:=['dn-mysql'.$E3]" office:value-type="float" office:value="110.666666666667">
            <text:p>110,7</text:p>
          </table:table-cell>
          <table:table-cell table:style-name="ce10" table:formula="of:=['dn-pgsql'.$E3]" office:value-type="float" office:value="111">
            <text:p>111,0</text:p>
          </table:table-cell>
          <table:table-cell table:style-name="ce10" table:formula="of:=['batoo-hsql-f'.$E3]" office:value-type="float" office:value="126.333333333333">
            <text:p>126,3</text:p>
          </table:table-cell>
          <table:table-cell table:style-name="ce10" table:formula="of:=['batoo-h2-f'.$E3]" office:value-type="float" office:value="141.333333333333">
            <text:p>141,3</text:p>
          </table:table-cell>
          <table:table-cell table:style-name="ce10" table:formula="of:=['batoo-mysql'.$E3]" office:value-type="float" office:value="130.666666666667">
            <text:p>130,7</text:p>
          </table:table-cell>
        </table:table-row>
        <table:table-row table:style-name="ro1">
          <table:table-cell table:style-name="ce7" office:value-type="string">
            <text:p>Aktualizování kořene</text:p>
          </table:table-cell>
          <table:table-cell table:style-name="ce10" table:formula="of:=[db4o.$E4]" office:value-type="float" office:value="130.666666666667">
            <text:p>130,7</text:p>
          </table:table-cell>
          <table:table-cell table:style-name="ce10" table:formula="of:=[orientdb.$E4]" office:value-type="float" office:value="0.666666666666667">
            <text:p>0,7</text:p>
          </table:table-cell>
          <table:table-cell table:style-name="ce10" table:formula="of:=[objectdb.$E4]" office:value-type="float" office:value="26">
            <text:p>26,0</text:p>
          </table:table-cell>
          <table:table-cell table:style-name="ce10" table:formula="of:=['hb-hsql-f'.$E4]" office:value-type="float" office:value="1">
            <text:p>1,0</text:p>
          </table:table-cell>
          <table:table-cell table:style-name="ce10" table:formula="of:=['hb-h2-f'.$E4]" office:value-type="float" office:value="1">
            <text:p>1,0</text:p>
          </table:table-cell>
          <table:table-cell table:style-name="ce10" table:formula="of:=['hb-mysql'.$E4]" office:value-type="float" office:value="82">
            <text:p>82,0</text:p>
          </table:table-cell>
          <table:table-cell table:style-name="ce10" table:formula="of:=['hb-pgsql'.$E4]" office:value-type="float" office:value="31.6666666666667">
            <text:p>31,7</text:p>
          </table:table-cell>
          <table:table-cell table:style-name="ce10" table:formula="of:=['elink-hsql-f'.$E4]" office:value-type="float" office:value="5">
            <text:p>5,0</text:p>
          </table:table-cell>
          <table:table-cell table:style-name="ce10" table:formula="of:=['elink-h2-f'.$E4]" office:value-type="float" office:value="3">
            <text:p>3,0</text:p>
          </table:table-cell>
          <table:table-cell table:style-name="ce10" table:formula="of:=['elink-mysql'.$E4]" office:value-type="float" office:value="66">
            <text:p>66,0</text:p>
          </table:table-cell>
          <table:table-cell table:style-name="ce10" table:formula="of:=['elink-pgsql'.$E4]" office:value-type="float" office:value="39.6666666666667">
            <text:p>39,7</text:p>
          </table:table-cell>
          <table:table-cell table:style-name="ce10" table:formula="of:=['ojpa-hsql-f'.$E4]" office:value-type="float" office:value="47">
            <text:p>47,0</text:p>
          </table:table-cell>
          <table:table-cell table:style-name="ce10" table:formula="of:=['ojpa-h2-f'.$E4]" office:value-type="float" office:value="39.6666666666667">
            <text:p>39,7</text:p>
          </table:table-cell>
          <table:table-cell table:style-name="ce10" table:formula="of:=['ojpa-mysql'.$E4]" office:value-type="float" office:value="98.6666666666667">
            <text:p>98,7</text:p>
          </table:table-cell>
          <table:table-cell table:style-name="ce10" table:formula="of:=['ojpa-pgsql'.$E4]" office:value-type="float" office:value="45.3333333333333">
            <text:p>45,3</text:p>
          </table:table-cell>
          <table:table-cell table:style-name="ce10" table:formula="of:=['dn-hsql-f'.$E4]" office:value-type="float" office:value="6.33333333333333">
            <text:p>6,3</text:p>
          </table:table-cell>
          <table:table-cell table:style-name="ce10" table:formula="of:=['dn-h2-f'.$E4]" office:value-type="float" office:value="6">
            <text:p>6,0</text:p>
          </table:table-cell>
          <table:table-cell table:style-name="ce10" table:formula="of:=['dn-mysql'.$E4]" office:value-type="float" office:value="78">
            <text:p>78,0</text:p>
          </table:table-cell>
          <table:table-cell table:style-name="ce10" table:formula="of:=['dn-pgsql'.$E4]" office:value-type="float" office:value="42.3333333333333">
            <text:p>42,3</text:p>
          </table:table-cell>
          <table:table-cell table:style-name="ce10" table:formula="of:=['batoo-hsql-f'.$E4]" office:value-type="float" office:value="2">
            <text:p>2,0</text:p>
          </table:table-cell>
          <table:table-cell table:style-name="ce10" table:formula="of:=['batoo-h2-f'.$E4]" office:value-type="float" office:value="1.66666666666667">
            <text:p>1,7</text:p>
          </table:table-cell>
          <table:table-cell table:style-name="ce10" table:formula="of:=['batoo-mysql'.$E4]" office:value-type="float" office:value="70.6666666666667">
            <text:p>70,7</text:p>
          </table:table-cell>
        </table:table-row>
        <table:table-row table:style-name="ro1">
          <table:table-cell table:style-name="ce7" office:value-type="string">
            <text:p>Nalezení listů</text:p>
          </table:table-cell>
          <table:table-cell table:style-name="ce10" table:formula="of:=[db4o.$E5]" office:value-type="float" office:value="390.666666666667">
            <text:p>390,7</text:p>
          </table:table-cell>
          <table:table-cell table:style-name="ce10" table:formula="of:=[orientdb.$E5]" office:value-type="float" office:value="175.666666666667">
            <text:p>175,7</text:p>
          </table:table-cell>
          <table:table-cell table:style-name="ce10" table:formula="of:=[objectdb.$E5]" office:value-type="float" office:value="969.333333333333">
            <text:p>969,3</text:p>
          </table:table-cell>
          <table:table-cell table:style-name="ce10" table:formula="of:=['hb-hsql-f'.$E5]" office:value-type="float" office:value="516.666666666667">
            <text:p>516,7</text:p>
          </table:table-cell>
          <table:table-cell table:style-name="ce10" table:formula="of:=['hb-h2-f'.$E5]" office:value-type="float" office:value="413.333333333333">
            <text:p>413,3</text:p>
          </table:table-cell>
          <table:table-cell table:style-name="ce10" table:formula="of:=['hb-mysql'.$E5]" office:value-type="float" office:value="587.333333333333">
            <text:p>587,3</text:p>
          </table:table-cell>
          <table:table-cell table:style-name="ce10" table:formula="of:=['hb-pgsql'.$E5]" office:value-type="float" office:value="565.333333333333">
            <text:p>565,3</text:p>
          </table:table-cell>
          <table:table-cell table:style-name="ce10" table:formula="of:=['elink-hsql-f'.$E5]" office:value-type="float" office:value="608.666666666667">
            <text:p>608,7</text:p>
          </table:table-cell>
          <table:table-cell table:style-name="ce10" table:formula="of:=['elink-h2-f'.$E5]" office:value-type="float" office:value="474">
            <text:p>474,0</text:p>
          </table:table-cell>
          <table:table-cell table:style-name="ce10" table:formula="of:=['elink-mysql'.$E5]" office:value-type="float" office:value="514">
            <text:p>514,0</text:p>
          </table:table-cell>
          <table:table-cell table:style-name="ce10" table:formula="of:=['elink-pgsql'.$E5]" office:value-type="float" office:value="691.666666666667">
            <text:p>691,7</text:p>
          </table:table-cell>
          <table:table-cell table:style-name="ce10" table:formula="of:=['ojpa-hsql-f'.$E5]" office:value-type="float" office:value="470.666666666667">
            <text:p>470,7</text:p>
          </table:table-cell>
          <table:table-cell table:style-name="ce10" table:formula="of:=['ojpa-h2-f'.$E5]" office:value-type="float" office:value="691.666666666667">
            <text:p>691,7</text:p>
          </table:table-cell>
          <table:table-cell table:style-name="ce10" table:formula="of:=['ojpa-mysql'.$E5]" office:value-type="float" office:value="293.333333333333">
            <text:p>293,3</text:p>
          </table:table-cell>
          <table:table-cell table:style-name="ce10" table:formula="of:=['ojpa-pgsql'.$E5]" office:value-type="float" office:value="319.333333333333">
            <text:p>319,3</text:p>
          </table:table-cell>
          <table:table-cell table:style-name="ce10" table:formula="of:=['dn-hsql-f'.$E5]" office:value-type="float" office:value="414.333333333333">
            <text:p>414,3</text:p>
          </table:table-cell>
          <table:table-cell table:style-name="ce10" table:formula="of:=['dn-h2-f'.$E5]" office:value-type="float" office:value="408">
            <text:p>408,0</text:p>
          </table:table-cell>
          <table:table-cell table:style-name="ce10" table:formula="of:=['dn-mysql'.$E5]" office:value-type="float" office:value="322">
            <text:p>322,0</text:p>
          </table:table-cell>
          <table:table-cell table:style-name="ce10" table:formula="of:=['dn-pgsql'.$E5]" office:value-type="float" office:value="369.333333333333">
            <text:p>369,3</text:p>
          </table:table-cell>
          <table:table-cell table:style-name="ce10" table:formula="of:=['batoo-hsql-f'.$E5]" office:value-type="float" office:value="228.666666666667">
            <text:p>228,7</text:p>
          </table:table-cell>
          <table:table-cell table:style-name="ce10" table:formula="of:=['batoo-h2-f'.$E5]" office:value-type="float" office:value="243.333333333333">
            <text:p>243,3</text:p>
          </table:table-cell>
          <table:table-cell table:style-name="ce10" table:formula="of:=['batoo-mysql'.$E5]" office:value-type="float" office:value="378.666666666667">
            <text:p>378,7</text:p>
          </table:table-cell>
        </table:table-row>
        <table:table-row table:style-name="ro1">
          <table:table-cell table:style-name="ce7" office:value-type="string">
            <text:p>Přidání listů</text:p>
          </table:table-cell>
          <table:table-cell table:style-name="ce10" table:formula="of:=[db4o.$E6]" office:value-type="float" office:value="971">
            <text:p>971,0</text:p>
          </table:table-cell>
          <table:table-cell table:style-name="ce10" table:formula="of:=[orientdb.$E6]" office:value-type="float" office:value="1439.33333333333">
            <text:p>1439,3</text:p>
          </table:table-cell>
          <table:table-cell table:style-name="ce10" table:formula="of:=[objectdb.$E6]" office:value-type="float" office:value="148.666666666667">
            <text:p>148,7</text:p>
          </table:table-cell>
          <table:table-cell table:style-name="ce10" table:formula="of:=['hb-hsql-f'.$E6]" office:value-type="float" office:value="1020">
            <text:p>1020,0</text:p>
          </table:table-cell>
          <table:table-cell table:style-name="ce10" table:formula="of:=['hb-h2-f'.$E6]" office:value-type="float" office:value="966.666666666667">
            <text:p>966,7</text:p>
          </table:table-cell>
          <table:table-cell table:style-name="ce10" table:formula="of:=['hb-mysql'.$E6]" office:value-type="float" office:value="2320.66666666667">
            <text:p>2320,7</text:p>
          </table:table-cell>
          <table:table-cell table:style-name="ce10" table:formula="of:=['hb-pgsql'.$E6]" office:value-type="float" office:value="1864.66666666667">
            <text:p>1864,7</text:p>
          </table:table-cell>
          <table:table-cell table:style-name="ce10" table:formula="of:=['elink-hsql-f'.$E6]" office:value-type="float" office:value="2000.66666666667">
            <text:p>2000,7</text:p>
          </table:table-cell>
          <table:table-cell table:style-name="ce10" table:formula="of:=['elink-h2-f'.$E6]" office:value-type="float" office:value="1739.33333333333">
            <text:p>1739,3</text:p>
          </table:table-cell>
          <table:table-cell table:style-name="ce10" table:formula="of:=['elink-mysql'.$E6]" office:value-type="float" office:value="3731">
            <text:p>3731,0</text:p>
          </table:table-cell>
          <table:table-cell table:style-name="ce10" table:formula="of:=['elink-pgsql'.$E6]" office:value-type="float" office:value="3655">
            <text:p>3655,0</text:p>
          </table:table-cell>
          <table:table-cell table:style-name="ce10" table:formula="of:=['ojpa-hsql-f'.$E6]" office:value-type="float" office:value="1256.66666666667">
            <text:p>1256,7</text:p>
          </table:table-cell>
          <table:table-cell table:style-name="ce10" table:formula="of:=['ojpa-h2-f'.$E6]" office:value-type="float" office:value="3655">
            <text:p>3655,0</text:p>
          </table:table-cell>
          <table:table-cell table:style-name="ce10" table:formula="of:=['ojpa-mysql'.$E6]" office:value-type="float" office:value="1573.66666666667">
            <text:p>1573,7</text:p>
          </table:table-cell>
          <table:table-cell table:style-name="ce10" table:formula="of:=['ojpa-pgsql'.$E6]" office:value-type="float" office:value="1673">
            <text:p>1673,0</text:p>
          </table:table-cell>
          <table:table-cell table:style-name="ce10" table:formula="of:=['dn-hsql-f'.$E6]" office:value-type="float" office:value="3353">
            <text:p>3353,0</text:p>
          </table:table-cell>
          <table:table-cell table:style-name="ce10" table:formula="of:=['dn-h2-f'.$E6]" office:value-type="float" office:value="3889">
            <text:p>3889,0</text:p>
          </table:table-cell>
          <table:table-cell table:style-name="ce10" table:formula="of:=['dn-mysql'.$E6]" office:value-type="float" office:value="5681">
            <text:p>5681,0</text:p>
          </table:table-cell>
          <table:table-cell table:style-name="ce10" table:formula="of:=['dn-pgsql'.$E6]" office:value-type="float" office:value="4740.66666666667">
            <text:p>4740,7</text:p>
          </table:table-cell>
          <table:table-cell table:style-name="ce10" table:formula="of:=['batoo-hsql-f'.$E6]" office:value-type="float" office:value="637.666666666667">
            <text:p>637,7</text:p>
          </table:table-cell>
          <table:table-cell table:style-name="ce10" table:formula="of:=['batoo-h2-f'.$E6]" office:value-type="float" office:value="720">
            <text:p>720,0</text:p>
          </table:table-cell>
          <table:table-cell table:style-name="ce10" table:formula="of:=['batoo-mysql'.$E6]" office:value-type="float" office:value="1655">
            <text:p>1655,0</text:p>
          </table:table-cell>
        </table:table-row>
        <table:table-row table:style-name="ro1">
          <table:table-cell table:style-name="ce7" office:value-type="string">
            <text:p>Nalezení uzlů (procházením)</text:p>
          </table:table-cell>
          <table:table-cell table:style-name="ce10" table:formula="of:=[db4o.$E7]" office:value-type="float" office:value="4.33333333333333">
            <text:p>4,3</text:p>
          </table:table-cell>
          <table:table-cell table:style-name="ce10" table:formula="of:=[orientdb.$E7]" office:value-type="float" office:value="414.333333333333">
            <text:p>414,3</text:p>
          </table:table-cell>
          <table:table-cell table:style-name="ce10" table:formula="of:=[objectdb.$E7]" office:value-type="float" office:value="10.6666666666667">
            <text:p>10,7</text:p>
          </table:table-cell>
          <table:table-cell table:style-name="ce10" table:formula="of:=['hb-hsql-f'.$E7]" office:value-type="float" office:value="1414.66666666667">
            <text:p>1414,7</text:p>
          </table:table-cell>
          <table:table-cell table:style-name="ce10" table:formula="of:=['hb-h2-f'.$E7]" office:value-type="float" office:value="890.666666666667">
            <text:p>890,7</text:p>
          </table:table-cell>
          <table:table-cell table:style-name="ce10" table:formula="of:=['hb-mysql'.$E7]" office:value-type="float" office:value="2032.33333333333">
            <text:p>2032,3</text:p>
          </table:table-cell>
          <table:table-cell table:style-name="ce10" table:formula="of:=['hb-pgsql'.$E7]" office:value-type="float" office:value="7050">
            <text:p>7050,0</text:p>
          </table:table-cell>
          <table:table-cell table:style-name="ce10" table:formula="of:=['elink-hsql-f'.$E7]" office:value-type="float" office:value="1145.33333333333">
            <text:p>1145,3</text:p>
          </table:table-cell>
          <table:table-cell table:style-name="ce10" table:formula="of:=['elink-h2-f'.$E7]" office:value-type="float" office:value="802">
            <text:p>802,0</text:p>
          </table:table-cell>
          <table:table-cell table:style-name="ce10" table:formula="of:=['elink-mysql'.$E7]" office:value-type="float" office:value="1915.66666666667">
            <text:p>1915,7</text:p>
          </table:table-cell>
          <table:table-cell table:style-name="ce10" table:formula="of:=['elink-pgsql'.$E7]" office:value-type="float" office:value="6173">
            <text:p>6173,0</text:p>
          </table:table-cell>
          <table:table-cell table:style-name="ce11" table:number-columns-repeated="4"/>
          <table:table-cell table:style-name="ce10" table:formula="of:=['dn-hsql-f'.$E7]" office:value-type="float" office:value="2553.66666666667">
            <text:p>2553,7</text:p>
          </table:table-cell>
          <table:table-cell table:style-name="ce10" table:formula="of:=['dn-h2-f'.$E7]" office:value-type="float" office:value="2531.33333333333">
            <text:p>2531,3</text:p>
          </table:table-cell>
          <table:table-cell table:style-name="ce10" table:formula="of:=['dn-mysql'.$E7]" office:value-type="float" office:value="6008">
            <text:p>6008,0</text:p>
          </table:table-cell>
          <table:table-cell table:style-name="ce10" table:formula="of:=['dn-pgsql'.$E7]" office:value-type="float" office:value="5793.33333333333">
            <text:p>5793,3</text:p>
          </table:table-cell>
          <table:table-cell table:style-name="ce10" table:formula="of:=['batoo-hsql-f'.$E7]" office:value-type="float" office:value="448">
            <text:p>448,0</text:p>
          </table:table-cell>
          <table:table-cell table:style-name="ce10" table:formula="of:=['batoo-h2-f'.$E7]" office:value-type="float" office:value="483.666666666667">
            <text:p>483,7</text:p>
          </table:table-cell>
          <table:table-cell table:style-name="ce10" table:formula="of:=['batoo-mysql'.$E7]" office:value-type="float" office:value="1550.66666666667">
            <text:p>1550,7</text:p>
          </table:table-cell>
        </table:table-row>
        <table:table-row table:style-name="ro1">
          <table:table-cell table:style-name="ce7" office:value-type="string">
            <text:p>Nalezení uzlů (dotazem)</text:p>
          </table:table-cell>
          <table:table-cell table:style-name="ce10" table:formula="of:=[db4o.$E8]" office:value-type="float" office:value="118.666666666667">
            <text:p>118,7</text:p>
          </table:table-cell>
          <table:table-cell table:style-name="ce10" table:formula="of:=[orientdb.$E8]" office:value-type="float" office:value="101">
            <text:p>101,0</text:p>
          </table:table-cell>
          <table:table-cell table:style-name="ce10" table:formula="of:=[objectdb.$E8]" office:value-type="float" office:value="68.3333333333333">
            <text:p>68,3</text:p>
          </table:table-cell>
          <table:table-cell table:style-name="ce10" table:formula="of:=['hb-hsql-f'.$E8]" office:value-type="float" office:value="18.3333333333333">
            <text:p>18,3</text:p>
          </table:table-cell>
          <table:table-cell table:style-name="ce10" table:formula="of:=['hb-h2-f'.$E8]" office:value-type="float" office:value="36.6666666666667">
            <text:p>36,7</text:p>
          </table:table-cell>
          <table:table-cell table:style-name="ce10" table:formula="of:=['hb-mysql'.$E8]" office:value-type="float" office:value="24.3333333333333">
            <text:p>24,3</text:p>
          </table:table-cell>
          <table:table-cell table:style-name="ce10" table:formula="of:=['hb-pgsql'.$E8]" office:value-type="float" office:value="19.6666666666667">
            <text:p>19,7</text:p>
          </table:table-cell>
          <table:table-cell table:style-name="ce10" table:formula="of:=['elink-hsql-f'.$E8]" office:value-type="float" office:value="13">
            <text:p>13,0</text:p>
          </table:table-cell>
          <table:table-cell table:style-name="ce10" table:formula="of:=['elink-h2-f'.$E8]" office:value-type="float" office:value="29.3333333333333">
            <text:p>29,3</text:p>
          </table:table-cell>
          <table:table-cell table:style-name="ce10" table:formula="of:=['elink-mysql'.$E8]" office:value-type="float" office:value="17.3333333333333">
            <text:p>17,3</text:p>
          </table:table-cell>
          <table:table-cell table:style-name="ce10" table:formula="of:=['elink-pgsql'.$E8]" office:value-type="float" office:value="20">
            <text:p>20,0</text:p>
          </table:table-cell>
          <table:table-cell table:style-name="ce10" table:formula="of:=['ojpa-hsql-f'.$E7]" office:value-type="float" office:value="37.3333333333333">
            <text:p>37,3</text:p>
          </table:table-cell>
          <table:table-cell table:style-name="ce10" table:formula="of:=['ojpa-h2-f'.$E7]" office:value-type="float" office:value="20">
            <text:p>20,0</text:p>
          </table:table-cell>
          <table:table-cell table:style-name="ce10" table:formula="of:=['ojpa-mysql'.$E7]" office:value-type="float" office:value="26.6666666666667">
            <text:p>26,7</text:p>
          </table:table-cell>
          <table:table-cell table:style-name="ce10" table:formula="of:=['ojpa-pgsql'.$E7]" office:value-type="float" office:value="17">
            <text:p>17,0</text:p>
          </table:table-cell>
          <table:table-cell table:style-name="ce10" table:formula="of:=['dn-hsql-f'.$E8]" office:value-type="float" office:value="8">
            <text:p>8,0</text:p>
          </table:table-cell>
          <table:table-cell table:style-name="ce10" table:formula="of:=['dn-h2-f'.$E8]" office:value-type="float" office:value="19.6666666666667">
            <text:p>19,7</text:p>
          </table:table-cell>
          <table:table-cell table:style-name="ce10" table:formula="of:=['dn-mysql'.$E8]" office:value-type="float" office:value="9.33333333333333">
            <text:p>9,3</text:p>
          </table:table-cell>
          <table:table-cell table:style-name="ce10" table:formula="of:=['dn-pgsql'.$E8]" office:value-type="float" office:value="23">
            <text:p>23,0</text:p>
          </table:table-cell>
          <table:table-cell table:style-name="ce10" table:formula="of:=['batoo-hsql-f'.$E8]" office:value-type="float" office:value="7">
            <text:p>7,0</text:p>
          </table:table-cell>
          <table:table-cell table:style-name="ce10" table:formula="of:=['batoo-h2-f'.$E8]" office:value-type="float" office:value="16.3333333333333">
            <text:p>16,3</text:p>
          </table:table-cell>
          <table:table-cell table:style-name="ce10" table:formula="of:=['batoo-mysql'.$E8]" office:value-type="float" office:value="23">
            <text:p>23,0</text:p>
          </table:table-cell>
        </table:table-row>
        <table:table-row table:style-name="ro1">
          <table:table-cell table:style-name="ce7" office:value-type="string">
            <text:p>Průchod stromem</text:p>
          </table:table-cell>
          <table:table-cell table:style-name="ce10" table:formula="of:=[db4o.$E9]" office:value-type="float" office:value="0.333333333333333">
            <text:p>0,3</text:p>
          </table:table-cell>
          <table:table-cell table:style-name="ce10" table:formula="of:=[orientdb.$E9]" office:value-type="float" office:value="0.666666666666667">
            <text:p>0,7</text:p>
          </table:table-cell>
          <table:table-cell table:style-name="ce10" table:formula="of:=[objectdb.$E9]" office:value-type="float" office:value="0.333333333333333">
            <text:p>0,3</text:p>
          </table:table-cell>
          <table:table-cell table:style-name="ce10" table:formula="of:=['hb-hsql-f'.$E9]" office:value-type="float" office:value="2.66666666666667">
            <text:p>2,7</text:p>
          </table:table-cell>
          <table:table-cell table:style-name="ce10" table:formula="of:=['hb-h2-f'.$E9]" office:value-type="float" office:value="3">
            <text:p>3,0</text:p>
          </table:table-cell>
          <table:table-cell table:style-name="ce10" table:formula="of:=['hb-mysql'.$E9]" office:value-type="float" office:value="5.33333333333333">
            <text:p>5,3</text:p>
          </table:table-cell>
          <table:table-cell table:style-name="ce10" table:formula="of:=['hb-pgsql'.$E9]" office:value-type="float" office:value="6.66666666666667">
            <text:p>6,7</text:p>
          </table:table-cell>
          <table:table-cell table:style-name="ce10" table:formula="of:=['elink-hsql-f'.$E9]" office:value-type="float" office:value="2.33333333333333">
            <text:p>2,3</text:p>
          </table:table-cell>
          <table:table-cell table:style-name="ce10" table:formula="of:=['elink-h2-f'.$E9]" office:value-type="float" office:value="2.33333333333333">
            <text:p>2,3</text:p>
          </table:table-cell>
          <table:table-cell table:style-name="ce10" table:formula="of:=['elink-mysql'.$E9]" office:value-type="float" office:value="3.66666666666667">
            <text:p>3,7</text:p>
          </table:table-cell>
          <table:table-cell table:style-name="ce10" table:formula="of:=['elink-pgsql'.$E9]" office:value-type="float" office:value="10.6666666666667">
            <text:p>10,7</text:p>
          </table:table-cell>
          <table:table-cell table:style-name="ce10" table:formula="of:=['ojpa-hsql-f'.$E8]" office:value-type="float" office:value="232.333333333333">
            <text:p>232,3</text:p>
          </table:table-cell>
          <table:table-cell table:style-name="ce10" table:formula="of:=['ojpa-h2-f'.$E8]" office:value-type="float" office:value="10.6666666666667">
            <text:p>10,7</text:p>
          </table:table-cell>
          <table:table-cell table:style-name="ce10" table:formula="of:=['ojpa-mysql'.$E8]" office:value-type="float" office:value="97.3333333333333">
            <text:p>97,3</text:p>
          </table:table-cell>
          <table:table-cell table:style-name="ce10" table:formula="of:=['ojpa-pgsql'.$E8]" office:value-type="float" office:value="51.6666666666667">
            <text:p>51,7</text:p>
          </table:table-cell>
          <table:table-cell table:style-name="ce10" table:formula="of:=['dn-hsql-f'.$E9]" office:value-type="float" office:value="5.66666666666667">
            <text:p>5,7</text:p>
          </table:table-cell>
          <table:table-cell table:style-name="ce10" table:formula="of:=['dn-h2-f'.$E9]" office:value-type="float" office:value="7">
            <text:p>7,0</text:p>
          </table:table-cell>
          <table:table-cell table:style-name="ce10" table:formula="of:=['dn-mysql'.$E9]" office:value-type="float" office:value="8.66666666666667">
            <text:p>8,7</text:p>
          </table:table-cell>
          <table:table-cell table:style-name="ce10" table:formula="of:=['dn-pgsql'.$E9]" office:value-type="float" office:value="7.66666666666667">
            <text:p>7,7</text:p>
          </table:table-cell>
          <table:table-cell table:style-name="ce10" table:formula="of:=['batoo-hsql-f'.$E9]" office:value-type="float" office:value="1.33333333333333">
            <text:p>1,3</text:p>
          </table:table-cell>
          <table:table-cell table:style-name="ce10" table:formula="of:=['batoo-h2-f'.$E9]" office:value-type="float" office:value="1.33333333333333">
            <text:p>1,3</text:p>
          </table:table-cell>
          <table:table-cell table:style-name="ce10" table:formula="of:=['batoo-mysql'.$E9]" office:value-type="float" office:value="5.66666666666667">
            <text:p>5,7</text:p>
          </table:table-cell>
        </table:table-row>
        <table:table-row table:style-name="ro1">
          <table:table-cell table:style-name="ce7" office:value-type="string">
            <text:p>Binární strom</text:p>
          </table:table-cell>
          <table:table-cell table:style-name="ce10" table:formula="of:=[db4o.$E10]" office:value-type="float" office:value="865.666666666667">
            <text:p>865,7</text:p>
          </table:table-cell>
          <table:table-cell table:style-name="ce10" table:formula="of:=[orientdb.$E10]" office:value-type="float" office:value="3918.33333333333">
            <text:p>3918,3</text:p>
          </table:table-cell>
          <table:table-cell table:style-name="ce10" table:formula="of:=[objectdb.$E10]" office:value-type="float" office:value="137">
            <text:p>137,0</text:p>
          </table:table-cell>
          <table:table-cell table:style-name="ce10" table:formula="of:=['hb-hsql-f'.$E10]" office:value-type="float" office:value="992.666666666667">
            <text:p>992,7</text:p>
          </table:table-cell>
          <table:table-cell table:style-name="ce10" table:formula="of:=['hb-h2-f'.$E10]" office:value-type="float" office:value="817.666666666667">
            <text:p>817,7</text:p>
          </table:table-cell>
          <table:table-cell table:style-name="ce10" table:formula="of:=['hb-mysql'.$E10]" office:value-type="float" office:value="1837.33333333333">
            <text:p>1837,3</text:p>
          </table:table-cell>
          <table:table-cell table:style-name="ce10" table:formula="of:=['hb-pgsql'.$E10]" office:value-type="float" office:value="2355">
            <text:p>2355,0</text:p>
          </table:table-cell>
          <table:table-cell table:style-name="ce10" table:formula="of:=['elink-hsql-f'.$E10]" office:value-type="float" office:value="1536.33333333333">
            <text:p>1536,3</text:p>
          </table:table-cell>
          <table:table-cell table:style-name="ce10" table:formula="of:=['elink-h2-f'.$E10]" office:value-type="float" office:value="1298.33333333333">
            <text:p>1298,3</text:p>
          </table:table-cell>
          <table:table-cell table:style-name="ce10" table:formula="of:=['elink-mysql'.$E10]" office:value-type="float" office:value="3276.33333333333">
            <text:p>3276,3</text:p>
          </table:table-cell>
          <table:table-cell table:style-name="ce10" table:formula="of:=['elink-pgsql'.$E10]" office:value-type="float" office:value="7549">
            <text:p>7549,0</text:p>
          </table:table-cell>
          <table:table-cell table:style-name="ce10" table:formula="of:=['ojpa-hsql-f'.$E9]" office:value-type="float" office:value="1183.66666666667">
            <text:p>1183,7</text:p>
          </table:table-cell>
          <table:table-cell table:style-name="ce10" table:formula="of:=['ojpa-h2-f'.$E9]" office:value-type="float" office:value="7549">
            <text:p>7549,0</text:p>
          </table:table-cell>
          <table:table-cell table:style-name="ce10" table:formula="of:=['ojpa-mysql'.$E9]" office:value-type="float" office:value="1542.33333333333">
            <text:p>1542,3</text:p>
          </table:table-cell>
          <table:table-cell table:style-name="ce10" table:formula="of:=['ojpa-pgsql'.$E9]" office:value-type="float" office:value="2042.66666666667">
            <text:p>2042,7</text:p>
          </table:table-cell>
          <table:table-cell table:style-name="ce10" table:formula="of:=['dn-hsql-f'.$E10]" office:value-type="float" office:value="1111.33333333333">
            <text:p>1111,3</text:p>
          </table:table-cell>
          <table:table-cell table:style-name="ce10" table:formula="of:=['dn-h2-f'.$E10]" office:value-type="float" office:value="1174.33333333333">
            <text:p>1174,3</text:p>
          </table:table-cell>
          <table:table-cell table:style-name="ce10" table:formula="of:=['dn-mysql'.$E10]" office:value-type="float" office:value="2123">
            <text:p>2123,0</text:p>
          </table:table-cell>
          <table:table-cell table:style-name="ce10" table:formula="of:=['dn-pgsql'.$E10]" office:value-type="float" office:value="1810.66666666667">
            <text:p>1810,7</text:p>
          </table:table-cell>
          <table:table-cell table:style-name="ce10" table:formula="of:=['batoo-hsql-f'.$E10]" office:value-type="float" office:value="1509.33333333333">
            <text:p>1509,3</text:p>
          </table:table-cell>
          <table:table-cell table:style-name="ce10" table:formula="of:=['batoo-h2-f'.$E10]" office:value-type="float" office:value="1244.33333333333">
            <text:p>1244,3</text:p>
          </table:table-cell>
          <table:table-cell table:style-name="ce10" table:formula="of:=['batoo-mysql'.$E10]" office:value-type="float" office:value="2033">
            <text:p>2033,0</text:p>
          </table:table-cell>
        </table:table-row>
        <table:table-row table:style-name="ro1">
          <table:table-cell table:style-name="ce7" office:value-type="string">
            <text:p>Prohození potomků kořene</text:p>
          </table:table-cell>
          <table:table-cell table:style-name="ce10" table:formula="of:=[db4o.$E11]" office:value-type="float" office:value="663">
            <text:p>663,0</text:p>
          </table:table-cell>
          <table:table-cell table:style-name="ce10" table:formula="of:=[orientdb.$E11]" office:value-type="float" office:value="18">
            <text:p>18,0</text:p>
          </table:table-cell>
          <table:table-cell table:style-name="ce10" table:formula="of:=[objectdb.$E11]" office:value-type="float" office:value="17.3333333333333">
            <text:p>17,3</text:p>
          </table:table-cell>
          <table:table-cell table:style-name="ce10" table:formula="of:=['hb-hsql-f'.$E11]" office:value-type="float" office:value="6.66666666666667">
            <text:p>6,7</text:p>
          </table:table-cell>
          <table:table-cell table:style-name="ce10" table:formula="of:=['hb-h2-f'.$E11]" office:value-type="float" office:value="6.66666666666667">
            <text:p>6,7</text:p>
          </table:table-cell>
          <table:table-cell table:style-name="ce10" table:formula="of:=['hb-mysql'.$E11]" office:value-type="float" office:value="75">
            <text:p>75,0</text:p>
          </table:table-cell>
          <table:table-cell table:style-name="ce10" table:formula="of:=['hb-pgsql'.$E11]" office:value-type="float" office:value="48.3333333333333">
            <text:p>48,3</text:p>
          </table:table-cell>
          <table:table-cell table:style-name="ce10" table:formula="of:=['elink-hsql-f'.$E11]" office:value-type="float" office:value="9.66666666666667">
            <text:p>9,7</text:p>
          </table:table-cell>
          <table:table-cell table:style-name="ce10" table:formula="of:=['elink-h2-f'.$E11]" office:value-type="float" office:value="4.33333333333333">
            <text:p>4,3</text:p>
          </table:table-cell>
          <table:table-cell table:style-name="ce10" table:formula="of:=['elink-mysql'.$E11]" office:value-type="float" office:value="107.333333333333">
            <text:p>107,3</text:p>
          </table:table-cell>
          <table:table-cell table:style-name="ce10" table:formula="of:=['elink-pgsql'.$E11]" office:value-type="float" office:value="56.3333333333333">
            <text:p>56,3</text:p>
          </table:table-cell>
          <table:table-cell table:style-name="ce10" table:formula="of:=['ojpa-hsql-f'.$E10]" office:value-type="float" office:value="157.666666666667">
            <text:p>157,7</text:p>
          </table:table-cell>
          <table:table-cell table:style-name="ce10" table:formula="of:=['ojpa-h2-f'.$E10]" office:value-type="float" office:value="56.3333333333333">
            <text:p>56,3</text:p>
          </table:table-cell>
          <table:table-cell table:style-name="ce10" table:formula="of:=['ojpa-mysql'.$E10]" office:value-type="float" office:value="121">
            <text:p>121,0</text:p>
          </table:table-cell>
          <table:table-cell table:style-name="ce10" table:formula="of:=['ojpa-pgsql'.$E10]" office:value-type="float" office:value="96.6666666666667">
            <text:p>96,7</text:p>
          </table:table-cell>
          <table:table-cell table:style-name="ce10" table:formula="of:=['dn-hsql-f'.$E11]" office:value-type="float" office:value="2.66666666666667">
            <text:p>2,7</text:p>
          </table:table-cell>
          <table:table-cell table:style-name="ce10" table:formula="of:=['dn-h2-f'.$E11]" office:value-type="float" office:value="2.33333333333333">
            <text:p>2,3</text:p>
          </table:table-cell>
          <table:table-cell table:style-name="ce10" table:formula="of:=['dn-mysql'.$E11]" office:value-type="float" office:value="2">
            <text:p>2,0</text:p>
          </table:table-cell>
          <table:table-cell table:style-name="ce10" table:formula="of:=['dn-pgsql'.$E11]" office:value-type="float" office:value="55.6666666666667">
            <text:p>55,7</text:p>
          </table:table-cell>
          <table:table-cell table:style-name="ce10" table:formula="of:=['batoo-hsql-f'.$E11]" office:value-type="float" office:value="2.33333333333333">
            <text:p>2,3</text:p>
          </table:table-cell>
          <table:table-cell table:style-name="ce10" table:formula="of:=['batoo-h2-f'.$E11]" office:value-type="float" office:value="2">
            <text:p>2,0</text:p>
          </table:table-cell>
          <table:table-cell table:style-name="ce10" table:formula="of:=['batoo-mysql'.$E11]" office:value-type="float" office:value="83">
            <text:p>83,0</text:p>
          </table:table-cell>
        </table:table-row>
        <table:table-row table:style-name="ro1">
          <table:table-cell table:style-name="ce8" office:value-type="string">
            <text:p>Průchod binárním stromem</text:p>
          </table:table-cell>
          <table:table-cell table:style-name="ce10" table:formula="of:=[db4o.$E12]" office:value-type="float" office:value="0">
            <text:p>0,0</text:p>
          </table:table-cell>
          <table:table-cell table:style-name="ce10" table:formula="of:=[orientdb.$E12]" office:value-type="float" office:value="0.666666666666667">
            <text:p>0,7</text:p>
          </table:table-cell>
          <table:table-cell table:style-name="ce10" table:formula="of:=[objectdb.$E12]" office:value-type="float" office:value="0.333333333333333">
            <text:p>0,3</text:p>
          </table:table-cell>
          <table:table-cell table:style-name="ce10" table:formula="of:=['hb-hsql-f'.$E12]" office:value-type="float" office:value="2.66666666666667">
            <text:p>2,7</text:p>
          </table:table-cell>
          <table:table-cell table:style-name="ce10" table:formula="of:=['hb-h2-f'.$E12]" office:value-type="float" office:value="3">
            <text:p>3,0</text:p>
          </table:table-cell>
          <table:table-cell table:style-name="ce10" table:formula="of:=['hb-mysql'.$E12]" office:value-type="float" office:value="4.33333333333333">
            <text:p>4,3</text:p>
          </table:table-cell>
          <table:table-cell table:style-name="ce10" table:formula="of:=['hb-pgsql'.$E12]" office:value-type="float" office:value="8.66666666666667">
            <text:p>8,7</text:p>
          </table:table-cell>
          <table:table-cell table:style-name="ce10" table:formula="of:=['elink-hsql-f'.$E12]" office:value-type="float" office:value="1.33333333333333">
            <text:p>1,3</text:p>
          </table:table-cell>
          <table:table-cell table:style-name="ce10" table:formula="of:=['elink-h2-f'.$E12]" office:value-type="float" office:value="1">
            <text:p>1,0</text:p>
          </table:table-cell>
          <table:table-cell table:style-name="ce10" table:formula="of:=['elink-mysql'.$E12]" office:value-type="float" office:value="6.33333333333333">
            <text:p>6,3</text:p>
          </table:table-cell>
          <table:table-cell table:style-name="ce10" table:formula="of:=['elink-pgsql'.$E12]" office:value-type="float" office:value="13.3333333333333">
            <text:p>13,3</text:p>
          </table:table-cell>
          <table:table-cell table:style-name="ce10" table:formula="of:=['ojpa-hsql-f'.$E11]" office:value-type="float" office:value="356">
            <text:p>356,0</text:p>
          </table:table-cell>
          <table:table-cell table:style-name="ce10" table:formula="of:=['ojpa-h2-f'.$E11]" office:value-type="float" office:value="13.3333333333333">
            <text:p>13,3</text:p>
          </table:table-cell>
          <table:table-cell table:style-name="ce10" table:formula="of:=['ojpa-mysql'.$E11]" office:value-type="float" office:value="91">
            <text:p>91,0</text:p>
          </table:table-cell>
          <table:table-cell table:style-name="ce10" table:formula="of:=['ojpa-pgsql'.$E11]" office:value-type="float" office:value="99.6666666666667">
            <text:p>99,7</text:p>
          </table:table-cell>
          <table:table-cell table:style-name="ce10" table:formula="of:=['dn-hsql-f'.$E12]" office:value-type="float" office:value="7">
            <text:p>7,0</text:p>
          </table:table-cell>
          <table:table-cell table:style-name="ce10" table:formula="of:=['dn-h2-f'.$E12]" office:value-type="float" office:value="6.33333333333333">
            <text:p>6,3</text:p>
          </table:table-cell>
          <table:table-cell table:style-name="ce10" table:formula="of:=['dn-mysql'.$E12]" office:value-type="float" office:value="10.6666666666667">
            <text:p>10,7</text:p>
          </table:table-cell>
          <table:table-cell table:style-name="ce10" table:formula="of:=['dn-pgsql'.$E12]" office:value-type="float" office:value="194">
            <text:p>194,0</text:p>
          </table:table-cell>
          <table:table-cell table:style-name="ce10" table:formula="of:=['batoo-hsql-f'.$E12]" office:value-type="float" office:value="1">
            <text:p>1,0</text:p>
          </table:table-cell>
          <table:table-cell table:style-name="ce10" table:formula="of:=['batoo-h2-f'.$E12]" office:value-type="float" office:value="1">
            <text:p>1,0</text:p>
          </table:table-cell>
          <table:table-cell table:style-name="ce10" table:formula="of:=['batoo-mysql'.$E12]" office:value-type="float" office:value="4.66666666666667">
            <text:p>4,7</text:p>
          </table:table-cell>
        </table:table-row>
        <table:table-row table:style-name="ro1">
          <table:table-cell table:style-name="ce7" office:value-type="string">
            <text:p>Výpočet výšky stromu</text:p>
          </table:table-cell>
          <table:table-cell table:style-name="ce10" table:formula="of:=[db4o.$E13]" office:value-type="float" office:value="2.66666666666667">
            <text:p>2,7</text:p>
          </table:table-cell>
          <table:table-cell table:style-name="ce10" table:formula="of:=[orientdb.$E13]" office:value-type="float" office:value="177.333333333333">
            <text:p>177,3</text:p>
          </table:table-cell>
          <table:table-cell table:style-name="ce10" table:formula="of:=[objectdb.$E13]" office:value-type="float" office:value="9">
            <text:p>9,0</text:p>
          </table:table-cell>
          <table:table-cell table:style-name="ce10" table:formula="of:=['hb-hsql-f'.$E13]" office:value-type="float" office:value="703">
            <text:p>703,0</text:p>
          </table:table-cell>
          <table:table-cell table:style-name="ce10" table:formula="of:=['hb-h2-f'.$E13]" office:value-type="float" office:value="482">
            <text:p>482,0</text:p>
          </table:table-cell>
          <table:table-cell table:style-name="ce10" table:formula="of:=['hb-mysql'.$E13]" office:value-type="float" office:value="1563.33333333333">
            <text:p>1563,3</text:p>
          </table:table-cell>
          <table:table-cell table:style-name="ce10" table:formula="of:=['hb-pgsql'.$E13]" office:value-type="float" office:value="5027">
            <text:p>5027,0</text:p>
          </table:table-cell>
          <table:table-cell table:style-name="ce10" table:formula="of:=['elink-hsql-f'.$E13]" office:value-type="float" office:value="314.666666666667">
            <text:p>314,7</text:p>
          </table:table-cell>
          <table:table-cell table:style-name="ce10" table:formula="of:=['elink-h2-f'.$E13]" office:value-type="float" office:value="193.333333333333">
            <text:p>193,3</text:p>
          </table:table-cell>
          <table:table-cell table:style-name="ce10" table:formula="of:=['elink-mysql'.$E13]" office:value-type="float" office:value="1143.33333333333">
            <text:p>1143,3</text:p>
          </table:table-cell>
          <table:table-cell table:style-name="ce10" table:formula="of:=['elink-pgsql'.$E13]" office:value-type="float" office:value="3522.33333333333">
            <text:p>3522,3</text:p>
          </table:table-cell>
          <table:table-cell table:style-name="ce10" table:number-columns-repeated="4"/>
          <table:table-cell table:style-name="ce10" table:formula="of:=['dn-hsql-f'.$E13]" office:value-type="float" office:value="1687.66666666667">
            <text:p>1687,7</text:p>
          </table:table-cell>
          <table:table-cell table:style-name="ce10" table:formula="of:=['dn-h2-f'.$E13]" office:value-type="float" office:value="1666.66666666667">
            <text:p>1666,7</text:p>
          </table:table-cell>
          <table:table-cell table:style-name="ce10" table:formula="of:=['dn-mysql'.$E13]" office:value-type="float" office:value="5095">
            <text:p>5095,0</text:p>
          </table:table-cell>
          <table:table-cell table:style-name="ce10" table:formula="of:=['dn-pgsql'.$E13]" office:value-type="float" office:value="5046.66666666667">
            <text:p>5046,7</text:p>
          </table:table-cell>
          <table:table-cell table:style-name="ce10" table:formula="of:=['batoo-hsql-f'.$E13]" office:value-type="float" office:value="217">
            <text:p>217,0</text:p>
          </table:table-cell>
          <table:table-cell table:style-name="ce10" table:formula="of:=['batoo-h2-f'.$E13]" office:value-type="float" office:value="242">
            <text:p>242,0</text:p>
          </table:table-cell>
          <table:table-cell table:style-name="ce10" table:formula="of:=['batoo-mysql'.$E13]" office:value-type="float" office:value="1104">
            <text:p>1104,0</text:p>
          </table:table-cell>
        </table:table-row>
        <table:table-row table:style-name="ro1">
          <table:table-cell table:style-name="ce7" office:value-type="string">
            <text:p>Promazání stromu</text:p>
          </table:table-cell>
          <table:table-cell table:style-name="ce10" table:formula="of:=[db4o.$E14]" office:value-type="float" office:value="100.666666666667">
            <text:p>100,7</text:p>
          </table:table-cell>
          <table:table-cell table:style-name="ce10" table:formula="of:=[orientdb.$E14]" office:value-type="float" office:value="1144.33333333333">
            <text:p>1144,3</text:p>
          </table:table-cell>
          <table:table-cell table:style-name="ce10" table:formula="of:=[objectdb.$E14]" office:value-type="float" office:value="68">
            <text:p>68,0</text:p>
          </table:table-cell>
          <table:table-cell table:style-name="ce10" table:formula="of:=['hb-hsql-f'.$E14]" office:value-type="float" office:value="949.333333333333">
            <text:p>949,3</text:p>
          </table:table-cell>
          <table:table-cell table:style-name="ce10" table:formula="of:=['hb-h2-f'.$E14]" office:value-type="float" office:value="885.333333333333">
            <text:p>885,3</text:p>
          </table:table-cell>
          <table:table-cell table:style-name="ce10" table:formula="of:=['hb-mysql'.$E14]" office:value-type="float" office:value="2936">
            <text:p>2936,0</text:p>
          </table:table-cell>
          <table:table-cell table:style-name="ce10" table:formula="of:=['hb-pgsql'.$E14]" office:value-type="float" office:value="7291.33333333333">
            <text:p>7291,3</text:p>
          </table:table-cell>
          <table:table-cell table:style-name="ce10" table:formula="of:=['elink-hsql-f'.$E14]" office:value-type="float" office:value="595.666666666667">
            <text:p>595,7</text:p>
          </table:table-cell>
          <table:table-cell table:style-name="ce10" table:formula="of:=['elink-h2-f'.$E14]" office:value-type="float" office:value="464.666666666667">
            <text:p>464,7</text:p>
          </table:table-cell>
          <table:table-cell table:style-name="ce10" table:formula="of:=['elink-mysql'.$E14]" office:value-type="float" office:value="2717.66666666667">
            <text:p>2717,7</text:p>
          </table:table-cell>
          <table:table-cell table:style-name="ce10" table:formula="of:=['elink-pgsql'.$E14]" office:value-type="float" office:value="7888.66666666667">
            <text:p>7888,7</text:p>
          </table:table-cell>
          <table:table-cell table:style-name="ce10" table:number-columns-repeated="4"/>
          <table:table-cell table:style-name="ce10" table:formula="of:=['dn-hsql-f'.$E14]" office:value-type="float" office:value="2239.33333333333">
            <text:p>2239,3</text:p>
          </table:table-cell>
          <table:table-cell table:style-name="ce10" table:formula="of:=['dn-h2-f'.$E14]" office:value-type="float" office:value="2327">
            <text:p>2327,0</text:p>
          </table:table-cell>
          <table:table-cell table:style-name="ce10" table:formula="of:=['dn-mysql'.$E14]" office:value-type="float" office:value="6499">
            <text:p>6499,0</text:p>
          </table:table-cell>
          <table:table-cell table:style-name="ce10" table:formula="of:=['dn-pgsql'.$E14]" office:value-type="float" office:value="4446.66666666667">
            <text:p>4446,7</text:p>
          </table:table-cell>
          <table:table-cell table:style-name="ce10" table:formula="of:=['batoo-hsql-f'.$E14]" office:value-type="float" office:value="434">
            <text:p>434,0</text:p>
          </table:table-cell>
          <table:table-cell table:style-name="ce10" table:formula="of:=['batoo-h2-f'.$E14]" office:value-type="float" office:value="518">
            <text:p>518,0</text:p>
          </table:table-cell>
          <table:table-cell table:style-name="ce10" table:formula="of:=['batoo-mysql'.$E14]" office:value-type="float" office:value="2307.66666666667">
            <text:p>2307,7</text:p>
          </table:table-cell>
        </table:table-row>
        <table:table-row table:style-name="ro1">
          <table:table-cell table:style-name="ce7" office:value-type="string">
            <text:p>Celkem</text:p>
          </table:table-cell>
          <table:table-cell table:style-name="ce10" table:formula="of:=SUM([.B2:.B14])" office:value-type="float" office:value="4607.66666666667">
            <text:p>4607,7</text:p>
          </table:table-cell>
          <table:table-cell table:style-name="ce10" table:formula="of:=SUM([.C2:.C14])" office:value-type="float" office:value="8758.33333333333">
            <text:p>8758,3</text:p>
          </table:table-cell>
          <table:table-cell table:style-name="ce10" table:formula="of:=SUM([.D2:.D14])" office:value-type="float" office:value="1881.33333333333">
            <text:p>1881,3</text:p>
          </table:table-cell>
          <table:table-cell table:style-name="ce10" table:formula="of:=SUM([.E2:.E14])" office:value-type="float" office:value="7428.33333333333">
            <text:p>7428,3</text:p>
          </table:table-cell>
          <table:table-cell table:style-name="ce10" table:formula="of:=SUM([.F2:.F14])" office:value-type="float" office:value="6243.33333333333">
            <text:p>6243,3</text:p>
          </table:table-cell>
          <table:table-cell table:style-name="ce10" table:formula="of:=SUM([.G2:.G14])" office:value-type="float" office:value="14181.6666666667">
            <text:p>14181,7</text:p>
          </table:table-cell>
          <table:table-cell table:style-name="ce10" table:formula="of:=SUM([.H2:.H14])" office:value-type="float" office:value="26741">
            <text:p>26741,0</text:p>
          </table:table-cell>
          <table:table-cell table:style-name="ce10" table:formula="of:=SUM([.I2:.I14])" office:value-type="float" office:value="7951.66666666667">
            <text:p>7951,7</text:p>
          </table:table-cell>
          <table:table-cell table:style-name="ce10" table:formula="of:=SUM([.J2:.J14])" office:value-type="float" office:value="6674">
            <text:p>6674,0</text:p>
          </table:table-cell>
          <table:table-cell table:style-name="ce10" table:formula="of:=SUM([.K2:.K14])" office:value-type="float" office:value="15626.3333333333">
            <text:p>15626,3</text:p>
          </table:table-cell>
          <table:table-cell table:style-name="ce10" table:formula="of:=SUM([.L2:.L14])" office:value-type="float" office:value="32269">
            <text:p>32269,0</text:p>
          </table:table-cell>
          <table:table-cell table:style-name="ce10" table:formula="of:=SUM([.M2:.M14])" office:value-type="float" office:value="5094">
            <text:p>5094,0</text:p>
          </table:table-cell>
          <table:table-cell table:style-name="ce10" table:formula="of:=SUM([.N2:.N14])" office:value-type="float" office:value="14685">
            <text:p>14685,0</text:p>
          </table:table-cell>
          <table:table-cell table:style-name="ce10" table:formula="of:=SUM([.O2:.O14])" office:value-type="float" office:value="5487.66666666667">
            <text:p>5487,7</text:p>
          </table:table-cell>
          <table:table-cell table:style-name="ce10" table:formula="of:=SUM([.P2:.P14])" office:value-type="float" office:value="5783">
            <text:p>5783,0</text:p>
          </table:table-cell>
          <table:table-cell table:style-name="ce10" table:formula="of:=SUM([.Q2:.Q14])" office:value-type="float" office:value="13725.3333333333">
            <text:p>13725,3</text:p>
          </table:table-cell>
          <table:table-cell table:style-name="ce10" table:formula="of:=SUM([.R2:.R14])" office:value-type="float" office:value="14624.3333333333">
            <text:p>14624,3</text:p>
          </table:table-cell>
          <table:table-cell table:style-name="ce10" table:formula="of:=SUM([.S2:.S14])" office:value-type="float" office:value="28653.6666666667">
            <text:p>28653,7</text:p>
          </table:table-cell>
          <table:table-cell table:style-name="ce10" table:formula="of:=SUM([.T2:.T14])" office:value-type="float" office:value="25208">
            <text:p>25208,0</text:p>
          </table:table-cell>
          <table:table-cell table:style-name="ce10" table:formula="of:=SUM([.U2:.U14])" office:value-type="float" office:value="4247">
            <text:p>4247,0</text:p>
          </table:table-cell>
          <table:table-cell table:style-name="ce10" table:formula="of:=SUM([.V2:.V14])" office:value-type="float" office:value="4511">
            <text:p>4511,0</text:p>
          </table:table-cell>
          <table:table-cell table:style-name="ce10" table:formula="of:=SUM([.W2:.W14])" office:value-type="float" office:value="10808.6666666667">
            <text:p>10808,7</text:p>
          </table:table-cell>
        </table:table-row>
        <table:table-row table:style-name="ro1" table:number-rows-repeated="28">
          <table:table-cell table:number-columns-repeated="23"/>
        </table:table-row>
        <table:table-row table:style-name="ro2" table:number-rows-repeated="5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25">
          <table:table-cell table:number-columns-repeated="23"/>
        </table:table-row>
        <table:table-row table:style-name="ro1" table:number-rows-repeated="7">
          <table:table-cell table:number-columns-repeated="13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3"/>
        </table:table-row>
        <table:table-row table:style-name="ro2" table:number-rows-repeated="127">
          <table:table-cell table:number-columns-repeated="23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8"/>
          <table:table-cell table:number-columns-repeated="22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7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.00.0000</text:date>, <text:time style:data-style-name="N2" text:time-value="0000-00-00T22:44:0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db4o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rien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bjec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vysledky_5f_obj" style:display-name="vysledky_obj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sql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2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8T23:13:01</dc:date>
    <meta:creation-date>2013-05-07T17:25:09Z</meta:creation-date>
    <meta:editing-cycles>16</meta:editing-cycles>
    <meta:editing-duration>PT5H27M15S</meta:editing-duration>
    <meta:generator>LibreOffice/4.0.2.2$Linux_X86_64 LibreOffice_project/400m0$Build-2</meta:generator>
    <meta:document-statistic meta:table-count="24" meta:cell-count="2300" meta:object-count="32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497cm" svg:height="8.902cm" xlink:href=".." xlink:type="simple" chart:class="chart:bar" chart:style-name="ch1">
        <chart:legend chart:legend-position="end" svg:x="14.477cm" svg:y="0.915cm" style:legend-expansion="high" chart:style-name="ch2"/>
        <chart:plot-area chart:style-name="ch3" table:cell-range-address="db4o.B1:db4o.E15 db4o.A2:db4o.A15" chart:data-source-has-labels="both" svg:x="0.859cm" svg:y="0.847cm" svg:width="12.8cm" svg:height="7.457cm">
          <chartooo:coordinate-region svg:x="1.957cm" svg:y="1.047cm" svg:width="11.702cm" svg:height="6.61cm"/>
          <chart:axis chart:dimension="x" chart:name="primary-x" chart:style-name="ch4" chartooo:axis-type="text">
            <chart:categories table:cell-range-address="db4o.B1:db4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4o.B2:db4o.E2" chart:label-cell-address="db4o.A2:db4o.A2" chart:class="chart:bar">
            <chart:data-point chart:repeated="4"/>
          </chart:series>
          <chart:series chart:style-name="ch8" chart:values-cell-range-address="db4o.B3:db4o.E3" chart:label-cell-address="db4o.A3:db4o.A3" chart:class="chart:bar">
            <chart:data-point chart:repeated="4"/>
          </chart:series>
          <chart:series chart:style-name="ch9" chart:values-cell-range-address="db4o.B4:db4o.E4" chart:label-cell-address="db4o.A4:db4o.A4" chart:class="chart:bar">
            <chart:data-point chart:repeated="4"/>
          </chart:series>
          <chart:series chart:style-name="ch10" chart:values-cell-range-address="db4o.B5:db4o.E5" chart:label-cell-address="db4o.A5:db4o.A5" chart:class="chart:bar">
            <chart:data-point chart:repeated="4"/>
          </chart:series>
          <chart:series chart:style-name="ch11" chart:values-cell-range-address="db4o.B6:db4o.E6" chart:label-cell-address="db4o.A6:db4o.A6" chart:class="chart:bar">
            <chart:data-point chart:repeated="4"/>
          </chart:series>
          <chart:series chart:style-name="ch12" chart:values-cell-range-address="db4o.B7:db4o.E7" chart:label-cell-address="db4o.A7:db4o.A7" chart:class="chart:bar">
            <chart:data-point chart:repeated="4"/>
          </chart:series>
          <chart:series chart:style-name="ch13" chart:values-cell-range-address="db4o.B8:db4o.E8" chart:label-cell-address="db4o.A8:db4o.A8" chart:class="chart:bar">
            <chart:data-point chart:repeated="4"/>
          </chart:series>
          <chart:series chart:style-name="ch14" chart:values-cell-range-address="db4o.B9:db4o.E9" chart:label-cell-address="db4o.A9:db4o.A9" chart:class="chart:bar">
            <chart:data-point chart:repeated="4"/>
          </chart:series>
          <chart:series chart:style-name="ch15" chart:values-cell-range-address="db4o.B10:db4o.E10" chart:label-cell-address="db4o.A10:db4o.A10" chart:class="chart:bar">
            <chart:data-point chart:repeated="4"/>
          </chart:series>
          <chart:series chart:style-name="ch16" chart:values-cell-range-address="db4o.B11:db4o.E11" chart:label-cell-address="db4o.A11:db4o.A11" chart:class="chart:bar">
            <chart:data-point chart:repeated="4"/>
          </chart:series>
          <chart:series chart:style-name="ch17" chart:values-cell-range-address="db4o.B12:db4o.E12" chart:label-cell-address="db4o.A12:db4o.A12" chart:class="chart:bar">
            <chart:data-point chart:repeated="4"/>
          </chart:series>
          <chart:series chart:style-name="ch18" chart:values-cell-range-address="db4o.B13:db4o.E13" chart:label-cell-address="db4o.A13:db4o.A13" chart:class="chart:bar">
            <chart:data-point chart:repeated="4"/>
          </chart:series>
          <chart:series chart:style-name="ch19" chart:values-cell-range-address="db4o.B14:db4o.E14" chart:label-cell-address="db4o.A14:db4o.A14" chart:class="chart:bar">
            <chart:data-point chart:repeated="4"/>
          </chart:series>
          <chart:series chart:style-name="ch20" chart:values-cell-range-address="db4o.B15:db4o.E15" chart:label-cell-address="db4o.A15:db4o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db4o.B1:db4o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db4o.A2:db4o.A2</svg:desc>
                </draw:g>
              </table:table-cell>
              <table:table-cell office:value-type="float" office:value="1131">
                <text:p>1131</text:p>
                <draw:g>
                  <svg:desc>db4o.B2:db4o.E2</svg:desc>
                </draw:g>
              </table:table-cell>
              <table:table-cell office:value-type="float" office:value="1244">
                <text:p>1244</text:p>
              </table:table-cell>
              <table:table-cell office:value-type="float" office:value="1314">
                <text:p>1314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db4o.A3:db4o.A3</svg:desc>
                </draw:g>
              </table:table-cell>
              <table:table-cell office:value-type="float" office:value="136">
                <text:p>136</text:p>
                <draw:g>
                  <svg:desc>db4o.B3:db4o.E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Aktualizování kořene</text:p>
                <draw:g>
                  <svg:desc>db4o.A4:db4o.A4</svg:desc>
                </draw:g>
              </table:table-cell>
              <table:table-cell office:value-type="float" office:value="119">
                <text:p>119</text:p>
                <draw:g>
                  <svg:desc>db4o.B4:db4o.E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db4o.A5:db4o.A5</svg:desc>
                </draw:g>
              </table:table-cell>
              <table:table-cell office:value-type="float" office:value="379">
                <text:p>379</text:p>
                <draw:g>
                  <svg:desc>db4o.B5:db4o.E5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93">
                <text:p>393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db4o.A6:db4o.A6</svg:desc>
                </draw:g>
              </table:table-cell>
              <table:table-cell office:value-type="float" office:value="925">
                <text:p>925</text:p>
                <draw:g>
                  <svg:desc>db4o.B6:db4o.E6</svg:desc>
                </draw:g>
              </table:table-cell>
              <table:table-cell office:value-type="float" office:value="910">
                <text:p>910</text:p>
              </table:table-cell>
              <table:table-cell office:value-type="float" office:value="1078">
                <text:p>107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db4o.A7:db4o.A7</svg:desc>
                </draw:g>
              </table:table-cell>
              <table:table-cell office:value-type="float" office:value="4">
                <text:p>4</text:p>
                <draw:g>
                  <svg:desc>db4o.B7:db4o.E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db4o.A8:db4o.A8</svg:desc>
                </draw:g>
              </table:table-cell>
              <table:table-cell office:value-type="float" office:value="106">
                <text:p>106</text:p>
                <draw:g>
                  <svg:desc>db4o.B8:db4o.E8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Průchod stromem</text:p>
                <draw:g>
                  <svg:desc>db4o.A9:db4o.A9</svg:desc>
                </draw:g>
              </table:table-cell>
              <table:table-cell office:value-type="float" office:value="0">
                <text:p>0</text:p>
                <draw:g>
                  <svg:desc>db4o.B9:db4o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db4o.A10:db4o.A10</svg:desc>
                </draw:g>
              </table:table-cell>
              <table:table-cell office:value-type="float" office:value="863">
                <text:p>863</text:p>
                <draw:g>
                  <svg:desc>db4o.B10:db4o.E10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869">
                <text:p>8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db4o.A11:db4o.A11</svg:desc>
                </draw:g>
              </table:table-cell>
              <table:table-cell office:value-type="float" office:value="678">
                <text:p>678</text:p>
                <draw:g>
                  <svg:desc>db4o.B11:db4o.E11</svg:desc>
                </draw:g>
              </table:table-cell>
              <table:table-cell office:value-type="float" office:value="648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db4o.A12:db4o.A12</svg:desc>
                </draw:g>
              </table:table-cell>
              <table:table-cell office:value-type="float" office:value="0">
                <text:p>0</text:p>
                <draw:g>
                  <svg:desc>db4o.B12:db4o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ýpočet výšky stromu</text:p>
                <draw:g>
                  <svg:desc>db4o.A13:db4o.A13</svg:desc>
                </draw:g>
              </table:table-cell>
              <table:table-cell office:value-type="float" office:value="3">
                <text:p>3</text:p>
                <draw:g>
                  <svg:desc>db4o.B13:db4o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romazání stromu</text:p>
                <draw:g>
                  <svg:desc>db4o.A14:db4o.A14</svg:desc>
                </draw:g>
              </table:table-cell>
              <table:table-cell office:value-type="float" office:value="85">
                <text:p>85</text:p>
                <draw:g>
                  <svg:desc>db4o.B14:db4o.E1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Celkem</text:p>
                <draw:g>
                  <svg:desc>db4o.A15:db4o.A15</svg:desc>
                </draw:g>
              </table:table-cell>
              <table:table-cell office:value-type="float" office:value="4429">
                <text:p>4429</text:p>
                <draw:g>
                  <svg:desc>db4o.B15:db4o.E15</svg:desc>
                </draw:g>
              </table:table-cell>
              <table:table-cell office:value-type="float" office:value="4617">
                <text:p>4617</text:p>
              </table:table-cell>
              <table:table-cell office:value-type="float" office:value="4777">
                <text:p>4777</text:p>
              </table:table-cell>
              <table:table-cell office:value-type="float" office:value="4607.66666666667">
                <text:p>4607.66666666667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08cm" svg:height="8.902cm" xlink:href=".." xlink:type="simple" chart:class="chart:bar" chart:row-mapping="0 1 2 3 4 5 6 7 8 9 10 11 12 13" chart:style-name="ch1">
        <chart:legend chart:legend-position="end" svg:x="14.888cm" svg:y="0.915cm" style:legend-expansion="high" chart:style-name="ch2"/>
        <chart:plot-area chart:style-name="ch3" table:cell-range-address="orientdb.A1:orientdb.E15" chart:data-source-has-labels="both" svg:x="0.868cm" svg:y="0.847cm" svg:width="13.184cm" svg:height="7.457cm">
          <chartooo:coordinate-region svg:x="2.177cm" svg:y="1.046cm" svg:width="11.875cm" svg:height="6.611cm"/>
          <chart:axis chart:dimension="x" chart:name="primary-x" chart:style-name="ch4" chartooo:axis-type="text">
            <chart:categories table:cell-range-address="orientdb.B1:orien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ientdb.B2:orientdb.E2" chart:label-cell-address="orientdb.A2:orientdb.A2" chart:class="chart:bar">
            <chart:data-point chart:repeated="4"/>
          </chart:series>
          <chart:series chart:style-name="ch8" chart:values-cell-range-address="orientdb.B3:orientdb.E3" chart:label-cell-address="orientdb.A3:orientdb.A3" chart:class="chart:bar">
            <chart:data-point chart:repeated="4"/>
          </chart:series>
          <chart:series chart:style-name="ch9" chart:values-cell-range-address="orientdb.B4:orientdb.E4" chart:label-cell-address="orientdb.A4:orientdb.A4" chart:class="chart:bar">
            <chart:data-point chart:repeated="4"/>
          </chart:series>
          <chart:series chart:style-name="ch10" chart:values-cell-range-address="orientdb.B5:orientdb.E5" chart:label-cell-address="orientdb.A5:orientdb.A5" chart:class="chart:bar">
            <chart:data-point chart:repeated="4"/>
          </chart:series>
          <chart:series chart:style-name="ch11" chart:values-cell-range-address="orientdb.B6:orientdb.E6" chart:label-cell-address="orientdb.A6:orientdb.A6" chart:class="chart:bar">
            <chart:data-point chart:repeated="4"/>
          </chart:series>
          <chart:series chart:style-name="ch12" chart:values-cell-range-address="orientdb.B7:orientdb.E7" chart:label-cell-address="orientdb.A7:orientdb.A7" chart:class="chart:bar">
            <chart:data-point chart:repeated="4"/>
          </chart:series>
          <chart:series chart:style-name="ch13" chart:values-cell-range-address="orientdb.B8:orientdb.E8" chart:label-cell-address="orientdb.A8:orientdb.A8" chart:class="chart:bar">
            <chart:data-point chart:repeated="4"/>
          </chart:series>
          <chart:series chart:style-name="ch14" chart:values-cell-range-address="orientdb.B9:orientdb.E9" chart:label-cell-address="orientdb.A9:orientdb.A9" chart:class="chart:bar">
            <chart:data-point chart:repeated="4"/>
          </chart:series>
          <chart:series chart:style-name="ch15" chart:values-cell-range-address="orientdb.B10:orientdb.E10" chart:label-cell-address="orientdb.A10:orientdb.A10" chart:class="chart:bar">
            <chart:data-point chart:repeated="4"/>
          </chart:series>
          <chart:series chart:style-name="ch16" chart:values-cell-range-address="orientdb.B11:orientdb.E11" chart:label-cell-address="orientdb.A11:orientdb.A11" chart:class="chart:bar">
            <chart:data-point chart:repeated="4"/>
          </chart:series>
          <chart:series chart:style-name="ch17" chart:values-cell-range-address="orientdb.B12:orientdb.E12" chart:label-cell-address="orientdb.A12:orientdb.A12" chart:class="chart:bar">
            <chart:data-point chart:repeated="4"/>
          </chart:series>
          <chart:series chart:style-name="ch18" chart:values-cell-range-address="orientdb.B13:orientdb.E13" chart:label-cell-address="orientdb.A13:orientdb.A13" chart:class="chart:bar">
            <chart:data-point chart:repeated="4"/>
          </chart:series>
          <chart:series chart:style-name="ch19" chart:values-cell-range-address="orientdb.B14:orientdb.E14" chart:label-cell-address="orientdb.A14:orientdb.A14" chart:class="chart:bar">
            <chart:data-point chart:repeated="4"/>
          </chart:series>
          <chart:series chart:style-name="ch20" chart:values-cell-range-address="orientdb.B15:orientdb.E15" chart:label-cell-address="orientdb.A15:orien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rientdb.B1:orien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rientdb.A2:orientdb.A2</svg:desc>
                </draw:g>
              </table:table-cell>
              <table:table-cell office:value-type="float" office:value="1152">
                <text:p>1152</text:p>
                <draw:g>
                  <svg:desc>orientdb.B2:orientdb.E2</svg:desc>
                </draw:g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Nalezení kořene</text:p>
                <draw:g>
                  <svg:desc>orientdb.A3:orientdb.A3</svg:desc>
                </draw:g>
              </table:table-cell>
              <table:table-cell office:value-type="float" office:value="172">
                <text:p>172</text:p>
                <draw:g>
                  <svg:desc>orientdb.B3:orientdb.E3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ktualizování kořene</text:p>
                <draw:g>
                  <svg:desc>orientdb.A4:orientdb.A4</svg:desc>
                </draw:g>
              </table:table-cell>
              <table:table-cell office:value-type="float" office:value="1">
                <text:p>1</text:p>
                <draw:g>
                  <svg:desc>orientdb.B4:orientdb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orientdb.A5:orientdb.A5</svg:desc>
                </draw:g>
              </table:table-cell>
              <table:table-cell office:value-type="float" office:value="173">
                <text:p>173</text:p>
                <draw:g>
                  <svg:desc>orientdb.B5:orientdb.E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orientdb.A6:orientdb.A6</svg:desc>
                </draw:g>
              </table:table-cell>
              <table:table-cell office:value-type="float" office:value="1390">
                <text:p>1390</text:p>
                <draw:g>
                  <svg:desc>orientdb.B6:orientdb.E6</svg:desc>
                </draw:g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439.33333333333">
                <text:p>1439.33333333333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rientdb.A7:orientdb.A7</svg:desc>
                </draw:g>
              </table:table-cell>
              <table:table-cell office:value-type="float" office:value="414">
                <text:p>414</text:p>
                <draw:g>
                  <svg:desc>orientdb.B7:orientdb.E7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orientdb.A8:orientdb.A8</svg:desc>
                </draw:g>
              </table:table-cell>
              <table:table-cell office:value-type="float" office:value="97">
                <text:p>97</text:p>
                <draw:g>
                  <svg:desc>orientdb.B8:orientdb.E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růchod stromem</text:p>
                <draw:g>
                  <svg:desc>orientdb.A9:orientdb.A9</svg:desc>
                </draw:g>
              </table:table-cell>
              <table:table-cell office:value-type="float" office:value="1">
                <text:p>1</text:p>
                <draw:g>
                  <svg:desc>orientdb.B9:orientdb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inární strom</text:p>
                <draw:g>
                  <svg:desc>orientdb.A10:orientdb.A10</svg:desc>
                </draw:g>
              </table:table-cell>
              <table:table-cell office:value-type="float" office:value="3902">
                <text:p>3902</text:p>
                <draw:g>
                  <svg:desc>orientdb.B10:orientdb.E10</svg:desc>
                </draw:g>
              </table:table-cell>
              <table:table-cell office:value-type="float" office:value="3889">
                <text:p>3889</text:p>
              </table:table-cell>
              <table:table-cell office:value-type="float" office:value="3964">
                <text:p>3964</text:p>
              </table:table-cell>
              <table:table-cell office:value-type="float" office:value="3918.33333333333">
                <text:p>3918.33333333333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rientdb.A11:orientdb.A11</svg:desc>
                </draw:g>
              </table:table-cell>
              <table:table-cell office:value-type="float" office:value="18">
                <text:p>18</text:p>
                <draw:g>
                  <svg:desc>orientdb.B11:orientdb.E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rientdb.A12:orientdb.A12</svg:desc>
                </draw:g>
              </table:table-cell>
              <table:table-cell office:value-type="float" office:value="1">
                <text:p>1</text:p>
                <draw:g>
                  <svg:desc>orientdb.B12:orien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ýpočet výšky stromu</text:p>
                <draw:g>
                  <svg:desc>orientdb.A13:orientdb.A13</svg:desc>
                </draw:g>
              </table:table-cell>
              <table:table-cell office:value-type="float" office:value="185">
                <text:p>185</text:p>
                <draw:g>
                  <svg:desc>orientdb.B13:orientdb.E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Promazání stromu</text:p>
                <draw:g>
                  <svg:desc>orientdb.A14:orientdb.A14</svg:desc>
                </draw:g>
              </table:table-cell>
              <table:table-cell office:value-type="float" office:value="1156">
                <text:p>1156</text:p>
                <draw:g>
                  <svg:desc>orientdb.B14:orientdb.E14</svg:desc>
                </draw:g>
              </table:table-cell>
              <table:table-cell office:value-type="float" office:value="1148">
                <text:p>1148</text:p>
              </table:table-cell>
              <table:table-cell office:value-type="float" office:value="1129">
                <text:p>1129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Celkem</text:p>
                <draw:g>
                  <svg:desc>orientdb.A15:orientdb.A15</svg:desc>
                </draw:g>
              </table:table-cell>
              <table:table-cell office:value-type="float" office:value="8662">
                <text:p>8662</text:p>
                <draw:g>
                  <svg:desc>orientdb.B15:orientdb.E15</svg:desc>
                </draw:g>
              </table:table-cell>
              <table:table-cell office:value-type="float" office:value="8738">
                <text:p>8738</text:p>
              </table:table-cell>
              <table:table-cell office:value-type="float" office:value="8875">
                <text:p>8875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79cm" svg:height="8.902cm" xlink:href=".." xlink:type="simple" chart:class="chart:bar" chart:row-mapping="0 1 2 3 4 5 6 7 8 9 10 11 12 13" chart:style-name="ch1">
        <chart:legend chart:legend-position="end" svg:x="14.959cm" svg:y="0.915cm" style:legend-expansion="high" chart:style-name="ch2"/>
        <chart:plot-area chart:style-name="ch3" table:cell-range-address="objectdb.A1:objectdb.E15" chart:data-source-has-labels="both" svg:x="0.869cm" svg:y="0.847cm" svg:width="13.252cm" svg:height="7.457cm">
          <chartooo:coordinate-region svg:x="1.967cm" svg:y="1.046cm" svg:width="12.154cm" svg:height="6.611cm"/>
          <chart:axis chart:dimension="x" chart:name="primary-x" chart:style-name="ch4" chartooo:axis-type="text">
            <chart:categories table:cell-range-address="objectdb.B1:objec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db.B2:objectdb.E2" chart:label-cell-address="objectdb.A2:objectdb.A2" chart:class="chart:bar">
            <chart:data-point chart:repeated="4"/>
          </chart:series>
          <chart:series chart:style-name="ch8" chart:values-cell-range-address="objectdb.B3:objectdb.E3" chart:label-cell-address="objectdb.A3:objectdb.A3" chart:class="chart:bar">
            <chart:data-point chart:repeated="4"/>
          </chart:series>
          <chart:series chart:style-name="ch9" chart:values-cell-range-address="objectdb.B4:objectdb.E4" chart:label-cell-address="objectdb.A4:objectdb.A4" chart:class="chart:bar">
            <chart:data-point chart:repeated="4"/>
          </chart:series>
          <chart:series chart:style-name="ch10" chart:values-cell-range-address="objectdb.B5:objectdb.E5" chart:label-cell-address="objectdb.A5:objectdb.A5" chart:class="chart:bar">
            <chart:data-point chart:repeated="4"/>
          </chart:series>
          <chart:series chart:style-name="ch11" chart:values-cell-range-address="objectdb.B6:objectdb.E6" chart:label-cell-address="objectdb.A6:objectdb.A6" chart:class="chart:bar">
            <chart:data-point chart:repeated="4"/>
          </chart:series>
          <chart:series chart:style-name="ch12" chart:values-cell-range-address="objectdb.B7:objectdb.E7" chart:label-cell-address="objectdb.A7:objectdb.A7" chart:class="chart:bar">
            <chart:data-point chart:repeated="4"/>
          </chart:series>
          <chart:series chart:style-name="ch13" chart:values-cell-range-address="objectdb.B8:objectdb.E8" chart:label-cell-address="objectdb.A8:objectdb.A8" chart:class="chart:bar">
            <chart:data-point chart:repeated="4"/>
          </chart:series>
          <chart:series chart:style-name="ch14" chart:values-cell-range-address="objectdb.B9:objectdb.E9" chart:label-cell-address="objectdb.A9:objectdb.A9" chart:class="chart:bar">
            <chart:data-point chart:repeated="4"/>
          </chart:series>
          <chart:series chart:style-name="ch15" chart:values-cell-range-address="objectdb.B10:objectdb.E10" chart:label-cell-address="objectdb.A10:objectdb.A10" chart:class="chart:bar">
            <chart:data-point chart:repeated="4"/>
          </chart:series>
          <chart:series chart:style-name="ch16" chart:values-cell-range-address="objectdb.B11:objectdb.E11" chart:label-cell-address="objectdb.A11:objectdb.A11" chart:class="chart:bar">
            <chart:data-point chart:repeated="4"/>
          </chart:series>
          <chart:series chart:style-name="ch17" chart:values-cell-range-address="objectdb.B12:objectdb.E12" chart:label-cell-address="objectdb.A12:objectdb.A12" chart:class="chart:bar">
            <chart:data-point chart:repeated="4"/>
          </chart:series>
          <chart:series chart:style-name="ch18" chart:values-cell-range-address="objectdb.B13:objectdb.E13" chart:label-cell-address="objectdb.A13:objectdb.A13" chart:class="chart:bar">
            <chart:data-point chart:repeated="4"/>
          </chart:series>
          <chart:series chart:style-name="ch19" chart:values-cell-range-address="objectdb.B14:objectdb.E14" chart:label-cell-address="objectdb.A14:objectdb.A14" chart:class="chart:bar">
            <chart:data-point chart:repeated="4"/>
          </chart:series>
          <chart:series chart:style-name="ch20" chart:values-cell-range-address="objectdb.B15:objectdb.E15" chart:label-cell-address="objectdb.A15:objec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bjectdb.B1:objec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bjectdb.A2:objectdb.A2</svg:desc>
                </draw:g>
              </table:table-cell>
              <table:table-cell office:value-type="float" office:value="405">
                <text:p>405</text:p>
                <draw:g>
                  <svg:desc>objectdb.B2:objectdb.E2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objectdb.A3:objectdb.A3</svg:desc>
                </draw:g>
              </table:table-cell>
              <table:table-cell office:value-type="float" office:value="175">
                <text:p>175</text:p>
                <draw:g>
                  <svg:desc>objectdb.B3:objectdb.E3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objectdb.A4:objectdb.A4</svg:desc>
                </draw:g>
              </table:table-cell>
              <table:table-cell office:value-type="float" office:value="26">
                <text:p>26</text:p>
                <draw:g>
                  <svg:desc>objectdb.B4:objectdb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objectdb.A5:objectdb.A5</svg:desc>
                </draw:g>
              </table:table-cell>
              <table:table-cell office:value-type="float" office:value="962">
                <text:p>962</text:p>
                <draw:g>
                  <svg:desc>objectdb.B5:objectdb.E5</svg:desc>
                </draw:g>
              </table:table-cell>
              <table:table-cell office:value-type="float" office:value="964">
                <text:p>964</text:p>
              </table:table-cell>
              <table:table-cell office:value-type="float" office:value="982">
                <text:p>982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objectdb.A6:objectdb.A6</svg:desc>
                </draw:g>
              </table:table-cell>
              <table:table-cell office:value-type="float" office:value="142">
                <text:p>142</text:p>
                <draw:g>
                  <svg:desc>objectdb.B6:objectdb.E6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bjectdb.A7:objectdb.A7</svg:desc>
                </draw:g>
              </table:table-cell>
              <table:table-cell office:value-type="float" office:value="11">
                <text:p>11</text:p>
                <draw:g>
                  <svg:desc>objectdb.B7:objectdb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objectdb.A8:objectdb.A8</svg:desc>
                </draw:g>
              </table:table-cell>
              <table:table-cell office:value-type="float" office:value="67">
                <text:p>67</text:p>
                <draw:g>
                  <svg:desc>objectdb.B8:objectdb.E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objectdb.A9:objectdb.A9</svg:desc>
                </draw:g>
              </table:table-cell>
              <table:table-cell office:value-type="float" office:value="0">
                <text:p>0</text:p>
                <draw:g>
                  <svg:desc>objectdb.B9:objectdb.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objectdb.A10:objectdb.A10</svg:desc>
                </draw:g>
              </table:table-cell>
              <table:table-cell office:value-type="float" office:value="144">
                <text:p>144</text:p>
                <draw:g>
                  <svg:desc>objectdb.B10:objectdb.E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bjectdb.A11:objectdb.A11</svg:desc>
                </draw:g>
              </table:table-cell>
              <table:table-cell office:value-type="float" office:value="18">
                <text:p>18</text:p>
                <draw:g>
                  <svg:desc>objectdb.B11:objectdb.E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bjectdb.A12:objectdb.A12</svg:desc>
                </draw:g>
              </table:table-cell>
              <table:table-cell office:value-type="float" office:value="1">
                <text:p>1</text:p>
                <draw:g>
                  <svg:desc>objectdb.B12:objec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objectdb.A13:objectdb.A13</svg:desc>
                </draw:g>
              </table:table-cell>
              <table:table-cell office:value-type="float" office:value="9">
                <text:p>9</text:p>
                <draw:g>
                  <svg:desc>objectdb.B13:objectdb.E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objectdb.A14:objectdb.A14</svg:desc>
                </draw:g>
              </table:table-cell>
              <table:table-cell office:value-type="float" office:value="71">
                <text:p>71</text:p>
                <draw:g>
                  <svg:desc>objectdb.B14:objectdb.E1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objectdb.A15:objectdb.A15</svg:desc>
                </draw:g>
              </table:table-cell>
              <table:table-cell office:value-type="float" office:value="2031">
                <text:p>2031</text:p>
                <draw:g>
                  <svg:desc>objectdb.B15:objectdb.E15</svg:desc>
                </draw:g>
              </table:table-cell>
              <table:table-cell office:value-type="float" office:value="1780">
                <text:p>1780</text:p>
              </table:table-cell>
              <table:table-cell office:value-type="float" office:value="1833">
                <text:p>18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chart-properties style:rotation-angle="90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14cm" svg:stroke-color="#b3b3b3"/>
    </style:style>
    <style:style style:name="ch8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9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10" style:family="chart" style:data-style-name="N0"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20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2.456cm" svg:height="9.121cm" xlink:href=".." xlink:type="simple" chart:class="chart:bar" chart:row-mapping="0 1 2 3 4 5 6 7 8 9 10 11 12 13" chart:style-name="ch1">
        <chart:legend chart:legend-position="end" svg:x="16.436cm" svg:y="1.024cm" style:legend-expansion="high" chart:style-name="ch2"/>
        <chart:plot-area chart:style-name="ch3" table:cell-range-address="vysledky_obj.A1:vysledky_obj.D15" chart:data-source-has-labels="both" svg:x="1.46cm" svg:y="0.863cm" svg:width="14.078cm" svg:height="7.656cm">
          <chartooo:coordinate-region svg:x="2.769cm" svg:y="1.062cm" svg:width="12.769cm" svg:height="6.81cm"/>
          <chart:axis chart:dimension="x" chart:name="primary-x" chart:style-name="ch4" chartooo:axis-type="text">
            <chart:categories table:cell-range-address="vysledky_obj.B1:vysledky_obj.D1"/>
          </chart:axis>
          <chart:axis chart:dimension="y" chart:name="primary-y" chart:style-name="ch5">
            <chart:title svg:x="0.798cm" svg:y="5.143cm" chart:style-name="ch6">
              <text:p>čas [ms]</text:p>
            </chart:title>
            <chart:grid chart:style-name="ch7" chart:class="major"/>
          </chart:axis>
          <chart:series chart:style-name="ch8" chart:values-cell-range-address="vysledky_obj.B2:vysledky_obj.D2" chart:label-cell-address="vysledky_obj.A2:vysledky_obj.A2" chart:class="chart:bar">
            <chart:data-point chart:repeated="3"/>
          </chart:series>
          <chart:series chart:style-name="ch9" chart:values-cell-range-address="vysledky_obj.B3:vysledky_obj.D3" chart:label-cell-address="vysledky_obj.A3:vysledky_obj.A3" chart:class="chart:bar">
            <chart:data-point chart:repeated="3"/>
          </chart:series>
          <chart:series chart:style-name="ch10" chart:values-cell-range-address="vysledky_obj.B4:vysledky_obj.D4" chart:label-cell-address="vysledky_obj.A4:vysledky_obj.A4" chart:class="chart:bar">
            <chart:data-point chart:repeated="3"/>
          </chart:series>
          <chart:series chart:style-name="ch11" chart:values-cell-range-address="vysledky_obj.B5:vysledky_obj.D5" chart:label-cell-address="vysledky_obj.A5:vysledky_obj.A5" chart:class="chart:bar">
            <chart:data-point chart:repeated="3"/>
          </chart:series>
          <chart:series chart:style-name="ch12" chart:values-cell-range-address="vysledky_obj.B6:vysledky_obj.D6" chart:label-cell-address="vysledky_obj.A6:vysledky_obj.A6" chart:class="chart:bar">
            <chart:data-point chart:repeated="3"/>
          </chart:series>
          <chart:series chart:style-name="ch13" chart:values-cell-range-address="vysledky_obj.B7:vysledky_obj.D7" chart:label-cell-address="vysledky_obj.A7:vysledky_obj.A7" chart:class="chart:bar">
            <chart:data-point chart:repeated="3"/>
          </chart:series>
          <chart:series chart:style-name="ch14" chart:values-cell-range-address="vysledky_obj.B8:vysledky_obj.D8" chart:label-cell-address="vysledky_obj.A8:vysledky_obj.A8" chart:class="chart:bar">
            <chart:data-point chart:repeated="3"/>
          </chart:series>
          <chart:series chart:style-name="ch15" chart:values-cell-range-address="vysledky_obj.B9:vysledky_obj.D9" chart:label-cell-address="vysledky_obj.A9:vysledky_obj.A9" chart:class="chart:bar">
            <chart:data-point chart:repeated="3"/>
          </chart:series>
          <chart:series chart:style-name="ch16" chart:values-cell-range-address="vysledky_obj.B10:vysledky_obj.D10" chart:label-cell-address="vysledky_obj.A10:vysledky_obj.A10" chart:class="chart:bar">
            <chart:data-point chart:repeated="3"/>
          </chart:series>
          <chart:series chart:style-name="ch17" chart:values-cell-range-address="vysledky_obj.B11:vysledky_obj.D11" chart:label-cell-address="vysledky_obj.A11:vysledky_obj.A11" chart:class="chart:bar">
            <chart:data-point chart:repeated="3"/>
          </chart:series>
          <chart:series chart:style-name="ch18" chart:values-cell-range-address="vysledky_obj.B12:vysledky_obj.D12" chart:label-cell-address="vysledky_obj.A12:vysledky_obj.A12" chart:class="chart:bar">
            <chart:data-point chart:repeated="3"/>
          </chart:series>
          <chart:series chart:style-name="ch19" chart:values-cell-range-address="vysledky_obj.B13:vysledky_obj.D13" chart:label-cell-address="vysledky_obj.A13:vysledky_obj.A13" chart:class="chart:bar">
            <chart:data-point chart:repeated="3"/>
          </chart:series>
          <chart:series chart:style-name="ch8" chart:values-cell-range-address="vysledky_obj.B14:vysledky_obj.D14" chart:label-cell-address="vysledky_obj.A14:vysledky_obj.A14" chart:class="chart:bar">
            <chart:data-point chart:repeated="3"/>
          </chart:series>
          <chart:series chart:style-name="ch9" chart:values-cell-range-address="vysledky_obj.B15:vysledky_obj.D15" chart:label-cell-address="vysledky_obj.A15:vysledky_obj.A1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vysledky_obj.B1:vysledky_obj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vysledky_obj.A2:vysledky_obj.A2</svg:desc>
                </draw:g>
              </table:table-cell>
              <table:table-cell office:value-type="float" office:value="1229.66666666667">
                <text:p>1229.66666666667</text:p>
                <draw:g>
                  <svg:desc>vysledky_obj.B2:vysledky_obj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vysledky_obj.A3:vysledky_obj.A3</svg:desc>
                </draw:g>
              </table:table-cell>
              <table:table-cell office:value-type="float" office:value="130.333333333333">
                <text:p>130.333333333333</text:p>
                <draw:g>
                  <svg:desc>vysledky_obj.B3:vysledky_obj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vysledky_obj.A4:vysledky_obj.A4</svg:desc>
                </draw:g>
              </table:table-cell>
              <table:table-cell office:value-type="float" office:value="130.666666666667">
                <text:p>130.666666666667</text:p>
                <draw:g>
                  <svg:desc>vysledky_obj.B4:vysledky_obj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vysledky_obj.A5:vysledky_obj.A5</svg:desc>
                </draw:g>
              </table:table-cell>
              <table:table-cell office:value-type="float" office:value="390.666666666667">
                <text:p>390.666666666667</text:p>
                <draw:g>
                  <svg:desc>vysledky_obj.B5:vysledky_obj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vysledky_obj.A6:vysledky_obj.A6</svg:desc>
                </draw:g>
              </table:table-cell>
              <table:table-cell office:value-type="float" office:value="971">
                <text:p>971</text:p>
                <draw:g>
                  <svg:desc>vysledky_obj.B6:vysledky_obj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vysledky_obj.A7:vysledky_obj.A7</svg:desc>
                </draw:g>
              </table:table-cell>
              <table:table-cell office:value-type="float" office:value="4.33333333333333">
                <text:p>4.33333333333333</text:p>
                <draw:g>
                  <svg:desc>vysledky_obj.B7:vysledky_obj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vysledky_obj.A8:vysledky_obj.A8</svg:desc>
                </draw:g>
              </table:table-cell>
              <table:table-cell office:value-type="float" office:value="118.666666666667">
                <text:p>118.666666666667</text:p>
                <draw:g>
                  <svg:desc>vysledky_obj.B8:vysledky_obj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vysledky_obj.A9:vysledky_obj.A9</svg:desc>
                </draw:g>
              </table:table-cell>
              <table:table-cell office:value-type="float" office:value="0.333333333333333">
                <text:p>0.333333333333333</text:p>
                <draw:g>
                  <svg:desc>vysledky_obj.B9:vysledky_obj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vysledky_obj.A10:vysledky_obj.A10</svg:desc>
                </draw:g>
              </table:table-cell>
              <table:table-cell office:value-type="float" office:value="865.666666666667">
                <text:p>865.666666666667</text:p>
                <draw:g>
                  <svg:desc>vysledky_obj.B10:vysledky_obj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vysledky_obj.A11:vysledky_obj.A11</svg:desc>
                </draw:g>
              </table:table-cell>
              <table:table-cell office:value-type="float" office:value="663">
                <text:p>663</text:p>
                <draw:g>
                  <svg:desc>vysledky_obj.B11:vysledky_obj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vysledky_obj.A12:vysledky_obj.A12</svg:desc>
                </draw:g>
              </table:table-cell>
              <table:table-cell office:value-type="float" office:value="0">
                <text:p>0</text:p>
                <draw:g>
                  <svg:desc>vysledky_obj.B12:vysledky_obj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vysledky_obj.A13:vysledky_obj.A13</svg:desc>
                </draw:g>
              </table:table-cell>
              <table:table-cell office:value-type="float" office:value="2.66666666666667">
                <text:p>2.66666666666667</text:p>
                <draw:g>
                  <svg:desc>vysledky_obj.B13:vysledky_obj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vysledky_obj.A14:vysledky_obj.A14</svg:desc>
                </draw:g>
              </table:table-cell>
              <table:table-cell office:value-type="float" office:value="100.666666666667">
                <text:p>100.666666666667</text:p>
                <draw:g>
                  <svg:desc>vysledky_obj.B14:vysledky_obj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vysledky_obj.A15:vysledky_obj.A15</svg:desc>
                </draw:g>
              </table:table-cell>
              <table:table-cell office:value-type="float" office:value="4607.66666666667">
                <text:p>4607.66666666667</text:p>
                <draw:g>
                  <svg:desc>vysledky_obj.B15:vysledky_obj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1cm" svg:height="5.852cm" xlink:href=".." xlink:type="simple" chart:class="chart:bar" chart:style-name="ch1">
        <chart:title svg:x="1.035cm" svg:y="0.253cm" chart:style-name="ch2">
          <text:p>Generování stromové struktury</text:p>
        </chart:title>
        <chart:plot-area chart:style-name="ch3" table:cell-range-address="List24.A1:List24.D2" chart:data-source-has-labels="both" svg:x="0.612cm" svg:y="1.383cm" svg:width="7.174cm" svg:height="3.932cm">
          <chartooo:coordinate-region svg:x="1.895cm" svg:y="1.582cm" svg:width="5.891cm" svg:height="3.08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2:List24.D2" chart:label-cell-address="List24.A2:List24.A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41cm" svg:y="0.251cm" chart:style-name="ch2">
          <text:p>Prohození potomků kořene</text:p>
        </chart:title>
        <chart:plot-area chart:style-name="ch3" table:cell-range-address="List24.B1:List24.D1 List24.A11:List24.D11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1:List24.D11" chart:label-cell-address="List24.A11:List24.A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14cm" svg:y="0.251cm" chart:style-name="ch2">
          <text:p>Průchod binárním stromem</text:p>
        </chart:title>
        <chart:plot-area chart:style-name="ch3" table:cell-range-address="List24.B1:List24.D1 List24.A12:List24.D12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2:List24.D12" chart:label-cell-address="List24.A12:List24.A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617cm" svg:y="0.251cm" chart:style-name="ch2">
          <text:p>Výpočet výšky stromu</text:p>
        </chart:title>
        <chart:plot-area chart:style-name="ch3" table:cell-range-address="List24.B1:List24.D1 List24.A13:List24.D13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3:List24.D13" chart:label-cell-address="List24.A13:List24.A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974cm" svg:y="0.251cm" chart:style-name="ch2">
          <text:p>Promazání stromu</text:p>
        </chart:title>
        <chart:plot-area chart:style-name="ch3" table:cell-range-address="List24.B1:List24.D1 List24.A14:List24.D14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4:List24.D14" chart:label-cell-address="List24.A14:List24.A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3.019cm" svg:y="0.251cm" chart:style-name="ch2">
          <text:p>Celkem</text:p>
        </chart:title>
        <chart:plot-area chart:style-name="ch3" table:cell-range-address="List24.B1:List24.D1 List24.A15:List24.D15" chart:data-source-has-labels="both" svg:x="0.602cm" svg:y="1.375cm" svg:width="6.729cm" svg:height="3.882cm">
          <chartooo:coordinate-region svg:x="2.07cm" svg:y="1.574cm" svg:width="5.26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5:List24.D15" chart:label-cell-address="List24.A15:List24.A1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5cm" svg:y="0.098cm" chart:style-name="ch2">
          <text:p>Generování stromové struktury</text:p>
        </chart:title>
        <chart:plot-area chart:style-name="ch3" table:cell-range-address="List24.E1:List24.W2 List24.A2:List24.A2" chart:data-source-has-labels="both" svg:x="-0.474cm" svg:y="0.85cm" svg:width="12.954cm" svg:height="11.176cm">
          <chartooo:coordinate-region svg:x="3.719cm" svg:y="0.85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2:List24.W2" chart:label-cell-address="List24.A2:List24.A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95.33333333333">
                <text:p>1195.33333333333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486.66666666667">
                <text:p>1486.66666666667</text:p>
              </table:table-cell>
              <table:table-cell office:value-type="float" office:value="1318.33333333333">
                <text:p>1318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cm" chart:style-name="ch2">
          <text:p>Nalezení kořene</text:p>
        </chart:title>
        <chart:plot-area chart:style-name="ch3" table:cell-range-address="List24.E1:List24.W1 List24.A3:List24.A3 List24.E3:List24.W3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3:List24.W3" chart:label-cell-address="List24.A3:List24.A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22">
                <text:p>222</text:p>
              </table:table-cell>
              <table:table-cell office:value-type="float" office:value="157">
                <text:p>15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2cm" chart:style-name="ch2">
          <text:p>Aktualizování kořene</text:p>
        </chart:title>
        <chart:plot-area chart:style-name="ch3" table:cell-range-address="List24.E1:List24.W1 List24.A4:List24.A4 List24.E4:List24.W4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4:List24.W4" chart:label-cell-address="List24.A4:List24.A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7">
                <text:p>4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8cm" svg:y="0.101cm" chart:style-name="ch2">
          <text:p>Nalezení listů</text:p>
        </chart:title>
        <chart:plot-area chart:style-name="ch3" table:cell-range-address="List24.E1:List24.W1 List24.A5:List24.A5 List24.E5:List24.W5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5:List24.W5" chart:label-cell-address="List24.A5:List24.A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70.666666666667">
                <text:p>470.666666666667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19.333333333333">
                <text:p>319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1cm" chart:style-name="ch2">
          <text:p>Přidání listů</text:p>
        </chart:title>
        <chart:plot-area chart:style-name="ch3" table:cell-range-address="List24.E1:List24.W1 List24.A6:List24.A6 List24.E6:List24.W6" chart:data-source-has-labels="both" svg:x="-0.475cm" svg:y="0.849cm" svg:width="12.954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6:List24.W6" chart:label-cell-address="List24.A6:List24.A6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56.66666666667">
                <text:p>1256.66666666667</text:p>
              </table:table-cell>
              <table:table-cell office:value-type="float" office:value="3655">
                <text:p>3655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673">
                <text:p>167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47cm" svg:height="5.792cm" xlink:href=".." xlink:type="simple" chart:class="chart:bar" chart:style-name="ch1">
        <chart:title svg:x="2.229cm" svg:y="0.251cm" chart:style-name="ch2">
          <text:p>Nalezení kořene</text:p>
        </chart:title>
        <chart:plot-area chart:style-name="ch3" table:cell-range-address="List24.B1:List24.D1 List24.A3:List24.D3" chart:data-source-has-labels="both" svg:x="0.604cm" svg:y="1.375cm" svg:width="6.835cm" svg:height="3.882cm">
          <chartooo:coordinate-region svg:x="1.702cm" svg:y="1.574cm" svg:width="5.737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3:List24.D3" chart:label-cell-address="List24.A3:List24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8cm" svg:y="0.103cm" chart:style-name="ch2">
          <text:p>Nalezení uzlů (procházením)</text:p>
        </chart:title>
        <chart:plot-area chart:style-name="ch3" table:cell-range-address="List24.E1:List24.W1 List24.A7:List24.A7 List24.E7:List24.W7" chart:data-source-has-labels="both" svg:x="-0.475cm" svg:y="0.849cm" svg:width="12.954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7:List24.W7" chart:label-cell-address="List24.A7:List24.A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8cm" svg:y="0.102cm" chart:style-name="ch2">
          <text:p>Nalezení uzlů (dotazem)</text:p>
        </chart:title>
        <chart:plot-area chart:style-name="ch3" table:cell-range-address="List24.E1:List24.W1 List24.A8:List24.A8 List24.E8:List24.W8" chart:data-source-has-labels="both" svg:x="-0.475cm" svg:y="0.849cm" svg:width="12.768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8:List24.W8" chart:label-cell-address="List24.A8:List24.A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2cm" chart:style-name="ch2">
          <text:p>Průchod stromem</text:p>
        </chart:title>
        <chart:plot-area chart:style-name="ch3" table:cell-range-address="List24.E1:List24.W1 List24.A9:List24.A9 List24.E9:List24.W9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9:List24.W9" chart:label-cell-address="List24.A9:List24.A9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4cm" chart:style-name="ch2">
          <text:p>Binární strom</text:p>
        </chart:title>
        <chart:plot-area chart:style-name="ch3" table:cell-range-address="List24.E1:List24.W1 List24.A10:List24.A10 List24.E10:List24.W10" chart:data-source-has-labels="both" svg:x="-0.475cm" svg:y="0.849cm" svg:width="12.954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0:List24.W10" chart:label-cell-address="List24.A10:List24.A10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1183.66666666667">
                <text:p>1183.66666666667</text:p>
              </table:table-cell>
              <table:table-cell office:value-type="float" office:value="7549">
                <text:p>7549</text:p>
              </table:table-cell>
              <table:table-cell office:value-type="float" office:value="1542.33333333333">
                <text:p>1542.33333333333</text:p>
              </table:table-cell>
              <table:table-cell office:value-type="float" office:value="2042.66666666667">
                <text:p>2042.66666666667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8cm" svg:y="0.103cm" chart:style-name="ch2">
          <text:p>Prohození potomků kořene</text:p>
        </chart:title>
        <chart:plot-area chart:style-name="ch3" table:cell-range-address="List24.E1:List24.W1 List24.A11:List24.A11 List24.E11:List24.W11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1:List24.W11" chart:label-cell-address="List24.A11:List24.A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21">
                <text:p>121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3cm" chart:style-name="ch2">
          <text:p>Průchod binárním stromem</text:p>
        </chart:title>
        <chart:plot-area chart:style-name="ch3" table:cell-range-address="List24.E1:List24.W1 List24.A12:List24.A12 List24.E12:List24.W12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2:List24.W12" chart:label-cell-address="List24.A12:List24.A1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56">
                <text:p>35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1">
                <text:p>9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5cm" chart:style-name="ch2">
          <text:p>Výpočet výšky stromu</text:p>
        </chart:title>
        <chart:plot-area chart:style-name="ch3" table:cell-range-address="List24.E1:List24.W1 List24.A13:List24.A13 List24.E13:List24.W13" chart:data-source-has-labels="both" svg:x="-0.475cm" svg:y="0.849cm" svg:width="12.954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3:List24.W13" chart:label-cell-address="List24.A13:List24.A1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4cm" chart:style-name="ch2">
          <text:p>Promazání stromu</text:p>
        </chart:title>
        <chart:plot-area chart:style-name="ch3" table:cell-range-address="List24.E1:List24.W1 List24.A14:List24.A14 List24.E14:List24.W14" chart:data-source-has-labels="both" svg:x="-0.475cm" svg:y="0.849cm" svg:width="13.046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4:List24.W14" chart:label-cell-address="List24.A14:List24.A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4cm" chart:style-name="ch2">
          <text:p>Celkem</text:p>
        </chart:title>
        <chart:plot-area chart:style-name="ch3" table:cell-range-address="List24.E1:List24.W1 List24.A15:List24.A15 List24.E15:List24.W15" chart:data-source-has-labels="both" svg:x="-0.475cm" svg:y="0.849cm" svg:width="13.046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5:List24.W15" chart:label-cell-address="List24.A15:List24.A1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5094">
                <text:p>5094</text:p>
              </table:table-cell>
              <table:table-cell office:value-type="float" office:value="14685">
                <text:p>14685</text:p>
              </table:table-cell>
              <table:table-cell office:value-type="float" office:value="5487.66666666667">
                <text:p>5487.66666666667</text:p>
              </table:table-cell>
              <table:table-cell office:value-type="float" office:value="5783">
                <text:p>578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1cm" svg:height="5.852cm" xlink:href=".." xlink:type="simple" chart:class="chart:bar" chart:style-name="ch1">
        <chart:title svg:x="1.035cm" svg:y="0.253cm" chart:style-name="ch2">
          <text:p>Generování stromové struktury</text:p>
        </chart:title>
        <chart:plot-area chart:style-name="ch3" table:cell-range-address="List24.A1:List24.D2" chart:data-source-has-labels="both" svg:x="0.612cm" svg:y="1.383cm" svg:width="7.174cm" svg:height="3.932cm">
          <chartooo:coordinate-region svg:x="1.895cm" svg:y="1.582cm" svg:width="5.891cm" svg:height="3.08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2:List24.D2" chart:label-cell-address="List24.A2:List24.A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749cm" svg:y="0.251cm" chart:style-name="ch2">
          <text:p>Aktualizování kořene</text:p>
        </chart:title>
        <chart:plot-area chart:style-name="ch3" table:cell-range-address="List24.B1:List24.D1 List24.A4:List24.D4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4:List24.D4" chart:label-cell-address="List24.A4:List24.A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47cm" svg:height="5.792cm" xlink:href=".." xlink:type="simple" chart:class="chart:bar" chart:style-name="ch1">
        <chart:title svg:x="2.229cm" svg:y="0.251cm" chart:style-name="ch2">
          <text:p>Nalezení kořene</text:p>
        </chart:title>
        <chart:plot-area chart:style-name="ch3" table:cell-range-address="List24.B1:List24.D1 List24.A3:List24.D3" chart:data-source-has-labels="both" svg:x="0.604cm" svg:y="1.375cm" svg:width="6.835cm" svg:height="3.882cm">
          <chartooo:coordinate-region svg:x="1.702cm" svg:y="1.574cm" svg:width="5.737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3:List24.D3" chart:label-cell-address="List24.A3:List24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749cm" svg:y="0.251cm" chart:style-name="ch2">
          <text:p>Aktualizování kořene</text:p>
        </chart:title>
        <chart:plot-area chart:style-name="ch3" table:cell-range-address="List24.B1:List24.D1 List24.A4:List24.D4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4:List24.D4" chart:label-cell-address="List24.A4:List24.A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64cm" svg:y="0.251cm" chart:style-name="ch2">
          <text:p>Nalezení listů</text:p>
        </chart:title>
        <chart:plot-area chart:style-name="ch3" table:cell-range-address="List24.B1:List24.D1 List24.A5:List24.D5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5:List24.D5" chart:label-cell-address="List24.A5:List24.A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596cm" svg:y="0.251cm" chart:style-name="ch2">
          <text:p>Přidání listů</text:p>
        </chart:title>
        <chart:plot-area chart:style-name="ch3" table:cell-range-address="List24.B1:List24.D1 List24.A6:List24.D6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6:List24.D6" chart:label-cell-address="List24.A6:List24.A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0.969cm" svg:y="0.251cm" chart:style-name="ch2">
          <text:p>Nalezení uzlů (procházením)</text:p>
        </chart:title>
        <chart:plot-area chart:style-name="ch3" table:cell-range-address="List24.B1:List24.D1 List24.A7:List24.D7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7:List24.D7" chart:label-cell-address="List24.A7:List24.A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419cm" svg:y="0.251cm" chart:style-name="ch2">
          <text:p>Nalezení uzlů (dotazem)</text:p>
        </chart:title>
        <chart:plot-area chart:style-name="ch3" table:cell-range-address="List24.B1:List24.D1 List24.A8:List24.D8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8:List24.D8" chart:label-cell-address="List24.A8:List24.A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027cm" svg:y="0.251cm" chart:style-name="ch2">
          <text:p>Průchod stromem</text:p>
        </chart:title>
        <chart:plot-area chart:style-name="ch3" table:cell-range-address="List24.B1:List24.D1 List24.A9:List24.D9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9:List24.D9" chart:label-cell-address="List24.A9:List24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37cm" svg:y="0.251cm" chart:style-name="ch2">
          <text:p>Binární strom</text:p>
        </chart:title>
        <chart:plot-area chart:style-name="ch3" table:cell-range-address="List24.B1:List24.D1 List24.A10:List24.D10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0:List24.D10" chart:label-cell-address="List24.A10:List24.A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41cm" svg:y="0.251cm" chart:style-name="ch2">
          <text:p>Prohození potomků kořene</text:p>
        </chart:title>
        <chart:plot-area chart:style-name="ch3" table:cell-range-address="List24.B1:List24.D1 List24.A11:List24.D11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1:List24.D11" chart:label-cell-address="List24.A11:List24.A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14cm" svg:y="0.251cm" chart:style-name="ch2">
          <text:p>Průchod binárním stromem</text:p>
        </chart:title>
        <chart:plot-area chart:style-name="ch3" table:cell-range-address="List24.B1:List24.D1 List24.A12:List24.D12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2:List24.D12" chart:label-cell-address="List24.A12:List24.A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64cm" svg:y="0.251cm" chart:style-name="ch2">
          <text:p>Nalezení listů</text:p>
        </chart:title>
        <chart:plot-area chart:style-name="ch3" table:cell-range-address="List24.B1:List24.D1 List24.A5:List24.D5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5:List24.D5" chart:label-cell-address="List24.A5:List24.A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617cm" svg:y="0.251cm" chart:style-name="ch2">
          <text:p>Výpočet výšky stromu</text:p>
        </chart:title>
        <chart:plot-area chart:style-name="ch3" table:cell-range-address="List24.B1:List24.D1 List24.A13:List24.D13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3:List24.D13" chart:label-cell-address="List24.A13:List24.A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974cm" svg:y="0.251cm" chart:style-name="ch2">
          <text:p>Promazání stromu</text:p>
        </chart:title>
        <chart:plot-area chart:style-name="ch3" table:cell-range-address="List24.B1:List24.D1 List24.A14:List24.D14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4:List24.D14" chart:label-cell-address="List24.A14:List24.A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3.019cm" svg:y="0.251cm" chart:style-name="ch2">
          <text:p>Celkem</text:p>
        </chart:title>
        <chart:plot-area chart:style-name="ch3" table:cell-range-address="List24.B1:List24.D1 List24.A15:List24.D15" chart:data-source-has-labels="both" svg:x="0.602cm" svg:y="1.375cm" svg:width="6.729cm" svg:height="3.882cm">
          <chartooo:coordinate-region svg:x="2.07cm" svg:y="1.574cm" svg:width="5.26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5:List24.D15" chart:label-cell-address="List24.A15:List24.A1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5cm" svg:y="0.098cm" chart:style-name="ch2">
          <text:p>Generování stromové struktury</text:p>
        </chart:title>
        <chart:plot-area chart:style-name="ch3" table:cell-range-address="List24.E1:List24.W2 List24.A2:List24.A2" chart:data-source-has-labels="both" svg:x="-0.474cm" svg:y="0.85cm" svg:width="12.954cm" svg:height="11.176cm">
          <chartooo:coordinate-region svg:x="3.719cm" svg:y="0.85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2:List24.W2" chart:label-cell-address="List24.A2:List24.A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95.33333333333">
                <text:p>1195.33333333333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486.66666666667">
                <text:p>1486.66666666667</text:p>
              </table:table-cell>
              <table:table-cell office:value-type="float" office:value="1318.33333333333">
                <text:p>1318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cm" chart:style-name="ch2">
          <text:p>Nalezení kořene</text:p>
        </chart:title>
        <chart:plot-area chart:style-name="ch3" table:cell-range-address="List24.E1:List24.W1 List24.A3:List24.A3 List24.E3:List24.W3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3:List24.W3" chart:label-cell-address="List24.A3:List24.A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22">
                <text:p>222</text:p>
              </table:table-cell>
              <table:table-cell office:value-type="float" office:value="157">
                <text:p>15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2cm" chart:style-name="ch2">
          <text:p>Aktualizování kořene</text:p>
        </chart:title>
        <chart:plot-area chart:style-name="ch3" table:cell-range-address="List24.E1:List24.W1 List24.A4:List24.A4 List24.E4:List24.W4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4:List24.W4" chart:label-cell-address="List24.A4:List24.A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7">
                <text:p>4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8cm" svg:y="0.101cm" chart:style-name="ch2">
          <text:p>Nalezení listů</text:p>
        </chart:title>
        <chart:plot-area chart:style-name="ch3" table:cell-range-address="List24.E1:List24.W1 List24.A5:List24.A5 List24.E5:List24.W5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5:List24.W5" chart:label-cell-address="List24.A5:List24.A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70.666666666667">
                <text:p>470.666666666667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19.333333333333">
                <text:p>319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1cm" chart:style-name="ch2">
          <text:p>Přidání listů</text:p>
        </chart:title>
        <chart:plot-area chart:style-name="ch3" table:cell-range-address="List24.E1:List24.W1 List24.A6:List24.A6 List24.E6:List24.W6" chart:data-source-has-labels="both" svg:x="-0.475cm" svg:y="0.849cm" svg:width="12.954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6:List24.W6" chart:label-cell-address="List24.A6:List24.A6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56.66666666667">
                <text:p>1256.66666666667</text:p>
              </table:table-cell>
              <table:table-cell office:value-type="float" office:value="3655">
                <text:p>3655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673">
                <text:p>167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8cm" svg:y="0.103cm" chart:style-name="ch2">
          <text:p>Nalezení uzlů (procházením)</text:p>
        </chart:title>
        <chart:plot-area chart:style-name="ch3" table:cell-range-address="List24.E1:List24.W1 List24.A7:List24.A7 List24.E7:List24.W7" chart:data-source-has-labels="both" svg:x="-0.475cm" svg:y="0.849cm" svg:width="12.954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7:List24.W7" chart:label-cell-address="List24.A7:List24.A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8cm" svg:y="0.102cm" chart:style-name="ch2">
          <text:p>Nalezení uzlů (dotazem)</text:p>
        </chart:title>
        <chart:plot-area chart:style-name="ch3" table:cell-range-address="List24.E1:List24.W1 List24.A8:List24.A8 List24.E8:List24.W8" chart:data-source-has-labels="both" svg:x="-0.475cm" svg:y="0.849cm" svg:width="12.768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8:List24.W8" chart:label-cell-address="List24.A8:List24.A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596cm" svg:y="0.251cm" chart:style-name="ch2">
          <text:p>Přidání listů</text:p>
        </chart:title>
        <chart:plot-area chart:style-name="ch3" table:cell-range-address="List24.B1:List24.D1 List24.A6:List24.D6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6:List24.D6" chart:label-cell-address="List24.A6:List24.A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2cm" chart:style-name="ch2">
          <text:p>Průchod stromem</text:p>
        </chart:title>
        <chart:plot-area chart:style-name="ch3" table:cell-range-address="List24.E1:List24.W1 List24.A9:List24.A9 List24.E9:List24.W9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9:List24.W9" chart:label-cell-address="List24.A9:List24.A9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4cm" chart:style-name="ch2">
          <text:p>Binární strom</text:p>
        </chart:title>
        <chart:plot-area chart:style-name="ch3" table:cell-range-address="List24.E1:List24.W1 List24.A10:List24.A10 List24.E10:List24.W10" chart:data-source-has-labels="both" svg:x="-0.475cm" svg:y="0.849cm" svg:width="12.954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0:List24.W10" chart:label-cell-address="List24.A10:List24.A10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1183.66666666667">
                <text:p>1183.66666666667</text:p>
              </table:table-cell>
              <table:table-cell office:value-type="float" office:value="7549">
                <text:p>7549</text:p>
              </table:table-cell>
              <table:table-cell office:value-type="float" office:value="1542.33333333333">
                <text:p>1542.33333333333</text:p>
              </table:table-cell>
              <table:table-cell office:value-type="float" office:value="2042.66666666667">
                <text:p>2042.66666666667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8cm" svg:y="0.103cm" chart:style-name="ch2">
          <text:p>Prohození potomků kořene</text:p>
        </chart:title>
        <chart:plot-area chart:style-name="ch3" table:cell-range-address="List24.E1:List24.W1 List24.A11:List24.A11 List24.E11:List24.W11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1:List24.W11" chart:label-cell-address="List24.A11:List24.A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21">
                <text:p>121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3cm" chart:style-name="ch2">
          <text:p>Průchod binárním stromem</text:p>
        </chart:title>
        <chart:plot-area chart:style-name="ch3" table:cell-range-address="List24.E1:List24.W1 List24.A12:List24.A12 List24.E12:List24.W12" chart:data-source-has-labels="both" svg:x="-0.475cm" svg:y="0.849cm" svg:width="12.861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2:List24.W12" chart:label-cell-address="List24.A12:List24.A1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56">
                <text:p>35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1">
                <text:p>9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5cm" chart:style-name="ch2">
          <text:p>Výpočet výšky stromu</text:p>
        </chart:title>
        <chart:plot-area chart:style-name="ch3" table:cell-range-address="List24.E1:List24.W1 List24.A13:List24.A13 List24.E13:List24.W13" chart:data-source-has-labels="both" svg:x="-0.475cm" svg:y="0.849cm" svg:width="12.954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3:List24.W13" chart:label-cell-address="List24.A13:List24.A1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4cm" chart:style-name="ch2">
          <text:p>Promazání stromu</text:p>
        </chart:title>
        <chart:plot-area chart:style-name="ch3" table:cell-range-address="List24.E1:List24.W1 List24.A14:List24.A14 List24.E14:List24.W14" chart:data-source-has-labels="both" svg:x="-0.475cm" svg:y="0.849cm" svg:width="13.046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4:List24.W14" chart:label-cell-address="List24.A14:List24.A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cm" svg:height="12.249cm" xlink:href=".." xlink:type="simple" chart:class="chart:bar" chart:style-name="ch1">
        <chart:title svg:x="3.107cm" svg:y="0.104cm" chart:style-name="ch2">
          <text:p>Celkem</text:p>
        </chart:title>
        <chart:plot-area chart:style-name="ch3" table:cell-range-address="List24.E1:List24.W1 List24.A15:List24.A15 List24.E15:List24.W15" chart:data-source-has-labels="both" svg:x="-0.475cm" svg:y="0.849cm" svg:width="13.046cm" svg:height="11.176cm">
          <chartooo:coordinate-region svg:x="3.718cm" svg:y="0.849cm" svg:width="8.243cm" svg:height="10.529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5:List24.W15" chart:label-cell-address="List24.A15:List24.A1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5094">
                <text:p>5094</text:p>
              </table:table-cell>
              <table:table-cell office:value-type="float" office:value="14685">
                <text:p>14685</text:p>
              </table:table-cell>
              <table:table-cell office:value-type="float" office:value="5487.66666666667">
                <text:p>5487.66666666667</text:p>
              </table:table-cell>
              <table:table-cell office:value-type="float" office:value="5783">
                <text:p>578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0.969cm" svg:y="0.251cm" chart:style-name="ch2">
          <text:p>Nalezení uzlů (procházením)</text:p>
        </chart:title>
        <chart:plot-area chart:style-name="ch3" table:cell-range-address="List24.B1:List24.D1 List24.A7:List24.D7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7:List24.D7" chart:label-cell-address="List24.A7:List24.A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419cm" svg:y="0.251cm" chart:style-name="ch2">
          <text:p>Nalezení uzlů (dotazem)</text:p>
        </chart:title>
        <chart:plot-area chart:style-name="ch3" table:cell-range-address="List24.B1:List24.D1 List24.A8:List24.D8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8:List24.D8" chart:label-cell-address="List24.A8:List24.A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027cm" svg:y="0.251cm" chart:style-name="ch2">
          <text:p>Průchod stromem</text:p>
        </chart:title>
        <chart:plot-area chart:style-name="ch3" table:cell-range-address="List24.B1:List24.D1 List24.A9:List24.D9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9:List24.D9" chart:label-cell-address="List24.A9:List24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37cm" svg:y="0.251cm" chart:style-name="ch2">
          <text:p>Binární strom</text:p>
        </chart:title>
        <chart:plot-area chart:style-name="ch3" table:cell-range-address="List24.B1:List24.D1 List24.A10:List24.D10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0:List24.D10" chart:label-cell-address="List24.A10:List24.A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